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5.06pt"/>
    </style:style>
    <style:style style:name="co13" style:family="table-column">
      <style:table-column-properties fo:break-before="auto" style:column-width="18.74pt"/>
    </style:style>
    <style:style style:name="co14" style:family="table-column">
      <style:table-column-properties fo:break-before="auto" style:column-width="5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31566" calcext:value-type="float">
            <text:p>0.0131566</text:p>
          </table:table-cell>
          <table:table-cell office:value-type="float" office:value="100" calcext:value-type="float">
            <text:p>100</text:p>
          </table:table-cell>
          <table:table-cell office:value-type="float" office:value="0.000131566" calcext:value-type="float">
            <text:p>0.000131566</text:p>
          </table:table-cell>
          <table:table-cell office:value-type="float" office:value="0.000106541" calcext:value-type="float">
            <text:p>0.000106541</text:p>
          </table:table-cell>
          <table:table-cell office:value-type="float" office:value="0.000212095" calcext:value-type="float">
            <text:p>0.000212095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10.92" calcext:value-type="float">
            <text:p>10.9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139939" calcext:value-type="float">
            <text:p>0.0139939</text:p>
          </table:table-cell>
          <table:table-cell office:value-type="float" office:value="100" calcext:value-type="float">
            <text:p>100</text:p>
          </table:table-cell>
          <table:table-cell office:value-type="float" office:value="0.000139939" calcext:value-type="float">
            <text:p>0.000139939</text:p>
          </table:table-cell>
          <table:table-cell office:value-type="float" office:value="0.00010777" calcext:value-type="float">
            <text:p>0.00010777</text:p>
          </table:table-cell>
          <table:table-cell office:value-type="float" office:value="0.000244788" calcext:value-type="float">
            <text:p>0.000244788</text:p>
          </table:table-cell>
          <table:table-cell office:value-type="float" office:value="1178" calcext:value-type="float">
            <text:p>1178</text:p>
          </table:table-cell>
          <table:table-cell office:value-type="float" office:value="100" calcext:value-type="float">
            <text:p>100</text:p>
          </table:table-cell>
          <table:table-cell office:value-type="float" office:value="11.78" calcext:value-type="float">
            <text:p>11.7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144299" calcext:value-type="float">
            <text:p>0.0144299</text:p>
          </table:table-cell>
          <table:table-cell office:value-type="float" office:value="100" calcext:value-type="float">
            <text:p>100</text:p>
          </table:table-cell>
          <table:table-cell office:value-type="float" office:value="0.000144299" calcext:value-type="float">
            <text:p>0.000144299</text:p>
          </table:table-cell>
          <table:table-cell office:value-type="float" office:value="0.000106116" calcext:value-type="float">
            <text:p>0.000106116</text:p>
          </table:table-cell>
          <table:table-cell office:value-type="float" office:value="0.000234916" calcext:value-type="float">
            <text:p>0.000234916</text:p>
          </table:table-cell>
          <table:table-cell office:value-type="float" office:value="1269" calcext:value-type="float">
            <text:p>1269</text:p>
          </table:table-cell>
          <table:table-cell office:value-type="float" office:value="100" calcext:value-type="float">
            <text:p>100</text:p>
          </table:table-cell>
          <table:table-cell office:value-type="float" office:value="12.69" calcext:value-type="float">
            <text:p>12.6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155131" calcext:value-type="float">
            <text:p>0.0155131</text:p>
          </table:table-cell>
          <table:table-cell office:value-type="float" office:value="100" calcext:value-type="float">
            <text:p>100</text:p>
          </table:table-cell>
          <table:table-cell office:value-type="float" office:value="0.000155131" calcext:value-type="float">
            <text:p>0.000155131</text:p>
          </table:table-cell>
          <table:table-cell office:value-type="float" office:value="0.000107313" calcext:value-type="float">
            <text:p>0.000107313</text:p>
          </table:table-cell>
          <table:table-cell office:value-type="float" office:value="0.000278035" calcext:value-type="float">
            <text:p>0.000278035</text:p>
          </table:table-cell>
          <table:table-cell office:value-type="float" office:value="1340" calcext:value-type="float">
            <text:p>1340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.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float" office:value="2.42" calcext:value-type="float">
            <text:p>2.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float" office:value="2.42" calcext:value-type="float">
            <text:p>2.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49059" calcext:value-type="float">
            <text:p>0.0149059</text:p>
          </table:table-cell>
          <table:table-cell office:value-type="float" office:value="100" calcext:value-type="float">
            <text:p>100</text:p>
          </table:table-cell>
          <table:table-cell office:value-type="float" office:value="0.000149059" calcext:value-type="float">
            <text:p>0.000149059</text:p>
          </table:table-cell>
          <table:table-cell office:value-type="float" office:value="0.000110703" calcext:value-type="float">
            <text:p>0.000110703</text:p>
          </table:table-cell>
          <table:table-cell office:value-type="float" office:value="0.000231238" calcext:value-type="float">
            <text:p>0.000231238</text:p>
          </table:table-cell>
          <table:table-cell office:value-type="float" office:value="1460" calcext:value-type="float">
            <text:p>1460</text:p>
          </table:table-cell>
          <table:table-cell office:value-type="float" office:value="100" calcext:value-type="float">
            <text:p>100</text:p>
          </table:table-cell>
          <table:table-cell office:value-type="float" office:value="14.6" calcext:value-type="float">
            <text:p>14.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148225" calcext:value-type="float">
            <text:p>0.0148225</text:p>
          </table:table-cell>
          <table:table-cell office:value-type="float" office:value="100" calcext:value-type="float">
            <text:p>100</text:p>
          </table:table-cell>
          <table:table-cell office:value-type="float" office:value="0.000148225" calcext:value-type="float">
            <text:p>0.000148225</text:p>
          </table:table-cell>
          <table:table-cell office:value-type="float" office:value="0.000110016" calcext:value-type="float">
            <text:p>0.000110016</text:p>
          </table:table-cell>
          <table:table-cell office:value-type="float" office:value="0.000239163" calcext:value-type="float">
            <text:p>0.000239163</text:p>
          </table:table-cell>
          <table:table-cell office:value-type="float" office:value="1596" calcext:value-type="float">
            <text:p>1596</text:p>
          </table:table-cell>
          <table:table-cell office:value-type="float" office:value="100" calcext:value-type="float">
            <text:p>100</text:p>
          </table:table-cell>
          <table:table-cell office:value-type="float" office:value="15.96" calcext:value-type="float">
            <text:p>15.9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150161" calcext:value-type="float">
            <text:p>0.0150161</text:p>
          </table:table-cell>
          <table:table-cell office:value-type="float" office:value="100" calcext:value-type="float">
            <text:p>100</text:p>
          </table:table-cell>
          <table:table-cell office:value-type="float" office:value="0.000150161" calcext:value-type="float">
            <text:p>0.000150161</text:p>
          </table:table-cell>
          <table:table-cell office:value-type="float" office:value="0.000108783" calcext:value-type="float">
            <text:p>0.000108783</text:p>
          </table:table-cell>
          <table:table-cell office:value-type="float" office:value="0.000245342" calcext:value-type="float">
            <text:p>0.000245342</text:p>
          </table:table-cell>
          <table:table-cell office:value-type="float" office:value="1695" calcext:value-type="float">
            <text:p>1695</text:p>
          </table:table-cell>
          <table:table-cell office:value-type="float" office:value="100" calcext:value-type="float">
            <text:p>100</text:p>
          </table:table-cell>
          <table:table-cell office:value-type="float" office:value="16.95" calcext:value-type="float">
            <text:p>16.9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142388" calcext:value-type="float">
            <text:p>0.0142388</text:p>
          </table:table-cell>
          <table:table-cell office:value-type="float" office:value="100" calcext:value-type="float">
            <text:p>100</text:p>
          </table:table-cell>
          <table:table-cell office:value-type="float" office:value="0.000142388" calcext:value-type="float">
            <text:p>0.000142388</text:p>
          </table:table-cell>
          <table:table-cell office:value-type="float" office:value="0.000102819" calcext:value-type="float">
            <text:p>0.000102819</text:p>
          </table:table-cell>
          <table:table-cell office:value-type="float" office:value="0.000225977" calcext:value-type="float">
            <text:p>0.000225977</text:p>
          </table:table-cell>
          <table:table-cell office:value-type="float" office:value="1953" calcext:value-type="float">
            <text:p>1953</text:p>
          </table:table-cell>
          <table:table-cell office:value-type="float" office:value="100" calcext:value-type="float">
            <text:p>100</text:p>
          </table:table-cell>
          <table:table-cell office:value-type="float" office:value="19.53" calcext:value-type="float">
            <text:p>19.5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143783" calcext:value-type="float">
            <text:p>0.0143783</text:p>
          </table:table-cell>
          <table:table-cell office:value-type="float" office:value="100" calcext:value-type="float">
            <text:p>100</text:p>
          </table:table-cell>
          <table:table-cell office:value-type="float" office:value="0.000143783" calcext:value-type="float">
            <text:p>0.000143783</text:p>
          </table:table-cell>
          <table:table-cell office:value-type="float" office:value="0.000104475" calcext:value-type="float">
            <text:p>0.000104475</text:p>
          </table:table-cell>
          <table:table-cell office:value-type="float" office:value="0.000216443" calcext:value-type="float">
            <text:p>0.000216443</text:p>
          </table:table-cell>
          <table:table-cell office:value-type="float" office:value="2467" calcext:value-type="float">
            <text:p>2467</text:p>
          </table:table-cell>
          <table:table-cell office:value-type="float" office:value="100" calcext:value-type="float">
            <text:p>100</text:p>
          </table:table-cell>
          <table:table-cell office:value-type="float" office:value="24.67" calcext:value-type="float">
            <text:p>24.6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81109" calcext:value-type="float">
            <text:p>0.0181109</text:p>
          </table:table-cell>
          <table:table-cell office:value-type="float" office:value="100" calcext:value-type="float">
            <text:p>100</text:p>
          </table:table-cell>
          <table:table-cell office:value-type="float" office:value="0.000181109" calcext:value-type="float">
            <text:p>0.000181109</text:p>
          </table:table-cell>
          <table:table-cell office:value-type="float" office:value="0.000138184" calcext:value-type="float">
            <text:p>0.000138184</text:p>
          </table:table-cell>
          <table:table-cell office:value-type="float" office:value="0.000273716" calcext:value-type="float">
            <text:p>0.000273716</text:p>
          </table:table-cell>
          <table:table-cell office:value-type="float" office:value="1633" calcext:value-type="float">
            <text:p>1633</text:p>
          </table:table-cell>
          <table:table-cell office:value-type="float" office:value="100" calcext:value-type="float">
            <text:p>100</text:p>
          </table:table-cell>
          <table:table-cell office:value-type="float" office:value="16.33" calcext:value-type="float">
            <text:p>16.3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205504" calcext:value-type="float">
            <text:p>0.0205504</text:p>
          </table:table-cell>
          <table:table-cell office:value-type="float" office:value="100" calcext:value-type="float">
            <text:p>100</text:p>
          </table:table-cell>
          <table:table-cell office:value-type="float" office:value="0.000205504" calcext:value-type="float">
            <text:p>0.000205504</text:p>
          </table:table-cell>
          <table:table-cell office:value-type="float" office:value="0.000141671" calcext:value-type="float">
            <text:p>0.000141671</text:p>
          </table:table-cell>
          <table:table-cell office:value-type="float" office:value="0.000324689" calcext:value-type="float">
            <text:p>0.000324689</text:p>
          </table:table-cell>
          <table:table-cell office:value-type="float" office:value="1753" calcext:value-type="float">
            <text:p>1753</text:p>
          </table:table-cell>
          <table:table-cell office:value-type="float" office:value="100" calcext:value-type="float">
            <text:p>100</text:p>
          </table:table-cell>
          <table:table-cell office:value-type="float" office:value="17.53" calcext:value-type="float">
            <text:p>17.5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219213" calcext:value-type="float">
            <text:p>0.0219213</text:p>
          </table:table-cell>
          <table:table-cell office:value-type="float" office:value="100" calcext:value-type="float">
            <text:p>100</text:p>
          </table:table-cell>
          <table:table-cell office:value-type="float" office:value="0.000219213" calcext:value-type="float">
            <text:p>0.000219213</text:p>
          </table:table-cell>
          <table:table-cell office:value-type="float" office:value="0.000145771" calcext:value-type="float">
            <text:p>0.000145771</text:p>
          </table:table-cell>
          <table:table-cell office:value-type="float" office:value="0.000399043" calcext:value-type="float">
            <text:p>0.000399043</text:p>
          </table:table-cell>
          <table:table-cell office:value-type="float" office:value="1931" calcext:value-type="float">
            <text:p>1931</text:p>
          </table:table-cell>
          <table:table-cell office:value-type="float" office:value="100" calcext:value-type="float">
            <text:p>100</text:p>
          </table:table-cell>
          <table:table-cell office:value-type="float" office:value="19.31" calcext:value-type="float">
            <text:p>19.3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230563" calcext:value-type="float">
            <text:p>0.0230563</text:p>
          </table:table-cell>
          <table:table-cell office:value-type="float" office:value="100" calcext:value-type="float">
            <text:p>100</text:p>
          </table:table-cell>
          <table:table-cell office:value-type="float" office:value="0.000230563" calcext:value-type="float">
            <text:p>0.000230563</text:p>
          </table:table-cell>
          <table:table-cell office:value-type="float" office:value="0.000145779" calcext:value-type="float">
            <text:p>0.000145779</text:p>
          </table:table-cell>
          <table:table-cell office:value-type="float" office:value="0.000415938" calcext:value-type="float">
            <text:p>0.000415938</text:p>
          </table:table-cell>
          <table:table-cell office:value-type="float" office:value="2155" calcext:value-type="float">
            <text:p>2155</text:p>
          </table:table-cell>
          <table:table-cell office:value-type="float" office:value="100" calcext:value-type="float">
            <text:p>100</text:p>
          </table:table-cell>
          <table:table-cell office:value-type="float" office:value="21.55" calcext:value-type="float">
            <text:p>21.5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float" office:value="2.82" calcext:value-type="float">
            <text:p>2.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float" office:value="2.82" calcext:value-type="float">
            <text:p>2.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230647" calcext:value-type="float">
            <text:p>0.0230647</text:p>
          </table:table-cell>
          <table:table-cell office:value-type="float" office:value="100" calcext:value-type="float">
            <text:p>100</text:p>
          </table:table-cell>
          <table:table-cell office:value-type="float" office:value="0.000230647" calcext:value-type="float">
            <text:p>0.000230647</text:p>
          </table:table-cell>
          <table:table-cell office:value-type="float" office:value="0.000153402" calcext:value-type="float">
            <text:p>0.000153402</text:p>
          </table:table-cell>
          <table:table-cell office:value-type="float" office:value="0.000392989" calcext:value-type="float">
            <text:p>0.000392989</text:p>
          </table:table-cell>
          <table:table-cell office:value-type="float" office:value="2353" calcext:value-type="float">
            <text:p>2353</text:p>
          </table:table-cell>
          <table:table-cell office:value-type="float" office:value="100" calcext:value-type="float">
            <text:p>100</text:p>
          </table:table-cell>
          <table:table-cell office:value-type="float" office:value="23.53" calcext:value-type="float">
            <text:p>23.5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0224848" calcext:value-type="float">
            <text:p>0.0224848</text:p>
          </table:table-cell>
          <table:table-cell office:value-type="float" office:value="100" calcext:value-type="float">
            <text:p>100</text:p>
          </table:table-cell>
          <table:table-cell office:value-type="float" office:value="0.000224848" calcext:value-type="float">
            <text:p>0.000224848</text:p>
          </table:table-cell>
          <table:table-cell office:value-type="float" office:value="0.000145016" calcext:value-type="float">
            <text:p>0.000145016</text:p>
          </table:table-cell>
          <table:table-cell office:value-type="float" office:value="0.00040231" calcext:value-type="float">
            <text:p>0.00040231</text:p>
          </table:table-cell>
          <table:table-cell office:value-type="float" office:value="2464" calcext:value-type="float">
            <text:p>2464</text:p>
          </table:table-cell>
          <table:table-cell office:value-type="float" office:value="100" calcext:value-type="float">
            <text:p>100</text:p>
          </table:table-cell>
          <table:table-cell office:value-type="float" office:value="24.64" calcext:value-type="float">
            <text:p>24.6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0219345" calcext:value-type="float">
            <text:p>0.0219345</text:p>
          </table:table-cell>
          <table:table-cell office:value-type="float" office:value="100" calcext:value-type="float">
            <text:p>100</text:p>
          </table:table-cell>
          <table:table-cell office:value-type="float" office:value="0.000219345" calcext:value-type="float">
            <text:p>0.000219345</text:p>
          </table:table-cell>
          <table:table-cell office:value-type="float" office:value="0.000142018" calcext:value-type="float">
            <text:p>0.000142018</text:p>
          </table:table-cell>
          <table:table-cell office:value-type="float" office:value="0.000423723" calcext:value-type="float">
            <text:p>0.000423723</text:p>
          </table:table-cell>
          <table:table-cell office:value-type="float" office:value="2740" calcext:value-type="float">
            <text:p>2740</text:p>
          </table:table-cell>
          <table:table-cell office:value-type="float" office:value="100" calcext:value-type="float">
            <text:p>100</text:p>
          </table:table-cell>
          <table:table-cell office:value-type="float" office:value="27.4" calcext:value-type="float">
            <text:p>27.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74" calcext:value-type="float">
            <text:p>374</text:p>
          </table:table-cell>
          <table:table-cell office:value-type="float" office:value="100" calcext:value-type="float">
            <text:p>100</text:p>
          </table:table-cell>
          <table:table-cell office:value-type="float" office:value="3.74" calcext:value-type="float">
            <text:p>3.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4" calcext:value-type="float">
            <text:p>374</text:p>
          </table:table-cell>
          <table:table-cell office:value-type="float" office:value="100" calcext:value-type="float">
            <text:p>100</text:p>
          </table:table-cell>
          <table:table-cell office:value-type="float" office:value="3.74" calcext:value-type="float">
            <text:p>3.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0211628" calcext:value-type="float">
            <text:p>0.0211628</text:p>
          </table:table-cell>
          <table:table-cell office:value-type="float" office:value="100" calcext:value-type="float">
            <text:p>100</text:p>
          </table:table-cell>
          <table:table-cell office:value-type="float" office:value="0.000211628" calcext:value-type="float">
            <text:p>0.000211628</text:p>
          </table:table-cell>
          <table:table-cell office:value-type="float" office:value="0.000136256" calcext:value-type="float">
            <text:p>0.000136256</text:p>
          </table:table-cell>
          <table:table-cell office:value-type="float" office:value="0.00038348" calcext:value-type="float">
            <text:p>0.00038348</text:p>
          </table:table-cell>
          <table:table-cell office:value-type="float" office:value="3477" calcext:value-type="float">
            <text:p>3477</text:p>
          </table:table-cell>
          <table:table-cell office:value-type="float" office:value="100" calcext:value-type="float">
            <text:p>100</text:p>
          </table:table-cell>
          <table:table-cell office:value-type="float" office:value="34.77" calcext:value-type="float">
            <text:p>34.7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423" calcext:value-type="float">
            <text:p>423</text:p>
          </table:table-cell>
          <table:table-cell office:value-type="float" office:value="100" calcext:value-type="float">
            <text:p>100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100" calcext:value-type="float">
            <text:p>100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0218782" calcext:value-type="float">
            <text:p>0.0218782</text:p>
          </table:table-cell>
          <table:table-cell office:value-type="float" office:value="100" calcext:value-type="float">
            <text:p>100</text:p>
          </table:table-cell>
          <table:table-cell office:value-type="float" office:value="0.000218782" calcext:value-type="float">
            <text:p>0.000218782</text:p>
          </table:table-cell>
          <table:table-cell office:value-type="float" office:value="0.000138785" calcext:value-type="float">
            <text:p>0.000138785</text:p>
          </table:table-cell>
          <table:table-cell office:value-type="float" office:value="0.000381311" calcext:value-type="float">
            <text:p>0.000381311</text:p>
          </table:table-cell>
          <table:table-cell office:value-type="float" office:value="4604" calcext:value-type="float">
            <text:p>4604</text:p>
          </table:table-cell>
          <table:table-cell office:value-type="float" office:value="100" calcext:value-type="float">
            <text:p>100</text:p>
          </table:table-cell>
          <table:table-cell office:value-type="float" office:value="46.04" calcext:value-type="float">
            <text:p>46.04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493" calcext:value-type="float">
            <text:p>493</text:p>
          </table:table-cell>
          <table:table-cell office:value-type="float" office:value="100" calcext:value-type="float">
            <text:p>100</text:p>
          </table:table-cell>
          <table:table-cell office:value-type="float" office:value="4.93" calcext:value-type="float">
            <text:p>4.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100" calcext:value-type="float">
            <text:p>100</text:p>
          </table:table-cell>
          <table:table-cell office:value-type="float" office:value="4.93" calcext:value-type="float">
            <text:p>4.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59269" calcext:value-type="float">
            <text:p>0.0259269</text:p>
          </table:table-cell>
          <table:table-cell office:value-type="float" office:value="100" calcext:value-type="float">
            <text:p>100</text:p>
          </table:table-cell>
          <table:table-cell office:value-type="float" office:value="0.000259269" calcext:value-type="float">
            <text:p>0.000259269</text:p>
          </table:table-cell>
          <table:table-cell office:value-type="float" office:value="0.000185628" calcext:value-type="float">
            <text:p>0.000185628</text:p>
          </table:table-cell>
          <table:table-cell office:value-type="float" office:value="0.000523899" calcext:value-type="float">
            <text:p>0.000523899</text:p>
          </table:table-cell>
          <table:table-cell office:value-type="float" office:value="2285" calcext:value-type="float">
            <text:p>2285</text:p>
          </table:table-cell>
          <table:table-cell office:value-type="float" office:value="100" calcext:value-type="float">
            <text:p>100</text:p>
          </table:table-cell>
          <table:table-cell office:value-type="float" office:value="22.85" calcext:value-type="float">
            <text:p>22.8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299034" calcext:value-type="float">
            <text:p>0.0299034</text:p>
          </table:table-cell>
          <table:table-cell office:value-type="float" office:value="100" calcext:value-type="float">
            <text:p>100</text:p>
          </table:table-cell>
          <table:table-cell office:value-type="float" office:value="0.000299034" calcext:value-type="float">
            <text:p>0.000299034</text:p>
          </table:table-cell>
          <table:table-cell office:value-type="float" office:value="0.000202026" calcext:value-type="float">
            <text:p>0.000202026</text:p>
          </table:table-cell>
          <table:table-cell office:value-type="float" office:value="0.000716647" calcext:value-type="float">
            <text:p>0.000716647</text:p>
          </table:table-cell>
          <table:table-cell office:value-type="float" office:value="2451" calcext:value-type="float">
            <text:p>2451</text:p>
          </table:table-cell>
          <table:table-cell office:value-type="float" office:value="100" calcext:value-type="float">
            <text:p>100</text:p>
          </table:table-cell>
          <table:table-cell office:value-type="float" office:value="24.51" calcext:value-type="float">
            <text:p>24.5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341388" calcext:value-type="float">
            <text:p>0.0341388</text:p>
          </table:table-cell>
          <table:table-cell office:value-type="float" office:value="100" calcext:value-type="float">
            <text:p>100</text:p>
          </table:table-cell>
          <table:table-cell office:value-type="float" office:value="0.000341388" calcext:value-type="float">
            <text:p>0.000341388</text:p>
          </table:table-cell>
          <table:table-cell office:value-type="float" office:value="0.00019135" calcext:value-type="float">
            <text:p>0.00019135</text:p>
          </table:table-cell>
          <table:table-cell office:value-type="float" office:value="0.000742183" calcext:value-type="float">
            <text:p>0.000742183</text:p>
          </table:table-cell>
          <table:table-cell office:value-type="float" office:value="2746" calcext:value-type="float">
            <text:p>2746</text:p>
          </table:table-cell>
          <table:table-cell office:value-type="float" office:value="100" calcext:value-type="float">
            <text:p>100</text:p>
          </table:table-cell>
          <table:table-cell office:value-type="float" office:value="27.46" calcext:value-type="float">
            <text:p>27.4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2.6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100" calcext:value-type="float">
            <text:p>100</text:p>
          </table:table-cell>
          <table:table-cell office:value-type="float" office:value="2.67" calcext:value-type="float">
            <text:p>2.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349393" calcext:value-type="float">
            <text:p>0.0349393</text:p>
          </table:table-cell>
          <table:table-cell office:value-type="float" office:value="100" calcext:value-type="float">
            <text:p>100</text:p>
          </table:table-cell>
          <table:table-cell office:value-type="float" office:value="0.000349393" calcext:value-type="float">
            <text:p>0.000349393</text:p>
          </table:table-cell>
          <table:table-cell office:value-type="float" office:value="0.000200128" calcext:value-type="float">
            <text:p>0.000200128</text:p>
          </table:table-cell>
          <table:table-cell office:value-type="float" office:value="0.000647988" calcext:value-type="float">
            <text:p>0.000647988</text:p>
          </table:table-cell>
          <table:table-cell office:value-type="float" office:value="2847" calcext:value-type="float">
            <text:p>2847</text:p>
          </table:table-cell>
          <table:table-cell office:value-type="float" office:value="100" calcext:value-type="float">
            <text:p>100</text:p>
          </table:table-cell>
          <table:table-cell office:value-type="float" office:value="28.47" calcext:value-type="float">
            <text:p>28.47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2.87" calcext:value-type="float">
            <text:p>2.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349935" calcext:value-type="float">
            <text:p>0.0349935</text:p>
          </table:table-cell>
          <table:table-cell office:value-type="float" office:value="100" calcext:value-type="float">
            <text:p>100</text:p>
          </table:table-cell>
          <table:table-cell office:value-type="float" office:value="0.000349935" calcext:value-type="float">
            <text:p>0.000349935</text:p>
          </table:table-cell>
          <table:table-cell office:value-type="float" office:value="0.000195692" calcext:value-type="float">
            <text:p>0.000195692</text:p>
          </table:table-cell>
          <table:table-cell office:value-type="float" office:value="0.000628936" calcext:value-type="float">
            <text:p>0.000628936</text:p>
          </table:table-cell>
          <table:table-cell office:value-type="float" office:value="3388" calcext:value-type="float">
            <text:p>3388</text:p>
          </table:table-cell>
          <table:table-cell office:value-type="float" office:value="100" calcext:value-type="float">
            <text:p>100</text:p>
          </table:table-cell>
          <table:table-cell office:value-type="float" office:value="33.88" calcext:value-type="float">
            <text:p>33.8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35" calcext:value-type="float">
            <text:p>335</text:p>
          </table:table-cell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0337177" calcext:value-type="float">
            <text:p>0.0337177</text:p>
          </table:table-cell>
          <table:table-cell office:value-type="float" office:value="100" calcext:value-type="float">
            <text:p>100</text:p>
          </table:table-cell>
          <table:table-cell office:value-type="float" office:value="0.000337177" calcext:value-type="float">
            <text:p>0.000337177</text:p>
          </table:table-cell>
          <table:table-cell office:value-type="float" office:value="0.000195174" calcext:value-type="float">
            <text:p>0.000195174</text:p>
          </table:table-cell>
          <table:table-cell office:value-type="float" office:value="0.000604779" calcext:value-type="float">
            <text:p>0.000604779</text:p>
          </table:table-cell>
          <table:table-cell office:value-type="float" office:value="3650" calcext:value-type="float">
            <text:p>3650</text:p>
          </table:table-cell>
          <table:table-cell office:value-type="float" office:value="100" calcext:value-type="float">
            <text:p>100</text:p>
          </table:table-cell>
          <table:table-cell office:value-type="float" office:value="36.5" calcext:value-type="float">
            <text:p>36.5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68" calcext:value-type="float">
            <text:p>368</text:p>
          </table:table-cell>
          <table:table-cell office:value-type="float" office:value="100" calcext:value-type="float">
            <text:p>100</text:p>
          </table:table-cell>
          <table:table-cell office:value-type="float" office:value="3.68" calcext:value-type="float">
            <text:p>3.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office:value-type="float" office:value="100" calcext:value-type="float">
            <text:p>100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033248" calcext:value-type="float">
            <text:p>0.033248</text:p>
          </table:table-cell>
          <table:table-cell office:value-type="float" office:value="100" calcext:value-type="float">
            <text:p>100</text:p>
          </table:table-cell>
          <table:table-cell office:value-type="float" office:value="0.00033248" calcext:value-type="float">
            <text:p>0.00033248</text:p>
          </table:table-cell>
          <table:table-cell office:value-type="float" office:value="0.000182914" calcext:value-type="float">
            <text:p>0.000182914</text:p>
          </table:table-cell>
          <table:table-cell office:value-type="float" office:value="0.000957017" calcext:value-type="float">
            <text:p>0.000957017</text:p>
          </table:table-cell>
          <table:table-cell office:value-type="float" office:value="4281" calcext:value-type="float">
            <text:p>4281</text:p>
          </table:table-cell>
          <table:table-cell office:value-type="float" office:value="100" calcext:value-type="float">
            <text:p>100</text:p>
          </table:table-cell>
          <table:table-cell office:value-type="float" office:value="42.81" calcext:value-type="float">
            <text:p>42.81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4.13" calcext:value-type="float">
            <text:p>4.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2" calcext:value-type="float">
            <text:p>412</text:p>
          </table:table-cell>
          <table:table-cell office:value-type="float" office:value="100" calcext:value-type="float">
            <text:p>100</text:p>
          </table:table-cell>
          <table:table-cell office:value-type="float" office:value="4.12" calcext:value-type="float">
            <text:p>4.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32495" calcext:value-type="float">
            <text:p>0.032495</text:p>
          </table:table-cell>
          <table:table-cell office:value-type="float" office:value="100" calcext:value-type="float">
            <text:p>100</text:p>
          </table:table-cell>
          <table:table-cell office:value-type="float" office:value="0.00032495" calcext:value-type="float">
            <text:p>0.00032495</text:p>
          </table:table-cell>
          <table:table-cell office:value-type="float" office:value="0.000185747" calcext:value-type="float">
            <text:p>0.000185747</text:p>
          </table:table-cell>
          <table:table-cell office:value-type="float" office:value="0.00084561" calcext:value-type="float">
            <text:p>0.00084561</text:p>
          </table:table-cell>
          <table:table-cell office:value-type="float" office:value="5477" calcext:value-type="float">
            <text:p>5477</text:p>
          </table:table-cell>
          <table:table-cell office:value-type="float" office:value="100" calcext:value-type="float">
            <text:p>100</text:p>
          </table:table-cell>
          <table:table-cell office:value-type="float" office:value="54.77" calcext:value-type="float">
            <text:p>54.77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4.82" calcext:value-type="float">
            <text:p>4.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4.82" calcext:value-type="float">
            <text:p>4.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0316321" calcext:value-type="float">
            <text:p>0.0316321</text:p>
          </table:table-cell>
          <table:table-cell office:value-type="float" office:value="100" calcext:value-type="float">
            <text:p>100</text:p>
          </table:table-cell>
          <table:table-cell office:value-type="float" office:value="0.000316321" calcext:value-type="float">
            <text:p>0.000316321</text:p>
          </table:table-cell>
          <table:table-cell office:value-type="float" office:value="0.000188147" calcext:value-type="float">
            <text:p>0.000188147</text:p>
          </table:table-cell>
          <table:table-cell office:value-type="float" office:value="0.000521764" calcext:value-type="float">
            <text:p>0.000521764</text:p>
          </table:table-cell>
          <table:table-cell office:value-type="float" office:value="7205" calcext:value-type="float">
            <text:p>7205</text:p>
          </table:table-cell>
          <table:table-cell office:value-type="float" office:value="100" calcext:value-type="float">
            <text:p>100</text:p>
          </table:table-cell>
          <table:table-cell office:value-type="float" office:value="72.05" calcext:value-type="float">
            <text:p>72.05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1" calcext:value-type="float">
            <text:p>571</text:p>
          </table:table-cell>
          <table:table-cell office:value-type="float" office:value="100" calcext:value-type="float">
            <text:p>100</text:p>
          </table:table-cell>
          <table:table-cell office:value-type="float" office:value="5.71" calcext:value-type="float">
            <text:p>5.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355297" calcext:value-type="float">
            <text:p>0.0355297</text:p>
          </table:table-cell>
          <table:table-cell office:value-type="float" office:value="100" calcext:value-type="float">
            <text:p>100</text:p>
          </table:table-cell>
          <table:table-cell office:value-type="float" office:value="0.000355297" calcext:value-type="float">
            <text:p>0.000355297</text:p>
          </table:table-cell>
          <table:table-cell office:value-type="float" office:value="0.000232384" calcext:value-type="float">
            <text:p>0.000232384</text:p>
          </table:table-cell>
          <table:table-cell office:value-type="float" office:value="0.000856827" calcext:value-type="float">
            <text:p>0.000856827</text:p>
          </table:table-cell>
          <table:table-cell office:value-type="float" office:value="3045" calcext:value-type="float">
            <text:p>3045</text:p>
          </table:table-cell>
          <table:table-cell office:value-type="float" office:value="100" calcext:value-type="float">
            <text:p>100</text:p>
          </table:table-cell>
          <table:table-cell office:value-type="float" office:value="30.45" calcext:value-type="float">
            <text:p>30.4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421088" calcext:value-type="float">
            <text:p>0.0421088</text:p>
          </table:table-cell>
          <table:table-cell office:value-type="float" office:value="100" calcext:value-type="float">
            <text:p>100</text:p>
          </table:table-cell>
          <table:table-cell office:value-type="float" office:value="0.000421088" calcext:value-type="float">
            <text:p>0.000421088</text:p>
          </table:table-cell>
          <table:table-cell office:value-type="float" office:value="0.000263778" calcext:value-type="float">
            <text:p>0.000263778</text:p>
          </table:table-cell>
          <table:table-cell office:value-type="float" office:value="0.00134364" calcext:value-type="float">
            <text:p>0.00134364</text:p>
          </table:table-cell>
          <table:table-cell office:value-type="float" office:value="3328" calcext:value-type="float">
            <text:p>3328</text:p>
          </table:table-cell>
          <table:table-cell office:value-type="float" office:value="100" calcext:value-type="float">
            <text:p>100</text:p>
          </table:table-cell>
          <table:table-cell office:value-type="float" office:value="33.28" calcext:value-type="float">
            <text:p>33.2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00005" calcext:value-type="float">
            <text:p>0.0500005</text:p>
          </table:table-cell>
          <table:table-cell office:value-type="float" office:value="100" calcext:value-type="float">
            <text:p>100</text:p>
          </table:table-cell>
          <table:table-cell office:value-type="float" office:value="0.000500005" calcext:value-type="float">
            <text:p>0.000500005</text:p>
          </table:table-cell>
          <table:table-cell office:value-type="float" office:value="0.000270783" calcext:value-type="float">
            <text:p>0.000270783</text:p>
          </table:table-cell>
          <table:table-cell office:value-type="float" office:value="0.000952111" calcext:value-type="float">
            <text:p>0.000952111</text:p>
          </table:table-cell>
          <table:table-cell office:value-type="float" office:value="3726" calcext:value-type="float">
            <text:p>3726</text:p>
          </table:table-cell>
          <table:table-cell office:value-type="float" office:value="100" calcext:value-type="float">
            <text:p>100</text:p>
          </table:table-cell>
          <table:table-cell office:value-type="float" office:value="37.26" calcext:value-type="float">
            <text:p>37.26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510584" calcext:value-type="float">
            <text:p>0.0510584</text:p>
          </table:table-cell>
          <table:table-cell office:value-type="float" office:value="100" calcext:value-type="float">
            <text:p>100</text:p>
          </table:table-cell>
          <table:table-cell office:value-type="float" office:value="0.000510584" calcext:value-type="float">
            <text:p>0.000510584</text:p>
          </table:table-cell>
          <table:table-cell office:value-type="float" office:value="0.000254689" calcext:value-type="float">
            <text:p>0.000254689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4128" calcext:value-type="float">
            <text:p>4128</text:p>
          </table:table-cell>
          <table:table-cell office:value-type="float" office:value="100" calcext:value-type="float">
            <text:p>100</text:p>
          </table:table-cell>
          <table:table-cell office:value-type="float" office:value="41.28" calcext:value-type="float">
            <text:p>41.28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19" calcext:value-type="float">
            <text:p>319</text:p>
          </table:table-cell>
          <table:table-cell office:value-type="float" office:value="100" calcext:value-type="float">
            <text:p>100</text:p>
          </table:table-cell>
          <table:table-cell office:value-type="float" office:value="3.19" calcext:value-type="float">
            <text:p>3.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525623" calcext:value-type="float">
            <text:p>0.0525623</text:p>
          </table:table-cell>
          <table:table-cell office:value-type="float" office:value="100" calcext:value-type="float">
            <text:p>100</text:p>
          </table:table-cell>
          <table:table-cell office:value-type="float" office:value="0.000525623" calcext:value-type="float">
            <text:p>0.000525623</text:p>
          </table:table-cell>
          <table:table-cell office:value-type="float" office:value="0.00024551" calcext:value-type="float">
            <text:p>0.00024551</text:p>
          </table:table-cell>
          <table:table-cell office:value-type="float" office:value="0.0013358" calcext:value-type="float">
            <text:p>0.0013358</text:p>
          </table:table-cell>
          <table:table-cell office:value-type="float" office:value="4735" calcext:value-type="float">
            <text:p>4735</text:p>
          </table:table-cell>
          <table:table-cell office:value-type="float" office:value="100" calcext:value-type="float">
            <text:p>100</text:p>
          </table:table-cell>
          <table:table-cell office:value-type="float" office:value="47.35" calcext:value-type="float">
            <text:p>47.35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float" office:value="3.54" calcext:value-type="float">
            <text:p>3.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530263" calcext:value-type="float">
            <text:p>0.0530263</text:p>
          </table:table-cell>
          <table:table-cell office:value-type="float" office:value="100" calcext:value-type="float">
            <text:p>100</text:p>
          </table:table-cell>
          <table:table-cell office:value-type="float" office:value="0.000530263" calcext:value-type="float">
            <text:p>0.000530263</text:p>
          </table:table-cell>
          <table:table-cell office:value-type="float" office:value="0.000264806" calcext:value-type="float">
            <text:p>0.000264806</text:p>
          </table:table-cell>
          <table:table-cell office:value-type="float" office:value="0.00102411" calcext:value-type="float">
            <text:p>0.00102411</text:p>
          </table:table-cell>
          <table:table-cell office:value-type="float" office:value="5200" calcext:value-type="float">
            <text:p>520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float" office:value="100" calcext:value-type="float">
            <text:p>100</text:p>
          </table:table-cell>
          <table:table-cell office:value-type="float" office:value="3.96" calcext:value-type="float">
            <text:p>3.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0469002" calcext:value-type="float">
            <text:p>0.0469002</text:p>
          </table:table-cell>
          <table:table-cell office:value-type="float" office:value="100" calcext:value-type="float">
            <text:p>100</text:p>
          </table:table-cell>
          <table:table-cell office:value-type="float" office:value="0.000469002" calcext:value-type="float">
            <text:p>0.000469002</text:p>
          </table:table-cell>
          <table:table-cell office:value-type="float" office:value="0.000249377" calcext:value-type="float">
            <text:p>0.000249377</text:p>
          </table:table-cell>
          <table:table-cell office:value-type="float" office:value="0.000871887" calcext:value-type="float">
            <text:p>0.000871887</text:p>
          </table:table-cell>
          <table:table-cell office:value-type="float" office:value="5832" calcext:value-type="float">
            <text:p>5832</text:p>
          </table:table-cell>
          <table:table-cell office:value-type="float" office:value="100" calcext:value-type="float">
            <text:p>100</text:p>
          </table:table-cell>
          <table:table-cell office:value-type="float" office:value="58.32" calcext:value-type="float">
            <text:p>58.32</text:p>
          </table:table-cell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455" calcext:value-type="float">
            <text:p>455</text:p>
          </table:table-cell>
          <table:table-cell office:value-type="float" office:value="100" calcext:value-type="float">
            <text:p>100</text:p>
          </table:table-cell>
          <table:table-cell office:value-type="float" office:value="4.55" calcext:value-type="float">
            <text:p>4.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100" calcext:value-type="float">
            <text:p>100</text:p>
          </table:table-cell>
          <table:table-cell office:value-type="float" office:value="4.54" calcext:value-type="float">
            <text:p>4.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0448962" calcext:value-type="float">
            <text:p>0.0448962</text:p>
          </table:table-cell>
          <table:table-cell office:value-type="float" office:value="100" calcext:value-type="float">
            <text:p>100</text:p>
          </table:table-cell>
          <table:table-cell office:value-type="float" office:value="0.000448962" calcext:value-type="float">
            <text:p>0.000448962</text:p>
          </table:table-cell>
          <table:table-cell office:value-type="float" office:value="0.000261219" calcext:value-type="float">
            <text:p>0.000261219</text:p>
          </table:table-cell>
          <table:table-cell office:value-type="float" office:value="0.000860443" calcext:value-type="float">
            <text:p>0.000860443</text:p>
          </table:table-cell>
          <table:table-cell office:value-type="float" office:value="7506" calcext:value-type="float">
            <text:p>7506</text:p>
          </table:table-cell>
          <table:table-cell office:value-type="float" office:value="100" calcext:value-type="float">
            <text:p>100</text:p>
          </table:table-cell>
          <table:table-cell office:value-type="float" office:value="75.06" calcext:value-type="float">
            <text:p>75.06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531" calcext:value-type="float">
            <text:p>531</text:p>
          </table:table-cell>
          <table:table-cell office:value-type="float" office:value="100" calcext:value-type="float">
            <text:p>100</text:p>
          </table:table-cell>
          <table:table-cell office:value-type="float" office:value="5.31" calcext:value-type="float">
            <text:p>5.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100" calcext:value-type="float">
            <text:p>100</text:p>
          </table:table-cell>
          <table:table-cell office:value-type="float" office:value="5.29" calcext:value-type="float">
            <text:p>5.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0415499" calcext:value-type="float">
            <text:p>0.0415499</text:p>
          </table:table-cell>
          <table:table-cell office:value-type="float" office:value="100" calcext:value-type="float">
            <text:p>100</text:p>
          </table:table-cell>
          <table:table-cell office:value-type="float" office:value="0.000415499" calcext:value-type="float">
            <text:p>0.000415499</text:p>
          </table:table-cell>
          <table:table-cell office:value-type="float" office:value="0.000272951" calcext:value-type="float">
            <text:p>0.000272951</text:p>
          </table:table-cell>
          <table:table-cell office:value-type="float" office:value="0.000653896" calcext:value-type="float">
            <text:p>0.000653896</text:p>
          </table:table-cell>
          <table:table-cell office:value-type="float" office:value="9538" calcext:value-type="float">
            <text:p>9538</text:p>
          </table:table-cell>
          <table:table-cell office:value-type="float" office:value="100" calcext:value-type="float">
            <text:p>100</text:p>
          </table:table-cell>
          <table:table-cell office:value-type="float" office:value="95.38" calcext:value-type="float">
            <text:p>95.38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618" calcext:value-type="float">
            <text:p>618</text:p>
          </table:table-cell>
          <table:table-cell office:value-type="float" office:value="100" calcext:value-type="float">
            <text:p>100</text:p>
          </table:table-cell>
          <table:table-cell office:value-type="float" office:value="6.18" calcext:value-type="float">
            <text:p>6.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 office:value-type="float" office:value="100" calcext:value-type="float">
            <text:p>100</text:p>
          </table:table-cell>
          <table:table-cell office:value-type="float" office:value="6.18" calcext:value-type="float">
            <text:p>6.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517853" calcext:value-type="float">
            <text:p>0.0517853</text:p>
          </table:table-cell>
          <table:table-cell office:value-type="float" office:value="100" calcext:value-type="float">
            <text:p>100</text:p>
          </table:table-cell>
          <table:table-cell office:value-type="float" office:value="0.000517853" calcext:value-type="float">
            <text:p>0.000517853</text:p>
          </table:table-cell>
          <table:table-cell office:value-type="float" office:value="0.000316005" calcext:value-type="float">
            <text:p>0.000316005</text:p>
          </table:table-cell>
          <table:table-cell office:value-type="float" office:value="0.00179502" calcext:value-type="float">
            <text:p>0.00179502</text:p>
          </table:table-cell>
          <table:table-cell office:value-type="float" office:value="3997" calcext:value-type="float">
            <text:p>3997</text:p>
          </table:table-cell>
          <table:table-cell office:value-type="float" office:value="100" calcext:value-type="float">
            <text:p>100</text:p>
          </table:table-cell>
          <table:table-cell office:value-type="float" office:value="39.97" calcext:value-type="float">
            <text:p>39.97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598339" calcext:value-type="float">
            <text:p>0.0598339</text:p>
          </table:table-cell>
          <table:table-cell office:value-type="float" office:value="100" calcext:value-type="float">
            <text:p>100</text:p>
          </table:table-cell>
          <table:table-cell office:value-type="float" office:value="0.000598339" calcext:value-type="float">
            <text:p>0.000598339</text:p>
          </table:table-cell>
          <table:table-cell office:value-type="float" office:value="0.00036687" calcext:value-type="float">
            <text:p>0.00036687</text:p>
          </table:table-cell>
          <table:table-cell office:value-type="float" office:value="0.00132586" calcext:value-type="float">
            <text:p>0.00132586</text:p>
          </table:table-cell>
          <table:table-cell office:value-type="float" office:value="4366" calcext:value-type="float">
            <text:p>4366</text:p>
          </table:table-cell>
          <table:table-cell office:value-type="float" office:value="100" calcext:value-type="float">
            <text:p>100</text:p>
          </table:table-cell>
          <table:table-cell office:value-type="float" office:value="43.66" calcext:value-type="float">
            <text:p>43.6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office:value-type="float" office:value="2.47" calcext:value-type="float">
            <text:p>2.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760821" calcext:value-type="float">
            <text:p>0.0760821</text:p>
          </table:table-cell>
          <table:table-cell office:value-type="float" office:value="100" calcext:value-type="float">
            <text:p>100</text:p>
          </table:table-cell>
          <table:table-cell office:value-type="float" office:value="0.000760821" calcext:value-type="float">
            <text:p>0.000760821</text:p>
          </table:table-cell>
          <table:table-cell office:value-type="float" office:value="0.000365029" calcext:value-type="float">
            <text:p>0.000365029</text:p>
          </table:table-cell>
          <table:table-cell office:value-type="float" office:value="0.00144799" calcext:value-type="float">
            <text:p>0.00144799</text:p>
          </table:table-cell>
          <table:table-cell office:value-type="float" office:value="4893" calcext:value-type="float">
            <text:p>4893</text:p>
          </table:table-cell>
          <table:table-cell office:value-type="float" office:value="100" calcext:value-type="float">
            <text:p>100</text:p>
          </table:table-cell>
          <table:table-cell office:value-type="float" office:value="48.93" calcext:value-type="float">
            <text:p>48.93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818401" calcext:value-type="float">
            <text:p>0.0818401</text:p>
          </table:table-cell>
          <table:table-cell office:value-type="float" office:value="100" calcext:value-type="float">
            <text:p>100</text:p>
          </table:table-cell>
          <table:table-cell office:value-type="float" office:value="0.000818401" calcext:value-type="float">
            <text:p>0.000818401</text:p>
          </table:table-cell>
          <table:table-cell office:value-type="float" office:value="0.000348208" calcext:value-type="float">
            <text:p>0.000348208</text:p>
          </table:table-cell>
          <table:table-cell office:value-type="float" office:value="0.00143106" calcext:value-type="float">
            <text:p>0.00143106</text:p>
          </table:table-cell>
          <table:table-cell office:value-type="float" office:value="5269" calcext:value-type="float">
            <text:p>5269</text:p>
          </table:table-cell>
          <table:table-cell office:value-type="float" office:value="100" calcext:value-type="float">
            <text:p>100</text:p>
          </table:table-cell>
          <table:table-cell office:value-type="float" office:value="52.69" calcext:value-type="float">
            <text:p>52.69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820184" calcext:value-type="float">
            <text:p>0.0820184</text:p>
          </table:table-cell>
          <table:table-cell office:value-type="float" office:value="100" calcext:value-type="float">
            <text:p>100</text:p>
          </table:table-cell>
          <table:table-cell office:value-type="float" office:value="0.000820184" calcext:value-type="float">
            <text:p>0.000820184</text:p>
          </table:table-cell>
          <table:table-cell office:value-type="float" office:value="0.000349127" calcext:value-type="float">
            <text:p>0.000349127</text:p>
          </table:table-cell>
          <table:table-cell office:value-type="float" office:value="0.0015027" calcext:value-type="float">
            <text:p>0.0015027</text:p>
          </table:table-cell>
          <table:table-cell office:value-type="float" office:value="5928" calcext:value-type="float">
            <text:p>5928</text:p>
          </table:table-cell>
          <table:table-cell office:value-type="float" office:value="100" calcext:value-type="float">
            <text:p>100</text:p>
          </table:table-cell>
          <table:table-cell office:value-type="float" office:value="59.28" calcext:value-type="float">
            <text:p>59.28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81" calcext:value-type="float">
            <text:p>381</text:p>
          </table:table-cell>
          <table:table-cell office:value-type="float" office:value="100" calcext:value-type="float">
            <text:p>100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0807647" calcext:value-type="float">
            <text:p>0.0807647</text:p>
          </table:table-cell>
          <table:table-cell office:value-type="float" office:value="100" calcext:value-type="float">
            <text:p>100</text:p>
          </table:table-cell>
          <table:table-cell office:value-type="float" office:value="0.000807647" calcext:value-type="float">
            <text:p>0.000807647</text:p>
          </table:table-cell>
          <table:table-cell office:value-type="float" office:value="0.000308482" calcext:value-type="float">
            <text:p>0.000308482</text:p>
          </table:table-cell>
          <table:table-cell office:value-type="float" office:value="0.00158105" calcext:value-type="float">
            <text:p>0.00158105</text:p>
          </table:table-cell>
          <table:table-cell office:value-type="float" office:value="6699" calcext:value-type="float">
            <text:p>6699</text:p>
          </table:table-cell>
          <table:table-cell office:value-type="float" office:value="100" calcext:value-type="float">
            <text:p>100</text:p>
          </table:table-cell>
          <table:table-cell office:value-type="float" office:value="66.99" calcext:value-type="float">
            <text:p>66.99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35" calcext:value-type="float">
            <text:p>435</text:p>
          </table:table-cell>
          <table:table-cell office:value-type="float" office:value="100" calcext:value-type="float">
            <text:p>100</text:p>
          </table:table-cell>
          <table:table-cell office:value-type="float" office:value="4.35" calcext:value-type="float">
            <text:p>4.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 office:value-type="float" office:value="4.26" calcext:value-type="float">
            <text:p>4.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0704878" calcext:value-type="float">
            <text:p>0.0704878</text:p>
          </table:table-cell>
          <table:table-cell office:value-type="float" office:value="100" calcext:value-type="float">
            <text:p>100</text:p>
          </table:table-cell>
          <table:table-cell office:value-type="float" office:value="0.000704878" calcext:value-type="float">
            <text:p>0.000704878</text:p>
          </table:table-cell>
          <table:table-cell office:value-type="float" office:value="0.000307432" calcext:value-type="float">
            <text:p>0.000307432</text:p>
          </table:table-cell>
          <table:table-cell office:value-type="float" office:value="0.00130309" calcext:value-type="float">
            <text:p>0.00130309</text:p>
          </table:table-cell>
          <table:table-cell office:value-type="float" office:value="7755" calcext:value-type="float">
            <text:p>7755</text:p>
          </table:table-cell>
          <table:table-cell office:value-type="float" office:value="100" calcext:value-type="float">
            <text:p>100</text:p>
          </table:table-cell>
          <table:table-cell office:value-type="float" office:value="77.55" calcext:value-type="float">
            <text:p>77.55</text:p>
          </table:table-cell>
          <table:table-cell office:value-type="float" office:value="47" calcext:value-type="float">
            <text:p>47</text:p>
          </table:table-cell>
          <table:table-cell office:value-type="float" office:value="130" calcext:value-type="float">
            <text:p>130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office:value-type="float" office:value="100" calcext:value-type="float">
            <text:p>100</text:p>
          </table:table-cell>
          <table:table-cell office:value-type="float" office:value="4.88" calcext:value-type="float">
            <text:p>4.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068504" calcext:value-type="float">
            <text:p>0.068504</text:p>
          </table:table-cell>
          <table:table-cell office:value-type="float" office:value="100" calcext:value-type="float">
            <text:p>100</text:p>
          </table:table-cell>
          <table:table-cell office:value-type="float" office:value="0.00068504" calcext:value-type="float">
            <text:p>0.00068504</text:p>
          </table:table-cell>
          <table:table-cell office:value-type="float" office:value="0.000309825" calcext:value-type="float">
            <text:p>0.000309825</text:p>
          </table:table-cell>
          <table:table-cell office:value-type="float" office:value="0.00235849" calcext:value-type="float">
            <text:p>0.00235849</text:p>
          </table:table-cell>
          <table:table-cell office:value-type="float" office:value="8975" calcext:value-type="float">
            <text:p>8975</text:p>
          </table:table-cell>
          <table:table-cell office:value-type="float" office:value="100" calcext:value-type="float">
            <text:p>100</text:p>
          </table:table-cell>
          <table:table-cell office:value-type="float" office:value="89.75" calcext:value-type="float">
            <text:p>89.7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544" calcext:value-type="float">
            <text:p>544</text:p>
          </table:table-cell>
          <table:table-cell office:value-type="float" office:value="100" calcext:value-type="float">
            <text:p>100</text:p>
          </table:table-cell>
          <table:table-cell office:value-type="float" office:value="5.44" calcext:value-type="float">
            <text:p>5.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3" calcext:value-type="float">
            <text:p>543</text:p>
          </table:table-cell>
          <table:table-cell office:value-type="float" office:value="100" calcext:value-type="float">
            <text:p>100</text:p>
          </table:table-cell>
          <table:table-cell office:value-type="float" office:value="5.43" calcext:value-type="float">
            <text:p>5.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0599947" calcext:value-type="float">
            <text:p>0.0599947</text:p>
          </table:table-cell>
          <table:table-cell office:value-type="float" office:value="100" calcext:value-type="float">
            <text:p>100</text:p>
          </table:table-cell>
          <table:table-cell office:value-type="float" office:value="0.000599947" calcext:value-type="float">
            <text:p>0.000599947</text:p>
          </table:table-cell>
          <table:table-cell office:value-type="float" office:value="0.00031434" calcext:value-type="float">
            <text:p>0.00031434</text:p>
          </table:table-cell>
          <table:table-cell office:value-type="float" office:value="0.00109421" calcext:value-type="float">
            <text:p>0.00109421</text:p>
          </table:table-cell>
          <table:table-cell office:value-type="float" office:value="12468" calcext:value-type="float">
            <text:p>12468</text:p>
          </table:table-cell>
          <table:table-cell office:value-type="float" office:value="100" calcext:value-type="float">
            <text:p>100</text:p>
          </table:table-cell>
          <table:table-cell office:value-type="float" office:value="124.68" calcext:value-type="float">
            <text:p>124.68</text:p>
          </table:table-cell>
          <table:table-cell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float" office:value="676" calcext:value-type="float">
            <text:p>676</text:p>
          </table:table-cell>
          <table:table-cell office:value-type="float" office:value="100" calcext:value-type="float">
            <text:p>100</text:p>
          </table:table-cell>
          <table:table-cell office:value-type="float" office:value="6.76" calcext:value-type="float">
            <text:p>6.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5" calcext:value-type="float">
            <text:p>675</text:p>
          </table:table-cell>
          <table:table-cell office:value-type="float" office:value="100" calcext:value-type="float">
            <text:p>100</text:p>
          </table:table-cell>
          <table:table-cell office:value-type="float" office:value="6.75" calcext:value-type="float">
            <text:p>6.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686478" calcext:value-type="float">
            <text:p>0.0686478</text:p>
          </table:table-cell>
          <table:table-cell office:value-type="float" office:value="100" calcext:value-type="float">
            <text:p>100</text:p>
          </table:table-cell>
          <table:table-cell office:value-type="float" office:value="0.000686478" calcext:value-type="float">
            <text:p>0.000686478</text:p>
          </table:table-cell>
          <table:table-cell office:value-type="float" office:value="0.000374766" calcext:value-type="float">
            <text:p>0.000374766</text:p>
          </table:table-cell>
          <table:table-cell office:value-type="float" office:value="0.00227338" calcext:value-type="float">
            <text:p>0.00227338</text:p>
          </table:table-cell>
          <table:table-cell office:value-type="float" office:value="4951" calcext:value-type="float">
            <text:p>4951</text:p>
          </table:table-cell>
          <table:table-cell office:value-type="float" office:value="100" calcext:value-type="float">
            <text:p>100</text:p>
          </table:table-cell>
          <table:table-cell office:value-type="float" office:value="49.51" calcext:value-type="float">
            <text:p>49.5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919828" calcext:value-type="float">
            <text:p>0.0919828</text:p>
          </table:table-cell>
          <table:table-cell office:value-type="float" office:value="100" calcext:value-type="float">
            <text:p>100</text:p>
          </table:table-cell>
          <table:table-cell office:value-type="float" office:value="0.000919828" calcext:value-type="float">
            <text:p>0.000919828</text:p>
          </table:table-cell>
          <table:table-cell office:value-type="float" office:value="0.000482465" calcext:value-type="float">
            <text:p>0.000482465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5579" calcext:value-type="float">
            <text:p>5579</text:p>
          </table:table-cell>
          <table:table-cell office:value-type="float" office:value="100" calcext:value-type="float">
            <text:p>100</text:p>
          </table:table-cell>
          <table:table-cell office:value-type="float" office:value="55.79" calcext:value-type="float">
            <text:p>55.79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2.61" calcext:value-type="float">
            <text:p>2.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110014" calcext:value-type="float">
            <text:p>0.110014</text:p>
          </table:table-cell>
          <table:table-cell office:value-type="float" office:value="100" calcext:value-type="float">
            <text:p>100</text:p>
          </table:table-cell>
          <table:table-cell office:value-type="float" office:value="0.00110014" calcext:value-type="float">
            <text:p>0.00110014</text:p>
          </table:table-cell>
          <table:table-cell office:value-type="float" office:value="0.000564757" calcext:value-type="float">
            <text:p>0.000564757</text:p>
          </table:table-cell>
          <table:table-cell office:value-type="float" office:value="0.00245725" calcext:value-type="float">
            <text:p>0.00245725</text:p>
          </table:table-cell>
          <table:table-cell office:value-type="float" office:value="6238" calcext:value-type="float">
            <text:p>6238</text:p>
          </table:table-cell>
          <table:table-cell office:value-type="float" office:value="100" calcext:value-type="float">
            <text:p>100</text:p>
          </table:table-cell>
          <table:table-cell office:value-type="float" office:value="62.38" calcext:value-type="float">
            <text:p>62.38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313" calcext:value-type="float">
            <text:p>313</text:p>
          </table:table-cell>
          <table:table-cell office:value-type="float" office:value="100" calcext:value-type="float">
            <text:p>100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123749" calcext:value-type="float">
            <text:p>0.123749</text:p>
          </table:table-cell>
          <table:table-cell office:value-type="float" office:value="100" calcext:value-type="float">
            <text:p>100</text:p>
          </table:table-cell>
          <table:table-cell office:value-type="float" office:value="0.00123749" calcext:value-type="float">
            <text:p>0.00123749</text:p>
          </table:table-cell>
          <table:table-cell office:value-type="float" office:value="0.00043088" calcext:value-type="float">
            <text:p>0.00043088</text:p>
          </table:table-cell>
          <table:table-cell office:value-type="float" office:value="0.00371552" calcext:value-type="float">
            <text:p>0.00371552</text:p>
          </table:table-cell>
          <table:table-cell office:value-type="float" office:value="6720" calcext:value-type="float">
            <text:p>6720</text:p>
          </table:table-cell>
          <table:table-cell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3.45" calcext:value-type="float">
            <text:p>3.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35398" calcext:value-type="float">
            <text:p>0.135398</text:p>
          </table:table-cell>
          <table:table-cell office:value-type="float" office:value="100" calcext:value-type="float">
            <text:p>100</text:p>
          </table:table-cell>
          <table:table-cell office:value-type="float" office:value="0.00135398" calcext:value-type="float">
            <text:p>0.00135398</text:p>
          </table:table-cell>
          <table:table-cell office:value-type="float" office:value="0.000418231" calcext:value-type="float">
            <text:p>0.000418231</text:p>
          </table:table-cell>
          <table:table-cell office:value-type="float" office:value="0.00348387" calcext:value-type="float">
            <text:p>0.00348387</text:p>
          </table:table-cell>
          <table:table-cell office:value-type="float" office:value="7664" calcext:value-type="float">
            <text:p>7664</text:p>
          </table:table-cell>
          <table:table-cell office:value-type="float" office:value="100" calcext:value-type="float">
            <text:p>100</text:p>
          </table:table-cell>
          <table:table-cell office:value-type="float" office:value="76.64" calcext:value-type="float">
            <text:p>76.64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412" calcext:value-type="float">
            <text:p>412</text:p>
          </table:table-cell>
          <table:table-cell office:value-type="float" office:value="100" calcext:value-type="float">
            <text:p>100</text:p>
          </table:table-cell>
          <table:table-cell office:value-type="float" office:value="4.12" calcext:value-type="float">
            <text:p>4.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122134" calcext:value-type="float">
            <text:p>0.122134</text:p>
          </table:table-cell>
          <table:table-cell office:value-type="float" office:value="100" calcext:value-type="float">
            <text:p>100</text:p>
          </table:table-cell>
          <table:table-cell office:value-type="float" office:value="0.00122134" calcext:value-type="float">
            <text:p>0.00122134</text:p>
          </table:table-cell>
          <table:table-cell office:value-type="float" office:value="0.000434377" calcext:value-type="float">
            <text:p>0.000434377</text:p>
          </table:table-cell>
          <table:table-cell office:value-type="float" office:value="0.00450834" calcext:value-type="float">
            <text:p>0.00450834</text:p>
          </table:table-cell>
          <table:table-cell office:value-type="float" office:value="8665" calcext:value-type="float">
            <text:p>8665</text:p>
          </table:table-cell>
          <table:table-cell office:value-type="float" office:value="100" calcext:value-type="float">
            <text:p>100</text:p>
          </table:table-cell>
          <table:table-cell office:value-type="float" office:value="86.65" calcext:value-type="float">
            <text:p>86.65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office:value-type="float" office:value="4.61" calcext:value-type="float">
            <text:p>4.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106183" calcext:value-type="float">
            <text:p>0.106183</text:p>
          </table:table-cell>
          <table:table-cell office:value-type="float" office:value="100" calcext:value-type="float">
            <text:p>100</text:p>
          </table:table-cell>
          <table:table-cell office:value-type="float" office:value="0.00106183" calcext:value-type="float">
            <text:p>0.00106183</text:p>
          </table:table-cell>
          <table:table-cell office:value-type="float" office:value="0.000488859" calcext:value-type="float">
            <text:p>0.000488859</text:p>
          </table:table-cell>
          <table:table-cell office:value-type="float" office:value="0.00243229" calcext:value-type="float">
            <text:p>0.00243229</text:p>
          </table:table-cell>
          <table:table-cell office:value-type="float" office:value="9558" calcext:value-type="float">
            <text:p>9558</text:p>
          </table:table-cell>
          <table:table-cell office:value-type="float" office:value="100" calcext:value-type="float">
            <text:p>100</text:p>
          </table:table-cell>
          <table:table-cell office:value-type="float" office:value="95.58" calcext:value-type="float">
            <text:p>95.58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521" calcext:value-type="float">
            <text:p>521</text:p>
          </table:table-cell>
          <table:table-cell office:value-type="float" office:value="100" calcext:value-type="float">
            <text:p>100</text:p>
          </table:table-cell>
          <table:table-cell office:value-type="float" office:value="5.21" calcext:value-type="float">
            <text:p>5.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5.15" calcext:value-type="float">
            <text:p>5.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8742" calcext:value-type="float">
            <text:p>0.08742</text:p>
          </table:table-cell>
          <table:table-cell office:value-type="float" office:value="100" calcext:value-type="float">
            <text:p>100</text:p>
          </table:table-cell>
          <table:table-cell office:value-type="float" office:value="0.0008742" calcext:value-type="float">
            <text:p>0.0008742</text:p>
          </table:table-cell>
          <table:table-cell office:value-type="float" office:value="0.000396763" calcext:value-type="float">
            <text:p>0.000396763</text:p>
          </table:table-cell>
          <table:table-cell office:value-type="float" office:value="0.00203188" calcext:value-type="float">
            <text:p>0.00203188</text:p>
          </table:table-cell>
          <table:table-cell office:value-type="float" office:value="12003" calcext:value-type="float">
            <text:p>12003</text:p>
          </table:table-cell>
          <table:table-cell office:value-type="float" office:value="100" calcext:value-type="float">
            <text:p>100</text:p>
          </table:table-cell>
          <table:table-cell office:value-type="float" office:value="120.03" calcext:value-type="float">
            <text:p>120.03</text:p>
          </table:table-cell>
          <table:table-cell office:value-type="float" office:value="61" calcext:value-type="float">
            <text:p>61</text:p>
          </table:table-cell>
          <table:table-cell office:value-type="float" office:value="213" calcext:value-type="float">
            <text:p>213</text:p>
          </table:table-cell>
          <table:table-cell office:value-type="float" office:value="612" calcext:value-type="float">
            <text:p>612</text:p>
          </table:table-cell>
          <table:table-cell office:value-type="float" office:value="100" calcext:value-type="float">
            <text:p>100</text:p>
          </table:table-cell>
          <table:table-cell office:value-type="float" office:value="6.12" calcext:value-type="float">
            <text:p>6.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10" calcext:value-type="float">
            <text:p>610</text:p>
          </table:table-cell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0736719" calcext:value-type="float">
            <text:p>0.0736719</text:p>
          </table:table-cell>
          <table:table-cell office:value-type="float" office:value="100" calcext:value-type="float">
            <text:p>100</text:p>
          </table:table-cell>
          <table:table-cell office:value-type="float" office:value="0.000736719" calcext:value-type="float">
            <text:p>0.000736719</text:p>
          </table:table-cell>
          <table:table-cell office:value-type="float" office:value="0.000447022" calcext:value-type="float">
            <text:p>0.000447022</text:p>
          </table:table-cell>
          <table:table-cell office:value-type="float" office:value="0.00136191" calcext:value-type="float">
            <text:p>0.00136191</text:p>
          </table:table-cell>
          <table:table-cell office:value-type="float" office:value="15421" calcext:value-type="float">
            <text:p>15421</text:p>
          </table:table-cell>
          <table:table-cell office:value-type="float" office:value="100" calcext:value-type="float">
            <text:p>100</text:p>
          </table:table-cell>
          <table:table-cell office:value-type="float" office:value="154.21" calcext:value-type="float">
            <text:p>154.21</text:p>
          </table:table-cell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office:value-type="float" office:value="729" calcext:value-type="float">
            <text:p>729</text:p>
          </table:table-cell>
          <table:table-cell office:value-type="float" office:value="100" calcext:value-type="float">
            <text:p>100</text:p>
          </table:table-cell>
          <table:table-cell office:value-type="float" office:value="7.29" calcext:value-type="float">
            <text:p>7.2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 office:value-type="float" office:value="7.28" calcext:value-type="float">
            <text:p>7.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1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806279" calcext:value-type="float">
            <text:p>0.0806279</text:p>
          </table:table-cell>
          <table:table-cell office:value-type="float" office:value="100" calcext:value-type="float">
            <text:p>100</text:p>
          </table:table-cell>
          <table:table-cell office:value-type="float" office:value="0.000806279" calcext:value-type="float">
            <text:p>0.000806279</text:p>
          </table:table-cell>
          <table:table-cell office:value-type="float" office:value="0.000491242" calcext:value-type="float">
            <text:p>0.000491242</text:p>
          </table:table-cell>
          <table:table-cell office:value-type="float" office:value="0.00215024" calcext:value-type="float">
            <text:p>0.00215024</text:p>
          </table:table-cell>
          <table:table-cell office:value-type="float" office:value="6021" calcext:value-type="float">
            <text:p>6021</text:p>
          </table:table-cell>
          <table:table-cell office:value-type="float" office:value="100" calcext:value-type="float">
            <text:p>100</text:p>
          </table:table-cell>
          <table:table-cell office:value-type="float" office:value="60.21" calcext:value-type="float">
            <text:p>60.2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139061" calcext:value-type="float">
            <text:p>0.139061</text:p>
          </table:table-cell>
          <table:table-cell office:value-type="float" office:value="100" calcext:value-type="float">
            <text:p>100</text:p>
          </table:table-cell>
          <table:table-cell office:value-type="float" office:value="0.00139061" calcext:value-type="float">
            <text:p>0.00139061</text:p>
          </table:table-cell>
          <table:table-cell office:value-type="float" office:value="0.000545547" calcext:value-type="float">
            <text:p>0.000545547</text:p>
          </table:table-cell>
          <table:table-cell office:value-type="float" office:value="0.00316462" calcext:value-type="float">
            <text:p>0.00316462</text:p>
          </table:table-cell>
          <table:table-cell office:value-type="float" office:value="6957" calcext:value-type="float">
            <text:p>6957</text:p>
          </table:table-cell>
          <table:table-cell office:value-type="float" office:value="100" calcext:value-type="float">
            <text:p>100</text:p>
          </table:table-cell>
          <table:table-cell office:value-type="float" office:value="69.57" calcext:value-type="float">
            <text:p>69.57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office:value-type="float" office:value="2.74" calcext:value-type="float">
            <text:p>2.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170332" calcext:value-type="float">
            <text:p>0.170332</text:p>
          </table:table-cell>
          <table:table-cell office:value-type="float" office:value="100" calcext:value-type="float">
            <text:p>100</text:p>
          </table:table-cell>
          <table:table-cell office:value-type="float" office:value="0.00170332" calcext:value-type="float">
            <text:p>0.00170332</text:p>
          </table:table-cell>
          <table:table-cell office:value-type="float" office:value="0.00054394" calcext:value-type="float">
            <text:p>0.00054394</text:p>
          </table:table-cell>
          <table:table-cell office:value-type="float" office:value="0.00306038" calcext:value-type="float">
            <text:p>0.00306038</text:p>
          </table:table-cell>
          <table:table-cell office:value-type="float" office:value="7737" calcext:value-type="float">
            <text:p>7737</text:p>
          </table:table-cell>
          <table:table-cell office:value-type="float" office:value="100" calcext:value-type="float">
            <text:p>100</text:p>
          </table:table-cell>
          <table:table-cell office:value-type="float" office:value="77.37" calcext:value-type="float">
            <text:p>77.37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office:value-type="float" office:value="3.15" calcext:value-type="float">
            <text:p>3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197602" calcext:value-type="float">
            <text:p>0.197602</text:p>
          </table:table-cell>
          <table:table-cell office:value-type="float" office:value="100" calcext:value-type="float">
            <text:p>100</text:p>
          </table:table-cell>
          <table:table-cell office:value-type="float" office:value="0.00197602" calcext:value-type="float">
            <text:p>0.00197602</text:p>
          </table:table-cell>
          <table:table-cell office:value-type="float" office:value="0.000849114" calcext:value-type="float">
            <text:p>0.000849114</text:p>
          </table:table-cell>
          <table:table-cell office:value-type="float" office:value="0.00496459" calcext:value-type="float">
            <text:p>0.00496459</text:p>
          </table:table-cell>
          <table:table-cell office:value-type="float" office:value="8494" calcext:value-type="float">
            <text:p>8494</text:p>
          </table:table-cell>
          <table:table-cell office:value-type="float" office:value="100" calcext:value-type="float">
            <text:p>100</text:p>
          </table:table-cell>
          <table:table-cell office:value-type="float" office:value="84.94" calcext:value-type="float">
            <text:p>84.94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369" calcext:value-type="float">
            <text:p>369</text:p>
          </table:table-cell>
          <table:table-cell office:value-type="float" office:value="100" calcext:value-type="float">
            <text:p>100</text:p>
          </table:table-cell>
          <table:table-cell office:value-type="float" office:value="3.69" calcext:value-type="float">
            <text:p>3.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100" calcext:value-type="float">
            <text:p>100</text:p>
          </table:table-cell>
          <table:table-cell office:value-type="float" office:value="3.57" calcext:value-type="float">
            <text:p>3.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192207" calcext:value-type="float">
            <text:p>0.192207</text:p>
          </table:table-cell>
          <table:table-cell office:value-type="float" office:value="100" calcext:value-type="float">
            <text:p>100</text:p>
          </table:table-cell>
          <table:table-cell office:value-type="float" office:value="0.00192207" calcext:value-type="float">
            <text:p>0.00192207</text:p>
          </table:table-cell>
          <table:table-cell office:value-type="float" office:value="0.000475839" calcext:value-type="float">
            <text:p>0.000475839</text:p>
          </table:table-cell>
          <table:table-cell office:value-type="float" office:value="0.00642103" calcext:value-type="float">
            <text:p>0.00642103</text:p>
          </table:table-cell>
          <table:table-cell office:value-type="float" office:value="9428" calcext:value-type="float">
            <text:p>9428</text:p>
          </table:table-cell>
          <table:table-cell office:value-type="float" office:value="100" calcext:value-type="float">
            <text:p>100</text:p>
          </table:table-cell>
          <table:table-cell office:value-type="float" office:value="94.28" calcext:value-type="float">
            <text:p>94.28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432" calcext:value-type="float">
            <text:p>432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100" calcext:value-type="float">
            <text:p>100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.202972" calcext:value-type="float">
            <text:p>0.202972</text:p>
          </table:table-cell>
          <table:table-cell office:value-type="float" office:value="100" calcext:value-type="float">
            <text:p>100</text:p>
          </table:table-cell>
          <table:table-cell office:value-type="float" office:value="0.00202972" calcext:value-type="float">
            <text:p>0.00202972</text:p>
          </table:table-cell>
          <table:table-cell office:value-type="float" office:value="0.000789404" calcext:value-type="float">
            <text:p>0.000789404</text:p>
          </table:table-cell>
          <table:table-cell office:value-type="float" office:value="0.0078144" calcext:value-type="float">
            <text:p>0.0078144</text:p>
          </table:table-cell>
          <table:table-cell office:value-type="float" office:value="10598" calcext:value-type="float">
            <text:p>10598</text:p>
          </table:table-cell>
          <table:table-cell office:value-type="float" office:value="100" calcext:value-type="float">
            <text:p>100</text:p>
          </table:table-cell>
          <table:table-cell office:value-type="float" office:value="105.98" calcext:value-type="float">
            <text:p>105.98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  <table:table-cell office:value-type="float" office:value="4.89" calcext:value-type="float">
            <text:p>4.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100" calcext:value-type="float">
            <text:p>100</text:p>
          </table:table-cell>
          <table:table-cell office:value-type="float" office:value="4.74" calcext:value-type="float">
            <text:p>4.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169268" calcext:value-type="float">
            <text:p>0.169268</text:p>
          </table:table-cell>
          <table:table-cell office:value-type="float" office:value="100" calcext:value-type="float">
            <text:p>100</text:p>
          </table:table-cell>
          <table:table-cell office:value-type="float" office:value="0.00169268" calcext:value-type="float">
            <text:p>0.00169268</text:p>
          </table:table-cell>
          <table:table-cell office:value-type="float" office:value="0.000546675" calcext:value-type="float">
            <text:p>0.000546675</text:p>
          </table:table-cell>
          <table:table-cell office:value-type="float" office:value="0.00401058" calcext:value-type="float">
            <text:p>0.00401058</text:p>
          </table:table-cell>
          <table:table-cell office:value-type="float" office:value="12123" calcext:value-type="float">
            <text:p>12123</text:p>
          </table:table-cell>
          <table:table-cell office:value-type="float" office:value="100" calcext:value-type="float">
            <text:p>100</text:p>
          </table:table-cell>
          <table:table-cell office:value-type="float" office:value="121.23" calcext:value-type="float">
            <text:p>121.23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8" calcext:value-type="float">
            <text:p>558</text:p>
          </table:table-cell>
          <table:table-cell office:value-type="float" office:value="100" calcext:value-type="float">
            <text:p>100</text:p>
          </table:table-cell>
          <table:table-cell office:value-type="float" office:value="5.58" calcext:value-type="float">
            <text:p>5.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128908" calcext:value-type="float">
            <text:p>0.128908</text:p>
          </table:table-cell>
          <table:table-cell office:value-type="float" office:value="100" calcext:value-type="float">
            <text:p>100</text:p>
          </table:table-cell>
          <table:table-cell office:value-type="float" office:value="0.00128908" calcext:value-type="float">
            <text:p>0.00128908</text:p>
          </table:table-cell>
          <table:table-cell office:value-type="float" office:value="0.000528282" calcext:value-type="float">
            <text:p>0.000528282</text:p>
          </table:table-cell>
          <table:table-cell office:value-type="float" office:value="0.00345065" calcext:value-type="float">
            <text:p>0.00345065</text:p>
          </table:table-cell>
          <table:table-cell office:value-type="float" office:value="14227" calcext:value-type="float">
            <text:p>14227</text:p>
          </table:table-cell>
          <table:table-cell office:value-type="float" office:value="100" calcext:value-type="float">
            <text:p>100</text:p>
          </table:table-cell>
          <table:table-cell office:value-type="float" office:value="142.27" calcext:value-type="float">
            <text:p>142.27</text:p>
          </table:table-cell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  <table:table-cell office:value-type="float" office:value="644" calcext:value-type="float">
            <text:p>644</text:p>
          </table:table-cell>
          <table:table-cell office:value-type="float" office:value="100" calcext:value-type="float">
            <text:p>100</text:p>
          </table:table-cell>
          <table:table-cell office:value-type="float" office:value="6.44" calcext:value-type="float">
            <text:p>6.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1" calcext:value-type="float">
            <text:p>641</text:p>
          </table:table-cell>
          <table:table-cell office:value-type="float" office:value="100" calcext:value-type="float">
            <text:p>100</text:p>
          </table:table-cell>
          <table:table-cell office:value-type="float" office:value="6.41" calcext:value-type="float">
            <text:p>6.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0994063" calcext:value-type="float">
            <text:p>0.0994063</text:p>
          </table:table-cell>
          <table:table-cell office:value-type="float" office:value="100" calcext:value-type="float">
            <text:p>100</text:p>
          </table:table-cell>
          <table:table-cell office:value-type="float" office:value="0.000994063" calcext:value-type="float">
            <text:p>0.000994063</text:p>
          </table:table-cell>
          <table:table-cell office:value-type="float" office:value="0.000568843" calcext:value-type="float">
            <text:p>0.000568843</text:p>
          </table:table-cell>
          <table:table-cell office:value-type="float" office:value="0.00191314" calcext:value-type="float">
            <text:p>0.00191314</text:p>
          </table:table-cell>
          <table:table-cell office:value-type="float" office:value="19001" calcext:value-type="float">
            <text:p>19001</text:p>
          </table:table-cell>
          <table:table-cell office:value-type="float" office:value="100" calcext:value-type="float">
            <text:p>100</text:p>
          </table:table-cell>
          <table:table-cell office:value-type="float" office:value="190.01" calcext:value-type="float">
            <text:p>190.01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791" calcext:value-type="float">
            <text:p>791</text:p>
          </table:table-cell>
          <table:table-cell office:value-type="float" office:value="100" calcext:value-type="float">
            <text:p>100</text:p>
          </table:table-cell>
          <table:table-cell office:value-type="float" office:value="7.91" calcext:value-type="float">
            <text:p>7.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91" calcext:value-type="float">
            <text:p>791</text:p>
          </table:table-cell>
          <table:table-cell office:value-type="float" office:value="100" calcext:value-type="float">
            <text:p>100</text:p>
          </table:table-cell>
          <table:table-cell office:value-type="float" office:value="7.91" calcext:value-type="float">
            <text:p>7.9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100" calcext:value-type="float">
            <text:p>100</text:p>
          </table:table-cell>
          <table:table-cell office:value-type="float" office:value="0.00116626" calcext:value-type="float">
            <text:p>0.00116626</text:p>
          </table:table-cell>
          <table:table-cell office:value-type="float" office:value="0.000553366" calcext:value-type="float">
            <text:p>0.000553366</text:p>
          </table:table-cell>
          <table:table-cell office:value-type="float" office:value="0.00402113" calcext:value-type="float">
            <text:p>0.00402113</text:p>
          </table:table-cell>
          <table:table-cell office:value-type="float" office:value="7337" calcext:value-type="float">
            <text:p>7337</text:p>
          </table:table-cell>
          <table:table-cell office:value-type="float" office:value="100" calcext:value-type="float">
            <text:p>100</text:p>
          </table:table-cell>
          <table:table-cell office:value-type="float" office:value="73.37" calcext:value-type="float">
            <text:p>73.37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225505" calcext:value-type="float">
            <text:p>0.225505</text:p>
          </table:table-cell>
          <table:table-cell office:value-type="float" office:value="100" calcext:value-type="float">
            <text:p>100</text:p>
          </table:table-cell>
          <table:table-cell office:value-type="float" office:value="0.00225505" calcext:value-type="float">
            <text:p>0.00225505</text:p>
          </table:table-cell>
          <table:table-cell office:value-type="float" office:value="0.000723786" calcext:value-type="float">
            <text:p>0.000723786</text:p>
          </table:table-cell>
          <table:table-cell office:value-type="float" office:value="0.00688806" calcext:value-type="float">
            <text:p>0.00688806</text:p>
          </table:table-cell>
          <table:table-cell office:value-type="float" office:value="8542" calcext:value-type="float">
            <text:p>8542</text:p>
          </table:table-cell>
          <table:table-cell office:value-type="float" office:value="100" calcext:value-type="float">
            <text:p>100</text:p>
          </table:table-cell>
          <table:table-cell office:value-type="float" office:value="85.42" calcext:value-type="float">
            <text:p>85.42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237299" calcext:value-type="float">
            <text:p>0.237299</text:p>
          </table:table-cell>
          <table:table-cell office:value-type="float" office:value="100" calcext:value-type="float">
            <text:p>100</text:p>
          </table:table-cell>
          <table:table-cell office:value-type="float" office:value="0.00237299" calcext:value-type="float">
            <text:p>0.00237299</text:p>
          </table:table-cell>
          <table:table-cell office:value-type="float" office:value="0.000693513" calcext:value-type="float">
            <text:p>0.000693513</text:p>
          </table:table-cell>
          <table:table-cell office:value-type="float" office:value="0.00529972" calcext:value-type="float">
            <text:p>0.00529972</text:p>
          </table:table-cell>
          <table:table-cell office:value-type="float" office:value="8914" calcext:value-type="float">
            <text:p>8914</text:p>
          </table:table-cell>
          <table:table-cell office:value-type="float" office:value="100" calcext:value-type="float">
            <text:p>100</text:p>
          </table:table-cell>
          <table:table-cell office:value-type="float" office:value="89.14" calcext:value-type="float">
            <text:p>89.14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100" calcext:value-type="float">
            <text:p>100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327505" calcext:value-type="float">
            <text:p>0.327505</text:p>
          </table:table-cell>
          <table:table-cell office:value-type="float" office:value="100" calcext:value-type="float">
            <text:p>100</text:p>
          </table:table-cell>
          <table:table-cell office:value-type="float" office:value="0.00327505" calcext:value-type="float">
            <text:p>0.00327505</text:p>
          </table:table-cell>
          <table:table-cell office:value-type="float" office:value="0.00096103" calcext:value-type="float">
            <text:p>0.00096103</text:p>
          </table:table-cell>
          <table:table-cell office:value-type="float" office:value="0.00835108" calcext:value-type="float">
            <text:p>0.00835108</text:p>
          </table:table-cell>
          <table:table-cell office:value-type="float" office:value="10488" calcext:value-type="float">
            <text:p>10488</text:p>
          </table:table-cell>
          <table:table-cell office:value-type="float" office:value="100" calcext:value-type="float">
            <text:p>100</text:p>
          </table:table-cell>
          <table:table-cell office:value-type="float" office:value="104.88" calcext:value-type="float">
            <text:p>104.88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305679" calcext:value-type="float">
            <text:p>0.305679</text:p>
          </table:table-cell>
          <table:table-cell office:value-type="float" office:value="100" calcext:value-type="float">
            <text:p>100</text:p>
          </table:table-cell>
          <table:table-cell office:value-type="float" office:value="0.00305679" calcext:value-type="float">
            <text:p>0.00305679</text:p>
          </table:table-cell>
          <table:table-cell office:value-type="float" office:value="0.000820637" calcext:value-type="float">
            <text:p>0.000820637</text:p>
          </table:table-cell>
          <table:table-cell office:value-type="float" office:value="0.0105616" calcext:value-type="float">
            <text:p>0.0105616</text:p>
          </table:table-cell>
          <table:table-cell office:value-type="float" office:value="11270" calcext:value-type="float">
            <text:p>11270</text:p>
          </table:table-cell>
          <table:table-cell office:value-type="float" office:value="100" calcext:value-type="float">
            <text:p>100</text:p>
          </table:table-cell>
          <table:table-cell office:value-type="float" office:value="112.7" calcext:value-type="float">
            <text:p>112.7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457" calcext:value-type="float">
            <text:p>457</text:p>
          </table:table-cell>
          <table:table-cell office:value-type="float" office:value="100" calcext:value-type="float">
            <text:p>100</text:p>
          </table:table-cell>
          <table:table-cell office:value-type="float" office:value="4.57" calcext:value-type="float">
            <text:p>4.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9" calcext:value-type="float">
            <text:p>439</text:p>
          </table:table-cell>
          <table:table-cell office:value-type="float" office:value="100" calcext:value-type="float">
            <text:p>100</text:p>
          </table:table-cell>
          <table:table-cell office:value-type="float" office:value="4.39" calcext:value-type="float">
            <text:p>4.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297246" calcext:value-type="float">
            <text:p>0.297246</text:p>
          </table:table-cell>
          <table:table-cell office:value-type="float" office:value="100" calcext:value-type="float">
            <text:p>100</text:p>
          </table:table-cell>
          <table:table-cell office:value-type="float" office:value="0.00297246" calcext:value-type="float">
            <text:p>0.00297246</text:p>
          </table:table-cell>
          <table:table-cell office:value-type="float" office:value="0.000847023" calcext:value-type="float">
            <text:p>0.000847023</text:p>
          </table:table-cell>
          <table:table-cell office:value-type="float" office:value="0.00842026" calcext:value-type="float">
            <text:p>0.00842026</text:p>
          </table:table-cell>
          <table:table-cell office:value-type="float" office:value="12755" calcext:value-type="float">
            <text:p>12755</text:p>
          </table:table-cell>
          <table:table-cell office:value-type="float" office:value="100" calcext:value-type="float">
            <text:p>100</text:p>
          </table:table-cell>
          <table:table-cell office:value-type="float" office:value="127.55" calcext:value-type="float">
            <text:p>127.55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  <table:table-cell office:value-type="float" office:value="522" calcext:value-type="float">
            <text:p>522</text:p>
          </table:table-cell>
          <table:table-cell office:value-type="float" office:value="100" calcext:value-type="float">
            <text:p>100</text:p>
          </table:table-cell>
          <table:table-cell office:value-type="float" office:value="5.22" calcext:value-type="float">
            <text:p>5.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float" office:value="100" calcext:value-type="float">
            <text:p>100</text:p>
          </table:table-cell>
          <table:table-cell office:value-type="float" office:value="5.05" calcext:value-type="float">
            <text:p>5.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264514" calcext:value-type="float">
            <text:p>0.264514</text:p>
          </table:table-cell>
          <table:table-cell office:value-type="float" office:value="100" calcext:value-type="float">
            <text:p>100</text:p>
          </table:table-cell>
          <table:table-cell office:value-type="float" office:value="0.00264514" calcext:value-type="float">
            <text:p>0.00264514</text:p>
          </table:table-cell>
          <table:table-cell office:value-type="float" office:value="0.0007085" calcext:value-type="float">
            <text:p>0.0007085</text:p>
          </table:table-cell>
          <table:table-cell office:value-type="float" office:value="0.00964595" calcext:value-type="float">
            <text:p>0.00964595</text:p>
          </table:table-cell>
          <table:table-cell office:value-type="float" office:value="14437" calcext:value-type="float">
            <text:p>14437</text:p>
          </table:table-cell>
          <table:table-cell office:value-type="float" office:value="100" calcext:value-type="float">
            <text:p>100</text:p>
          </table:table-cell>
          <table:table-cell office:value-type="float" office:value="144.37" calcext:value-type="float">
            <text:p>144.37</text:p>
          </table:table-cell>
          <table:table-cell office:value-type="float" office:value="106" calcext:value-type="float">
            <text:p>106</text:p>
          </table:table-cell>
          <table:table-cell office:value-type="float" office:value="242" calcext:value-type="float">
            <text:p>242</text:p>
          </table:table-cell>
          <table:table-cell office:value-type="float" office:value="602" calcext:value-type="float">
            <text:p>602</text:p>
          </table:table-cell>
          <table:table-cell office:value-type="float" office:value="100" calcext:value-type="float">
            <text:p>100</text:p>
          </table:table-cell>
          <table:table-cell office:value-type="float" office:value="6.02" calcext:value-type="float">
            <text:p>6.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7" calcext:value-type="float">
            <text:p>587</text:p>
          </table:table-cell>
          <table:table-cell office:value-type="float" office:value="100" calcext:value-type="float">
            <text:p>100</text:p>
          </table:table-cell>
          <table:table-cell office:value-type="float" office:value="5.87" calcext:value-type="float">
            <text:p>5.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183994" calcext:value-type="float">
            <text:p>0.183994</text:p>
          </table:table-cell>
          <table:table-cell office:value-type="float" office:value="100" calcext:value-type="float">
            <text:p>100</text:p>
          </table:table-cell>
          <table:table-cell office:value-type="float" office:value="0.00183994" calcext:value-type="float">
            <text:p>0.00183994</text:p>
          </table:table-cell>
          <table:table-cell office:value-type="float" office:value="0.000685523" calcext:value-type="float">
            <text:p>0.000685523</text:p>
          </table:table-cell>
          <table:table-cell office:value-type="float" office:value="0.00603082" calcext:value-type="float">
            <text:p>0.00603082</text:p>
          </table:table-cell>
          <table:table-cell office:value-type="float" office:value="16883" calcext:value-type="float">
            <text:p>16883</text:p>
          </table:table-cell>
          <table:table-cell office:value-type="float" office:value="100" calcext:value-type="float">
            <text:p>100</text:p>
          </table:table-cell>
          <table:table-cell office:value-type="float" office:value="168.83" calcext:value-type="float">
            <text:p>168.83</text:p>
          </table:table-cell>
          <table:table-cell office:value-type="float" office:value="128" calcext:value-type="float">
            <text:p>128</text:p>
          </table:table-cell>
          <table:table-cell office:value-type="float" office:value="284" calcext:value-type="float">
            <text:p>284</text:p>
          </table:table-cell>
          <table:table-cell office:value-type="float" office:value="686" calcext:value-type="float">
            <text:p>686</text:p>
          </table:table-cell>
          <table:table-cell office:value-type="float" office:value="100" calcext:value-type="float">
            <text:p>100</text:p>
          </table:table-cell>
          <table:table-cell office:value-type="float" office:value="6.86" calcext:value-type="float">
            <text:p>6.8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132029" calcext:value-type="float">
            <text:p>0.132029</text:p>
          </table:table-cell>
          <table:table-cell office:value-type="float" office:value="100" calcext:value-type="float">
            <text:p>100</text:p>
          </table:table-cell>
          <table:table-cell office:value-type="float" office:value="0.00132029" calcext:value-type="float">
            <text:p>0.00132029</text:p>
          </table:table-cell>
          <table:table-cell office:value-type="float" office:value="0.000730056" calcext:value-type="float">
            <text:p>0.000730056</text:p>
          </table:table-cell>
          <table:table-cell office:value-type="float" office:value="0.00346309" calcext:value-type="float">
            <text:p>0.00346309</text:p>
          </table:table-cell>
          <table:table-cell office:value-type="float" office:value="22483" calcext:value-type="float">
            <text:p>22483</text:p>
          </table:table-cell>
          <table:table-cell office:value-type="float" office:value="100" calcext:value-type="float">
            <text:p>100</text:p>
          </table:table-cell>
          <table:table-cell office:value-type="float" office:value="224.83" calcext:value-type="float">
            <text:p>224.83</text:p>
          </table:table-cell>
          <table:table-cell office:value-type="float" office:value="170" calcext:value-type="float">
            <text:p>170</text:p>
          </table:table-cell>
          <table:table-cell office:value-type="float" office:value="334" calcext:value-type="float">
            <text:p>334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float" office:value="8.42" calcext:value-type="float">
            <text:p>8.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67777" calcext:value-type="float">
            <text:p>0.167777</text:p>
          </table:table-cell>
          <table:table-cell office:value-type="float" office:value="100" calcext:value-type="float">
            <text:p>100</text:p>
          </table:table-cell>
          <table:table-cell office:value-type="float" office:value="0.00167777" calcext:value-type="float">
            <text:p>0.00167777</text:p>
          </table:table-cell>
          <table:table-cell office:value-type="float" office:value="0.000665332" calcext:value-type="float">
            <text:p>0.000665332</text:p>
          </table:table-cell>
          <table:table-cell office:value-type="float" office:value="0.007044" calcext:value-type="float">
            <text:p>0.007044</text:p>
          </table:table-cell>
          <table:table-cell office:value-type="float" office:value="8692" calcext:value-type="float">
            <text:p>8692</text:p>
          </table:table-cell>
          <table:table-cell office:value-type="float" office:value="100" calcext:value-type="float">
            <text:p>100</text:p>
          </table:table-cell>
          <table:table-cell office:value-type="float" office:value="86.92" calcext:value-type="float">
            <text:p>86.92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2.29" calcext:value-type="float">
            <text:p>2.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50008" calcext:value-type="float">
            <text:p>0.350008</text:p>
          </table:table-cell>
          <table:table-cell office:value-type="float" office:value="100" calcext:value-type="float">
            <text:p>100</text:p>
          </table:table-cell>
          <table:table-cell office:value-type="float" office:value="0.00350008" calcext:value-type="float">
            <text:p>0.00350008</text:p>
          </table:table-cell>
          <table:table-cell office:value-type="float" office:value="0.000906538" calcext:value-type="float">
            <text:p>0.000906538</text:p>
          </table:table-cell>
          <table:table-cell office:value-type="float" office:value="0.012002" calcext:value-type="float">
            <text:p>0.012002</text:p>
          </table:table-cell>
          <table:table-cell office:value-type="float" office:value="10191" calcext:value-type="float">
            <text:p>10191</text:p>
          </table:table-cell>
          <table:table-cell office:value-type="float" office:value="100" calcext:value-type="float">
            <text:p>100</text:p>
          </table:table-cell>
          <table:table-cell office:value-type="float" office:value="101.91" calcext:value-type="float">
            <text:p>101.91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3.08" calcext:value-type="float">
            <text:p>3.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3.02" calcext:value-type="float">
            <text:p>3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464918" calcext:value-type="float">
            <text:p>0.464918</text:p>
          </table:table-cell>
          <table:table-cell office:value-type="float" office:value="100" calcext:value-type="float">
            <text:p>100</text:p>
          </table:table-cell>
          <table:table-cell office:value-type="float" office:value="0.00464918" calcext:value-type="float">
            <text:p>0.00464918</text:p>
          </table:table-cell>
          <table:table-cell office:value-type="float" office:value="0.00161237" calcext:value-type="float">
            <text:p>0.00161237</text:p>
          </table:table-cell>
          <table:table-cell office:value-type="float" office:value="0.0107658" calcext:value-type="float">
            <text:p>0.0107658</text:p>
          </table:table-cell>
          <table:table-cell office:value-type="float" office:value="11170" calcext:value-type="float">
            <text:p>11170</text:p>
          </table:table-cell>
          <table:table-cell office:value-type="float" office:value="100" calcext:value-type="float">
            <text:p>100</text:p>
          </table:table-cell>
          <table:table-cell office:value-type="float" office:value="111.7" calcext:value-type="float">
            <text:p>111.7</text:p>
          </table:table-cell>
          <table:table-cell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office:value-type="float" office:value="369" calcext:value-type="float">
            <text:p>369</text:p>
          </table:table-cell>
          <table:table-cell office:value-type="float" office:value="100" calcext:value-type="float">
            <text:p>100</text:p>
          </table:table-cell>
          <table:table-cell office:value-type="float" office:value="3.69" calcext:value-type="float">
            <text:p>3.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506504" calcext:value-type="float">
            <text:p>0.506504</text:p>
          </table:table-cell>
          <table:table-cell office:value-type="float" office:value="100" calcext:value-type="float">
            <text:p>100</text:p>
          </table:table-cell>
          <table:table-cell office:value-type="float" office:value="0.00506504" calcext:value-type="float">
            <text:p>0.00506504</text:p>
          </table:table-cell>
          <table:table-cell office:value-type="float" office:value="0.00140013" calcext:value-type="float">
            <text:p>0.00140013</text:p>
          </table:table-cell>
          <table:table-cell office:value-type="float" office:value="0.012254" calcext:value-type="float">
            <text:p>0.012254</text:p>
          </table:table-cell>
          <table:table-cell office:value-type="float" office:value="12007" calcext:value-type="float">
            <text:p>12007</text:p>
          </table:table-cell>
          <table:table-cell office:value-type="float" office:value="100" calcext:value-type="float">
            <text:p>100</text:p>
          </table:table-cell>
          <table:table-cell office:value-type="float" office:value="120.07" calcext:value-type="float">
            <text:p>120.07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502296" calcext:value-type="float">
            <text:p>0.502296</text:p>
          </table:table-cell>
          <table:table-cell office:value-type="float" office:value="100" calcext:value-type="float">
            <text:p>100</text:p>
          </table:table-cell>
          <table:table-cell office:value-type="float" office:value="0.00502296" calcext:value-type="float">
            <text:p>0.00502296</text:p>
          </table:table-cell>
          <table:table-cell office:value-type="float" office:value="0.00103042" calcext:value-type="float">
            <text:p>0.00103042</text:p>
          </table:table-cell>
          <table:table-cell office:value-type="float" office:value="0.0189809" calcext:value-type="float">
            <text:p>0.0189809</text:p>
          </table:table-cell>
          <table:table-cell office:value-type="float" office:value="13009" calcext:value-type="float">
            <text:p>13009</text:p>
          </table:table-cell>
          <table:table-cell office:value-type="float" office:value="100" calcext:value-type="float">
            <text:p>100</text:p>
          </table:table-cell>
          <table:table-cell office:value-type="float" office:value="130.09" calcext:value-type="float">
            <text:p>130.09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4.67" calcext:value-type="float">
            <text:p>4.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.481195" calcext:value-type="float">
            <text:p>0.481195</text:p>
          </table:table-cell>
          <table:table-cell office:value-type="float" office:value="100" calcext:value-type="float">
            <text:p>100</text:p>
          </table:table-cell>
          <table:table-cell office:value-type="float" office:value="0.00481195" calcext:value-type="float">
            <text:p>0.00481195</text:p>
          </table:table-cell>
          <table:table-cell office:value-type="float" office:value="0.00121568" calcext:value-type="float">
            <text:p>0.00121568</text:p>
          </table:table-cell>
          <table:table-cell office:value-type="float" office:value="0.0145517" calcext:value-type="float">
            <text:p>0.0145517</text:p>
          </table:table-cell>
          <table:table-cell office:value-type="float" office:value="15111" calcext:value-type="float">
            <text:p>15111</text:p>
          </table:table-cell>
          <table:table-cell office:value-type="float" office:value="100" calcext:value-type="float">
            <text:p>100</text:p>
          </table:table-cell>
          <table:table-cell office:value-type="float" office:value="151.11" calcext:value-type="float">
            <text:p>151.11</text:p>
          </table:table-cell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553" calcext:value-type="float">
            <text:p>553</text:p>
          </table:table-cell>
          <table:table-cell office:value-type="float" office:value="100" calcext:value-type="float">
            <text:p>100</text:p>
          </table:table-cell>
          <table:table-cell office:value-type="float" office:value="5.53" calcext:value-type="float">
            <text:p>5.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.28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.474993" calcext:value-type="float">
            <text:p>0.474993</text:p>
          </table:table-cell>
          <table:table-cell office:value-type="float" office:value="100" calcext:value-type="float">
            <text:p>100</text:p>
          </table:table-cell>
          <table:table-cell office:value-type="float" office:value="0.00474993" calcext:value-type="float">
            <text:p>0.00474993</text:p>
          </table:table-cell>
          <table:table-cell office:value-type="float" office:value="0.00117377" calcext:value-type="float">
            <text:p>0.00117377</text:p>
          </table:table-cell>
          <table:table-cell office:value-type="float" office:value="0.0224003" calcext:value-type="float">
            <text:p>0.0224003</text:p>
          </table:table-cell>
          <table:table-cell office:value-type="float" office:value="16999" calcext:value-type="float">
            <text:p>16999</text:p>
          </table:table-cell>
          <table:table-cell office:value-type="float" office:value="100" calcext:value-type="float">
            <text:p>100</text:p>
          </table:table-cell>
          <table:table-cell office:value-type="float" office:value="169.99" calcext:value-type="float">
            <text:p>169.99</text:p>
          </table:table-cell>
          <table:table-cell office:value-type="float" office:value="133" calcext:value-type="float">
            <text:p>133</text:p>
          </table:table-cell>
          <table:table-cell office:value-type="float" office:value="266" calcext:value-type="float">
            <text:p>266</text:p>
          </table:table-cell>
          <table:table-cell office:value-type="float" office:value="627" calcext:value-type="float">
            <text:p>627</text:p>
          </table:table-cell>
          <table:table-cell office:value-type="float" office:value="100" calcext:value-type="float">
            <text:p>100</text:p>
          </table:table-cell>
          <table:table-cell office:value-type="float" office:value="6.27" calcext:value-type="float">
            <text:p>6.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 office:value-type="float" office:value="6.17" calcext:value-type="float">
            <text:p>6.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269218" calcext:value-type="float">
            <text:p>0.269218</text:p>
          </table:table-cell>
          <table:table-cell office:value-type="float" office:value="100" calcext:value-type="float">
            <text:p>100</text:p>
          </table:table-cell>
          <table:table-cell office:value-type="float" office:value="0.00269218" calcext:value-type="float">
            <text:p>0.00269218</text:p>
          </table:table-cell>
          <table:table-cell office:value-type="float" office:value="0.000796841" calcext:value-type="float">
            <text:p>0.000796841</text:p>
          </table:table-cell>
          <table:table-cell office:value-type="float" office:value="0.0107682" calcext:value-type="float">
            <text:p>0.0107682</text:p>
          </table:table-cell>
          <table:table-cell office:value-type="float" office:value="20117" calcext:value-type="float">
            <text:p>20117</text:p>
          </table:table-cell>
          <table:table-cell office:value-type="float" office:value="100" calcext:value-type="float">
            <text:p>100</text:p>
          </table:table-cell>
          <table:table-cell office:value-type="float" office:value="201.17" calcext:value-type="float">
            <text:p>201.17</text:p>
          </table:table-cell>
          <table:table-cell office:value-type="float" office:value="135" calcext:value-type="float">
            <text:p>135</text:p>
          </table:table-cell>
          <table:table-cell office:value-type="float" office:value="303" calcext:value-type="float">
            <text:p>303</text:p>
          </table:table-cell>
          <table:table-cell office:value-type="float" office:value="734" calcext:value-type="float">
            <text:p>734</text:p>
          </table:table-cell>
          <table:table-cell office:value-type="float" office:value="100" calcext:value-type="float">
            <text:p>100</text:p>
          </table:table-cell>
          <table:table-cell office:value-type="float" office:value="7.34" calcext:value-type="float">
            <text:p>7.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1" calcext:value-type="float">
            <text:p>721</text:p>
          </table:table-cell>
          <table:table-cell office:value-type="float" office:value="100" calcext:value-type="float">
            <text:p>100</text:p>
          </table:table-cell>
          <table:table-cell office:value-type="float" office:value="7.21" calcext:value-type="float">
            <text:p>7.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160809" calcext:value-type="float">
            <text:p>0.160809</text:p>
          </table:table-cell>
          <table:table-cell office:value-type="float" office:value="100" calcext:value-type="float">
            <text:p>100</text:p>
          </table:table-cell>
          <table:table-cell office:value-type="float" office:value="0.00160809" calcext:value-type="float">
            <text:p>0.00160809</text:p>
          </table:table-cell>
          <table:table-cell office:value-type="float" office:value="0.000798472" calcext:value-type="float">
            <text:p>0.000798472</text:p>
          </table:table-cell>
          <table:table-cell office:value-type="float" office:value="0.00526985" calcext:value-type="float">
            <text:p>0.00526985</text:p>
          </table:table-cell>
          <table:table-cell office:value-type="float" office:value="25528" calcext:value-type="float">
            <text:p>25528</text:p>
          </table:table-cell>
          <table:table-cell office:value-type="float" office:value="100" calcext:value-type="float">
            <text:p>100</text:p>
          </table:table-cell>
          <table:table-cell office:value-type="float" office:value="255.28" calcext:value-type="float">
            <text:p>255.28</text:p>
          </table:table-cell>
          <table:table-cell office:value-type="float" office:value="177" calcext:value-type="float">
            <text:p>177</text:p>
          </table:table-cell>
          <table:table-cell office:value-type="float" office:value="353" calcext:value-type="float">
            <text:p>353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 office:value-type="float" office:value="8.76" calcext:value-type="float">
            <text:p>8.7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75" calcext:value-type="float">
            <text:p>875</text:p>
          </table:table-cell>
          <table:table-cell office:value-type="float" office:value="100" calcext:value-type="float">
            <text:p>100</text:p>
          </table:table-cell>
          <table:table-cell office:value-type="float" office:value="8.75" calcext:value-type="float">
            <text:p>8.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270951" calcext:value-type="float">
            <text:p>0.270951</text:p>
          </table:table-cell>
          <table:table-cell office:value-type="float" office:value="100" calcext:value-type="float">
            <text:p>100</text:p>
          </table:table-cell>
          <table:table-cell office:value-type="float" office:value="0.00270951" calcext:value-type="float">
            <text:p>0.00270951</text:p>
          </table:table-cell>
          <table:table-cell office:value-type="float" office:value="0.000952147" calcext:value-type="float">
            <text:p>0.000952147</text:p>
          </table:table-cell>
          <table:table-cell office:value-type="float" office:value="0.00780882" calcext:value-type="float">
            <text:p>0.00780882</text:p>
          </table:table-cell>
          <table:table-cell office:value-type="float" office:value="10408" calcext:value-type="float">
            <text:p>10408</text:p>
          </table:table-cell>
          <table:table-cell office:value-type="float" office:value="100" calcext:value-type="float">
            <text:p>100</text:p>
          </table:table-cell>
          <table:table-cell office:value-type="float" office:value="104.08" calcext:value-type="float">
            <text:p>104.08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office:value-type="float" office:value="2.37" calcext:value-type="float">
            <text:p>2.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office:value-type="float" office:value="2.37" calcext:value-type="float">
            <text:p>2.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521502" calcext:value-type="float">
            <text:p>0.521502</text:p>
          </table:table-cell>
          <table:table-cell office:value-type="float" office:value="100" calcext:value-type="float">
            <text:p>100</text:p>
          </table:table-cell>
          <table:table-cell office:value-type="float" office:value="0.00521502" calcext:value-type="float">
            <text:p>0.00521502</text:p>
          </table:table-cell>
          <table:table-cell office:value-type="float" office:value="0.00179638" calcext:value-type="float">
            <text:p>0.00179638</text:p>
          </table:table-cell>
          <table:table-cell office:value-type="float" office:value="0.0148887" calcext:value-type="float">
            <text:p>0.0148887</text:p>
          </table:table-cell>
          <table:table-cell office:value-type="float" office:value="11622" calcext:value-type="float">
            <text:p>11622</text:p>
          </table:table-cell>
          <table:table-cell office:value-type="float" office:value="100" calcext:value-type="float">
            <text:p>100</text:p>
          </table:table-cell>
          <table:table-cell office:value-type="float" office:value="116.22" calcext:value-type="float">
            <text:p>116.22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313" calcext:value-type="float">
            <text:p>313</text:p>
          </table:table-cell>
          <table:table-cell office:value-type="float" office:value="100" calcext:value-type="float">
            <text:p>100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  <table:table-cell office:value-type="float" office:value="3.03" calcext:value-type="float">
            <text:p>3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.752672" calcext:value-type="float">
            <text:p>0.752672</text:p>
          </table:table-cell>
          <table:table-cell office:value-type="float" office:value="100" calcext:value-type="float">
            <text:p>100</text:p>
          </table:table-cell>
          <table:table-cell office:value-type="float" office:value="0.00752672" calcext:value-type="float">
            <text:p>0.00752672</text:p>
          </table:table-cell>
          <table:table-cell office:value-type="float" office:value="0.00239164" calcext:value-type="float">
            <text:p>0.00239164</text:p>
          </table:table-cell>
          <table:table-cell office:value-type="float" office:value="0.0207523" calcext:value-type="float">
            <text:p>0.0207523</text:p>
          </table:table-cell>
          <table:table-cell office:value-type="float" office:value="12748" calcext:value-type="float">
            <text:p>12748</text:p>
          </table:table-cell>
          <table:table-cell office:value-type="float" office:value="100" calcext:value-type="float">
            <text:p>100</text:p>
          </table:table-cell>
          <table:table-cell office:value-type="float" office:value="127.48" calcext:value-type="float">
            <text:p>127.48</text:p>
          </table:table-cell>
          <table:table-cell office:value-type="float" office:value="99" calcext:value-type="float">
            <text:p>99</text:p>
          </table:table-cell>
          <table:table-cell office:value-type="float" office:value="203" calcext:value-type="float">
            <text:p>203</text:p>
          </table:table-cell>
          <table:table-cell office:value-type="float" office:value="376" calcext:value-type="float">
            <text:p>376</text:p>
          </table:table-cell>
          <table:table-cell office:value-type="float" office:value="100" calcext:value-type="float">
            <text:p>100</text:p>
          </table:table-cell>
          <table:table-cell office:value-type="float" office:value="3.76" calcext:value-type="float">
            <text:p>3.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901036" calcext:value-type="float">
            <text:p>0.901036</text:p>
          </table:table-cell>
          <table:table-cell office:value-type="float" office:value="100" calcext:value-type="float">
            <text:p>100</text:p>
          </table:table-cell>
          <table:table-cell office:value-type="float" office:value="0.00901036" calcext:value-type="float">
            <text:p>0.00901036</text:p>
          </table:table-cell>
          <table:table-cell office:value-type="float" office:value="0.00179955" calcext:value-type="float">
            <text:p>0.00179955</text:p>
          </table:table-cell>
          <table:table-cell office:value-type="float" office:value="0.0303219" calcext:value-type="float">
            <text:p>0.0303219</text:p>
          </table:table-cell>
          <table:table-cell office:value-type="float" office:value="13986" calcext:value-type="float">
            <text:p>13986</text:p>
          </table:table-cell>
          <table:table-cell office:value-type="float" office:value="100" calcext:value-type="float">
            <text:p>100</text:p>
          </table:table-cell>
          <table:table-cell office:value-type="float" office:value="139.86" calcext:value-type="float">
            <text:p>139.86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6" calcext:value-type="float">
            <text:p>416</text:p>
          </table:table-cell>
          <table:table-cell office:value-type="float" office:value="100" calcext:value-type="float">
            <text:p>100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871782" calcext:value-type="float">
            <text:p>0.871782</text:p>
          </table:table-cell>
          <table:table-cell office:value-type="float" office:value="100" calcext:value-type="float">
            <text:p>100</text:p>
          </table:table-cell>
          <table:table-cell office:value-type="float" office:value="0.00871782" calcext:value-type="float">
            <text:p>0.00871782</text:p>
          </table:table-cell>
          <table:table-cell office:value-type="float" office:value="0.00213885" calcext:value-type="float">
            <text:p>0.00213885</text:p>
          </table:table-cell>
          <table:table-cell office:value-type="float" office:value="0.0221567" calcext:value-type="float">
            <text:p>0.0221567</text:p>
          </table:table-cell>
          <table:table-cell office:value-type="float" office:value="15917" calcext:value-type="float">
            <text:p>15917</text:p>
          </table:table-cell>
          <table:table-cell office:value-type="float" office:value="100" calcext:value-type="float">
            <text:p>100</text:p>
          </table:table-cell>
          <table:table-cell office:value-type="float" office:value="159.17" calcext:value-type="float">
            <text:p>159.17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501" calcext:value-type="float">
            <text:p>501</text:p>
          </table:table-cell>
          <table:table-cell office:value-type="float" office:value="100" calcext:value-type="float">
            <text:p>100</text:p>
          </table:table-cell>
          <table:table-cell office:value-type="float" office:value="5.01" calcext:value-type="float">
            <text:p>5.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100" calcext:value-type="float">
            <text:p>100</text:p>
          </table:table-cell>
          <table:table-cell office:value-type="float" office:value="4.72" calcext:value-type="float">
            <text:p>4.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.738979" calcext:value-type="float">
            <text:p>0.738979</text:p>
          </table:table-cell>
          <table:table-cell office:value-type="float" office:value="100" calcext:value-type="float">
            <text:p>100</text:p>
          </table:table-cell>
          <table:table-cell office:value-type="float" office:value="0.00738979" calcext:value-type="float">
            <text:p>0.00738979</text:p>
          </table:table-cell>
          <table:table-cell office:value-type="float" office:value="0.0008914" calcext:value-type="float">
            <text:p>0.0008914</text:p>
          </table:table-cell>
          <table:table-cell office:value-type="float" office:value="0.030636" calcext:value-type="float">
            <text:p>0.030636</text:p>
          </table:table-cell>
          <table:table-cell office:value-type="float" office:value="17618" calcext:value-type="float">
            <text:p>17618</text:p>
          </table:table-cell>
          <table:table-cell office:value-type="float" office:value="100" calcext:value-type="float">
            <text:p>100</text:p>
          </table:table-cell>
          <table:table-cell office:value-type="float" office:value="176.18" calcext:value-type="float">
            <text:p>176.18</text:p>
          </table:table-cell>
          <table:table-cell office:value-type="float" office:value="136" calcext:value-type="float">
            <text:p>136</text:p>
          </table:table-cell>
          <table:table-cell office:value-type="float" office:value="249" calcext:value-type="float">
            <text:p>249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5.77" calcext:value-type="float">
            <text:p>5.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  <table:table-cell office:value-type="float" office:value="100" calcext:value-type="float">
            <text:p>100</text:p>
          </table:table-cell>
          <table:table-cell office:value-type="float" office:value="5.47" calcext:value-type="float">
            <text:p>5.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.64829" calcext:value-type="float">
            <text:p>0.64829</text:p>
          </table:table-cell>
          <table:table-cell office:value-type="float" office:value="100" calcext:value-type="float">
            <text:p>100</text:p>
          </table:table-cell>
          <table:table-cell office:value-type="float" office:value="0.0064829" calcext:value-type="float">
            <text:p>0.0064829</text:p>
          </table:table-cell>
          <table:table-cell office:value-type="float" office:value="0.000902709" calcext:value-type="float">
            <text:p>0.000902709</text:p>
          </table:table-cell>
          <table:table-cell office:value-type="float" office:value="0.0271814" calcext:value-type="float">
            <text:p>0.0271814</text:p>
          </table:table-cell>
          <table:table-cell office:value-type="float" office:value="19240" calcext:value-type="float">
            <text:p>19240</text:p>
          </table:table-cell>
          <table:table-cell office:value-type="float" office:value="100" calcext:value-type="float">
            <text:p>100</text:p>
          </table:table-cell>
          <table:table-cell office:value-type="float" office:value="192.4" calcext:value-type="float">
            <text:p>192.4</text:p>
          </table:table-cell>
          <table:table-cell office:value-type="float" office:value="135" calcext:value-type="float">
            <text:p>135</text:p>
          </table:table-cell>
          <table:table-cell office:value-type="float" office:value="258" calcext:value-type="float">
            <text:p>258</text:p>
          </table:table-cell>
          <table:table-cell office:value-type="float" office:value="653" calcext:value-type="float">
            <text:p>653</text:p>
          </table:table-cell>
          <table:table-cell office:value-type="float" office:value="100" calcext:value-type="float">
            <text:p>100</text:p>
          </table:table-cell>
          <table:table-cell office:value-type="float" office:value="6.53" calcext:value-type="float">
            <text:p>6.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1" calcext:value-type="float">
            <text:p>641</text:p>
          </table:table-cell>
          <table:table-cell office:value-type="float" office:value="100" calcext:value-type="float">
            <text:p>100</text:p>
          </table:table-cell>
          <table:table-cell office:value-type="float" office:value="6.41" calcext:value-type="float">
            <text:p>6.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0.372253" calcext:value-type="float">
            <text:p>0.372253</text:p>
          </table:table-cell>
          <table:table-cell office:value-type="float" office:value="100" calcext:value-type="float">
            <text:p>100</text:p>
          </table:table-cell>
          <table:table-cell office:value-type="float" office:value="0.00372253" calcext:value-type="float">
            <text:p>0.00372253</text:p>
          </table:table-cell>
          <table:table-cell office:value-type="float" office:value="0.000822204" calcext:value-type="float">
            <text:p>0.000822204</text:p>
          </table:table-cell>
          <table:table-cell office:value-type="float" office:value="0.0121406" calcext:value-type="float">
            <text:p>0.0121406</text:p>
          </table:table-cell>
          <table:table-cell office:value-type="float" office:value="22722" calcext:value-type="float">
            <text:p>22722</text:p>
          </table:table-cell>
          <table:table-cell office:value-type="float" office:value="100" calcext:value-type="float">
            <text:p>100</text:p>
          </table:table-cell>
          <table:table-cell office:value-type="float" office:value="227.22" calcext:value-type="float">
            <text:p>227.22</text:p>
          </table:table-cell>
          <table:table-cell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  <table:table-cell office:value-type="float" office:value="7.58" calcext:value-type="float">
            <text:p>7.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2" calcext:value-type="float">
            <text:p>752</text:p>
          </table:table-cell>
          <table:table-cell office:value-type="float" office:value="100" calcext:value-type="float">
            <text:p>100</text:p>
          </table:table-cell>
          <table:table-cell office:value-type="float" office:value="7.52" calcext:value-type="float">
            <text:p>7.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.212545" calcext:value-type="float">
            <text:p>0.212545</text:p>
          </table:table-cell>
          <table:table-cell office:value-type="float" office:value="100" calcext:value-type="float">
            <text:p>100</text:p>
          </table:table-cell>
          <table:table-cell office:value-type="float" office:value="0.00212545" calcext:value-type="float">
            <text:p>0.00212545</text:p>
          </table:table-cell>
          <table:table-cell office:value-type="float" office:value="0.000952481" calcext:value-type="float">
            <text:p>0.000952481</text:p>
          </table:table-cell>
          <table:table-cell office:value-type="float" office:value="0.0054513" calcext:value-type="float">
            <text:p>0.0054513</text:p>
          </table:table-cell>
          <table:table-cell office:value-type="float" office:value="29194" calcext:value-type="float">
            <text:p>29194</text:p>
          </table:table-cell>
          <table:table-cell office:value-type="float" office:value="100" calcext:value-type="float">
            <text:p>100</text:p>
          </table:table-cell>
          <table:table-cell office:value-type="float" office:value="291.94" calcext:value-type="float">
            <text:p>291.94</text:p>
          </table:table-cell>
          <table:table-cell office:value-type="float" office:value="202" calcext:value-type="float">
            <text:p>202</text:p>
          </table:table-cell>
          <table:table-cell office:value-type="float" office:value="477" calcext:value-type="float">
            <text:p>477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 office:value-type="float" office:value="9.18" calcext:value-type="float">
            <text:p>9.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17" calcext:value-type="float">
            <text:p>917</text:p>
          </table:table-cell>
          <table:table-cell office:value-type="float" office:value="100" calcext:value-type="float">
            <text:p>100</text:p>
          </table:table-cell>
          <table:table-cell office:value-type="float" office:value="9.17" calcext:value-type="float">
            <text:p>9.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45922" calcext:value-type="float">
            <text:p>0.345922</text:p>
          </table:table-cell>
          <table:table-cell office:value-type="float" office:value="100" calcext:value-type="float">
            <text:p>100</text:p>
          </table:table-cell>
          <table:table-cell office:value-type="float" office:value="0.00345922" calcext:value-type="float">
            <text:p>0.00345922</text:p>
          </table:table-cell>
          <table:table-cell office:value-type="float" office:value="0.00115373" calcext:value-type="float">
            <text:p>0.00115373</text:p>
          </table:table-cell>
          <table:table-cell office:value-type="float" office:value="0.0125145" calcext:value-type="float">
            <text:p>0.0125145</text:p>
          </table:table-cell>
          <table:table-cell office:value-type="float" office:value="11880" calcext:value-type="float">
            <text:p>11880</text:p>
          </table:table-cell>
          <table:table-cell office:value-type="float" office:value="100" calcext:value-type="float">
            <text:p>100</text:p>
          </table:table-cell>
          <table:table-cell office:value-type="float" office:value="118.8" calcext:value-type="float">
            <text:p>118.8</text:p>
          </table:table-cell>
          <table:table-cell office:value-type="float" office:value="109" calcext:value-type="float">
            <text:p>109</text:p>
          </table:table-cell>
          <table:table-cell office:value-type="float" office:value="193" calcext:value-type="float">
            <text:p>193</text:p>
          </table:table-cell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2.46" calcext:value-type="float">
            <text:p>2.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831911" calcext:value-type="float">
            <text:p>0.831911</text:p>
          </table:table-cell>
          <table:table-cell office:value-type="float" office:value="100" calcext:value-type="float">
            <text:p>100</text:p>
          </table:table-cell>
          <table:table-cell office:value-type="float" office:value="0.00831911" calcext:value-type="float">
            <text:p>0.00831911</text:p>
          </table:table-cell>
          <table:table-cell office:value-type="float" office:value="0.00117725" calcext:value-type="float">
            <text:p>0.00117725</text:p>
          </table:table-cell>
          <table:table-cell office:value-type="float" office:value="0.0323921" calcext:value-type="float">
            <text:p>0.0323921</text:p>
          </table:table-cell>
          <table:table-cell office:value-type="float" office:value="13331" calcext:value-type="float">
            <text:p>13331</text:p>
          </table:table-cell>
          <table:table-cell office:value-type="float" office:value="100" calcext:value-type="float">
            <text:p>100</text:p>
          </table:table-cell>
          <table:table-cell office:value-type="float" office:value="133.31" calcext:value-type="float">
            <text:p>133.31</text:p>
          </table:table-cell>
          <table:table-cell office:value-type="float" office:value="110" calcext:value-type="float">
            <text:p>110</text:p>
          </table:table-cell>
          <table:table-cell office:value-type="float" office:value="174" calcext:value-type="float">
            <text:p>174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.31701" calcext:value-type="float">
            <text:p>1.31701</text:p>
          </table:table-cell>
          <table:table-cell office:value-type="float" office:value="100" calcext:value-type="float">
            <text:p>100</text:p>
          </table:table-cell>
          <table:table-cell office:value-type="float" office:value="0.0131701" calcext:value-type="float">
            <text:p>0.0131701</text:p>
          </table:table-cell>
          <table:table-cell office:value-type="float" office:value="0.00277818" calcext:value-type="float">
            <text:p>0.00277818</text:p>
          </table:table-cell>
          <table:table-cell office:value-type="float" office:value="0.0611217" calcext:value-type="float">
            <text:p>0.0611217</text:p>
          </table:table-cell>
          <table:table-cell office:value-type="float" office:value="14691" calcext:value-type="float">
            <text:p>14691</text:p>
          </table:table-cell>
          <table:table-cell office:value-type="float" office:value="100" calcext:value-type="float">
            <text:p>100</text:p>
          </table:table-cell>
          <table:table-cell office:value-type="float" office:value="146.91" calcext:value-type="float">
            <text:p>146.91</text:p>
          </table:table-cell>
          <table:table-cell office:value-type="float" office:value="117" calcext:value-type="float">
            <text:p>117</text:p>
          </table:table-cell>
          <table:table-cell office:value-type="float" office:value="223" calcext:value-type="float">
            <text:p>223</text:p>
          </table:table-cell>
          <table:table-cell office:value-type="float" office:value="386" calcext:value-type="float">
            <text:p>386</text:p>
          </table:table-cell>
          <table:table-cell office:value-type="float" office:value="100" calcext:value-type="float">
            <text:p>100</text:p>
          </table:table-cell>
          <table:table-cell office:value-type="float" office:value="3.86" calcext:value-type="float">
            <text:p>3.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.38256" calcext:value-type="float">
            <text:p>1.38256</text:p>
          </table:table-cell>
          <table:table-cell office:value-type="float" office:value="100" calcext:value-type="float">
            <text:p>100</text:p>
          </table:table-cell>
          <table:table-cell office:value-type="float" office:value="0.0138256" calcext:value-type="float">
            <text:p>0.0138256</text:p>
          </table:table-cell>
          <table:table-cell office:value-type="float" office:value="0.00270192" calcext:value-type="float">
            <text:p>0.00270192</text:p>
          </table:table-cell>
          <table:table-cell office:value-type="float" office:value="0.0342383" calcext:value-type="float">
            <text:p>0.0342383</text:p>
          </table:table-cell>
          <table:table-cell office:value-type="float" office:value="16314" calcext:value-type="float">
            <text:p>16314</text:p>
          </table:table-cell>
          <table:table-cell office:value-type="float" office:value="100" calcext:value-type="float">
            <text:p>100</text:p>
          </table:table-cell>
          <table:table-cell office:value-type="float" office:value="163.14" calcext:value-type="float">
            <text:p>163.14</text:p>
          </table:table-cell>
          <table:table-cell office:value-type="float" office:value="121" calcext:value-type="float">
            <text:p>121</text:p>
          </table:table-cell>
          <table:table-cell office:value-type="float" office:value="217" calcext:value-type="float">
            <text:p>217</text:p>
          </table:table-cell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4.47" calcext:value-type="float">
            <text:p>4.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1" calcext:value-type="float">
            <text:p>411</text:p>
          </table:table-cell>
          <table:table-cell office:value-type="float" office:value="100" calcext:value-type="float">
            <text:p>100</text:p>
          </table:table-cell>
          <table:table-cell office:value-type="float" office:value="4.11" calcext:value-type="float">
            <text:p>4.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00" calcext:value-type="float">
            <text:p>100</text:p>
          </table:table-cell>
          <table:table-cell office:value-type="float" office:value="0.0151202" calcext:value-type="float">
            <text:p>0.0151202</text:p>
          </table:table-cell>
          <table:table-cell office:value-type="float" office:value="0.00299404" calcext:value-type="float">
            <text:p>0.00299404</text:p>
          </table:table-cell>
          <table:table-cell office:value-type="float" office:value="0.0503468" calcext:value-type="float">
            <text:p>0.0503468</text:p>
          </table:table-cell>
          <table:table-cell office:value-type="float" office:value="18283" calcext:value-type="float">
            <text:p>18283</text:p>
          </table:table-cell>
          <table:table-cell office:value-type="float" office:value="100" calcext:value-type="float">
            <text:p>100</text:p>
          </table:table-cell>
          <table:table-cell office:value-type="float" office:value="182.83" calcext:value-type="float">
            <text:p>182.83</text:p>
          </table:table-cell>
          <table:table-cell office:value-type="float" office:value="127" calcext:value-type="float">
            <text:p>127</text:p>
          </table:table-cell>
          <table:table-cell office:value-type="float" office:value="249" calcext:value-type="float">
            <text:p>249</text:p>
          </table:table-cell>
          <table:table-cell office:value-type="float" office:value="532" calcext:value-type="float">
            <text:p>532</text:p>
          </table:table-cell>
          <table:table-cell office:value-type="float" office:value="100" calcext:value-type="float">
            <text:p>100</text:p>
          </table:table-cell>
          <table:table-cell office:value-type="float" office:value="5.32" calcext:value-type="float">
            <text:p>5.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100" calcext:value-type="float">
            <text:p>100</text:p>
          </table:table-cell>
          <table:table-cell office:value-type="float" office:value="4.95" calcext:value-type="float">
            <text:p>4.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.21123" calcext:value-type="float">
            <text:p>1.21123</text:p>
          </table:table-cell>
          <table:table-cell office:value-type="float" office:value="100" calcext:value-type="float">
            <text:p>100</text:p>
          </table:table-cell>
          <table:table-cell office:value-type="float" office:value="0.0121123" calcext:value-type="float">
            <text:p>0.0121123</text:p>
          </table:table-cell>
          <table:table-cell office:value-type="float" office:value="0.00181067" calcext:value-type="float">
            <text:p>0.00181067</text:p>
          </table:table-cell>
          <table:table-cell office:value-type="float" office:value="0.0263449" calcext:value-type="float">
            <text:p>0.0263449</text:p>
          </table:table-cell>
          <table:table-cell office:value-type="float" office:value="19485" calcext:value-type="float">
            <text:p>19485</text:p>
          </table:table-cell>
          <table:table-cell office:value-type="float" office:value="100" calcext:value-type="float">
            <text:p>100</text:p>
          </table:table-cell>
          <table:table-cell office:value-type="float" office:value="194.85" calcext:value-type="float">
            <text:p>194.85</text:p>
          </table:table-cell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float" office:value="590" calcext:value-type="float">
            <text:p>590</text:p>
          </table:table-cell>
          <table:table-cell office:value-type="float" office:value="100" calcext:value-type="float">
            <text:p>100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office:value-type="float" office:value="5.66" calcext:value-type="float">
            <text:p>5.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.938299" calcext:value-type="float">
            <text:p>0.938299</text:p>
          </table:table-cell>
          <table:table-cell office:value-type="float" office:value="100" calcext:value-type="float">
            <text:p>100</text:p>
          </table:table-cell>
          <table:table-cell office:value-type="float" office:value="0.00938299" calcext:value-type="float">
            <text:p>0.00938299</text:p>
          </table:table-cell>
          <table:table-cell office:value-type="float" office:value="0.00124655" calcext:value-type="float">
            <text:p>0.00124655</text:p>
          </table:table-cell>
          <table:table-cell office:value-type="float" office:value="0.03254" calcext:value-type="float">
            <text:p>0.03254</text:p>
          </table:table-cell>
          <table:table-cell office:value-type="float" office:value="22713" calcext:value-type="float">
            <text:p>22713</text:p>
          </table:table-cell>
          <table:table-cell office:value-type="float" office:value="100" calcext:value-type="float">
            <text:p>100</text:p>
          </table:table-cell>
          <table:table-cell office:value-type="float" office:value="227.13" calcext:value-type="float">
            <text:p>227.13</text:p>
          </table:table-cell>
          <table:table-cell office:value-type="float" office:value="154" calcext:value-type="float">
            <text:p>154</text:p>
          </table:table-cell>
          <table:table-cell office:value-type="float" office:value="302" calcext:value-type="float">
            <text:p>302</text:p>
          </table:table-cell>
          <table:table-cell office:value-type="float" office:value="691" calcext:value-type="float">
            <text:p>691</text:p>
          </table:table-cell>
          <table:table-cell office:value-type="float" office:value="100" calcext:value-type="float">
            <text:p>100</text:p>
          </table:table-cell>
          <table:table-cell office:value-type="float" office:value="6.91" calcext:value-type="float">
            <text:p>6.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59" calcext:value-type="float">
            <text:p>659</text:p>
          </table:table-cell>
          <table:table-cell office:value-type="float" office:value="100" calcext:value-type="float">
            <text:p>100</text:p>
          </table:table-cell>
          <table:table-cell office:value-type="float" office:value="6.59" calcext:value-type="float">
            <text:p>6.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561334" calcext:value-type="float">
            <text:p>0.561334</text:p>
          </table:table-cell>
          <table:table-cell office:value-type="float" office:value="100" calcext:value-type="float">
            <text:p>100</text:p>
          </table:table-cell>
          <table:table-cell office:value-type="float" office:value="0.00561334" calcext:value-type="float">
            <text:p>0.00561334</text:p>
          </table:table-cell>
          <table:table-cell office:value-type="float" office:value="0.00148793" calcext:value-type="float">
            <text:p>0.00148793</text:p>
          </table:table-cell>
          <table:table-cell office:value-type="float" office:value="0.0203125" calcext:value-type="float">
            <text:p>0.0203125</text:p>
          </table:table-cell>
          <table:table-cell office:value-type="float" office:value="26483" calcext:value-type="float">
            <text:p>26483</text:p>
          </table:table-cell>
          <table:table-cell office:value-type="float" office:value="100" calcext:value-type="float">
            <text:p>100</text:p>
          </table:table-cell>
          <table:table-cell office:value-type="float" office:value="264.83" calcext:value-type="float">
            <text:p>264.83</text:p>
          </table:table-cell>
          <table:table-cell office:value-type="float" office:value="185" calcext:value-type="float">
            <text:p>185</text:p>
          </table:table-cell>
          <table:table-cell office:value-type="float" office:value="348" calcext:value-type="float">
            <text:p>348</text:p>
          </table:table-cell>
          <table:table-cell office:value-type="float" office:value="807" calcext:value-type="float">
            <text:p>807</text:p>
          </table:table-cell>
          <table:table-cell office:value-type="float" office:value="100" calcext:value-type="float">
            <text:p>100</text:p>
          </table:table-cell>
          <table:table-cell office:value-type="float" office:value="8.07" calcext:value-type="float">
            <text:p>8.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 office:value-type="float" office:value="7.87" calcext:value-type="float">
            <text:p>7.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.292437" calcext:value-type="float">
            <text:p>0.292437</text:p>
          </table:table-cell>
          <table:table-cell office:value-type="float" office:value="100" calcext:value-type="float">
            <text:p>100</text:p>
          </table:table-cell>
          <table:table-cell office:value-type="float" office:value="0.00292437" calcext:value-type="float">
            <text:p>0.00292437</text:p>
          </table:table-cell>
          <table:table-cell office:value-type="float" office:value="0.00107523" calcext:value-type="float">
            <text:p>0.00107523</text:p>
          </table:table-cell>
          <table:table-cell office:value-type="float" office:value="0.0101323" calcext:value-type="float">
            <text:p>0.0101323</text:p>
          </table:table-cell>
          <table:table-cell office:value-type="float" office:value="34105" calcext:value-type="float">
            <text:p>34105</text:p>
          </table:table-cell>
          <table:table-cell office:value-type="float" office:value="100" calcext:value-type="float">
            <text:p>100</text:p>
          </table:table-cell>
          <table:table-cell office:value-type="float" office:value="341.05" calcext:value-type="float">
            <text:p>341.05</text:p>
          </table:table-cell>
          <table:table-cell office:value-type="float" office:value="220" calcext:value-type="float">
            <text:p>220</text:p>
          </table:table-cell>
          <table:table-cell office:value-type="float" office:value="501" calcext:value-type="float">
            <text:p>501</text:p>
          </table:table-cell>
          <table:table-cell office:value-type="float" office:value="985" calcext:value-type="float">
            <text:p>985</text:p>
          </table:table-cell>
          <table:table-cell office:value-type="float" office:value="100" calcext:value-type="float">
            <text:p>100</text:p>
          </table:table-cell>
          <table:table-cell office:value-type="float" office:value="9.85" calcext:value-type="float">
            <text:p>9.8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100" calcext:value-type="float">
            <text:p>100</text:p>
          </table:table-cell>
          <table:table-cell office:value-type="float" office:value="9.8" calcext:value-type="float">
            <text:p>9.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580113" calcext:value-type="float">
            <text:p>0.580113</text:p>
          </table:table-cell>
          <table:table-cell office:value-type="float" office:value="100" calcext:value-type="float">
            <text:p>100</text:p>
          </table:table-cell>
          <table:table-cell office:value-type="float" office:value="0.00580113" calcext:value-type="float">
            <text:p>0.00580113</text:p>
          </table:table-cell>
          <table:table-cell office:value-type="float" office:value="0.00171048" calcext:value-type="float">
            <text:p>0.00171048</text:p>
          </table:table-cell>
          <table:table-cell office:value-type="float" office:value="0.0387037" calcext:value-type="float">
            <text:p>0.0387037</text:p>
          </table:table-cell>
          <table:table-cell office:value-type="float" office:value="13832" calcext:value-type="float">
            <text:p>13832</text:p>
          </table:table-cell>
          <table:table-cell office:value-type="float" office:value="100" calcext:value-type="float">
            <text:p>100</text:p>
          </table:table-cell>
          <table:table-cell office:value-type="float" office:value="138.32" calcext:value-type="float">
            <text:p>138.32</text:p>
          </table:table-cell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100" calcext:value-type="float">
            <text:p>100</text:p>
          </table:table-cell>
          <table:table-cell office:value-type="float" office:value="2.53" calcext:value-type="float">
            <text:p>2.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.41423" calcext:value-type="float">
            <text:p>1.41423</text:p>
          </table:table-cell>
          <table:table-cell office:value-type="float" office:value="100" calcext:value-type="float">
            <text:p>100</text:p>
          </table:table-cell>
          <table:table-cell office:value-type="float" office:value="0.0141423" calcext:value-type="float">
            <text:p>0.0141423</text:p>
          </table:table-cell>
          <table:table-cell office:value-type="float" office:value="0.00268291" calcext:value-type="float">
            <text:p>0.00268291</text:p>
          </table:table-cell>
          <table:table-cell office:value-type="float" office:value="0.0545017" calcext:value-type="float">
            <text:p>0.0545017</text:p>
          </table:table-cell>
          <table:table-cell office:value-type="float" office:value="15464" calcext:value-type="float">
            <text:p>15464</text:p>
          </table:table-cell>
          <table:table-cell office:value-type="float" office:value="100" calcext:value-type="float">
            <text:p>100</text:p>
          </table:table-cell>
          <table:table-cell office:value-type="float" office:value="154.64" calcext:value-type="float">
            <text:p>154.64</text:p>
          </table:table-cell>
          <table:table-cell office:value-type="float" office:value="130" calcext:value-type="float">
            <text:p>130</text:p>
          </table:table-cell>
          <table:table-cell office:value-type="float" office:value="221" calcext:value-type="float">
            <text:p>221</text:p>
          </table:table-cell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100" calcext:value-type="float">
            <text:p>100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.10946" calcext:value-type="float">
            <text:p>2.10946</text:p>
          </table:table-cell>
          <table:table-cell office:value-type="float" office:value="100" calcext:value-type="float">
            <text:p>100</text:p>
          </table:table-cell>
          <table:table-cell office:value-type="float" office:value="0.0210946" calcext:value-type="float">
            <text:p>0.0210946</text:p>
          </table:table-cell>
          <table:table-cell office:value-type="float" office:value="0.00300221" calcext:value-type="float">
            <text:p>0.00300221</text:p>
          </table:table-cell>
          <table:table-cell office:value-type="float" office:value="0.0632929" calcext:value-type="float">
            <text:p>0.0632929</text:p>
          </table:table-cell>
          <table:table-cell office:value-type="float" office:value="16915" calcext:value-type="float">
            <text:p>16915</text:p>
          </table:table-cell>
          <table:table-cell office:value-type="float" office:value="100" calcext:value-type="float">
            <text:p>100</text:p>
          </table:table-cell>
          <table:table-cell office:value-type="float" office:value="169.15" calcext:value-type="float">
            <text:p>169.15</text:p>
          </table:table-cell>
          <table:table-cell office:value-type="float" office:value="133" calcext:value-type="float">
            <text:p>133</text:p>
          </table:table-cell>
          <table:table-cell office:value-type="float" office:value="221" calcext:value-type="float">
            <text:p>221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office:value-type="float" office:value="100" calcext:value-type="float">
            <text:p>100</text:p>
          </table:table-cell>
          <table:table-cell office:value-type="float" office:value="3.86" calcext:value-type="float">
            <text:p>3.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.55035" calcext:value-type="float">
            <text:p>2.55035</text:p>
          </table:table-cell>
          <table:table-cell office:value-type="float" office:value="100" calcext:value-type="float">
            <text:p>100</text:p>
          </table:table-cell>
          <table:table-cell office:value-type="float" office:value="0.0255035" calcext:value-type="float">
            <text:p>0.0255035</text:p>
          </table:table-cell>
          <table:table-cell office:value-type="float" office:value="0.0057502" calcext:value-type="float">
            <text:p>0.0057502</text:p>
          </table:table-cell>
          <table:table-cell office:value-type="float" office:value="0.0960709" calcext:value-type="float">
            <text:p>0.0960709</text:p>
          </table:table-cell>
          <table:table-cell office:value-type="float" office:value="18778" calcext:value-type="float">
            <text:p>18778</text:p>
          </table:table-cell>
          <table:table-cell office:value-type="float" office:value="100" calcext:value-type="float">
            <text:p>100</text:p>
          </table:table-cell>
          <table:table-cell office:value-type="float" office:value="187.78" calcext:value-type="float">
            <text:p>187.78</text:p>
          </table:table-cell>
          <table:table-cell office:value-type="float" office:value="133" calcext:value-type="float">
            <text:p>133</text:p>
          </table:table-cell>
          <table:table-cell office:value-type="float" office:value="236" calcext:value-type="float">
            <text:p>236</text:p>
          </table:table-cell>
          <table:table-cell office:value-type="float" office:value="478" calcext:value-type="float">
            <text:p>478</text:p>
          </table:table-cell>
          <table:table-cell office:value-type="float" office:value="100" calcext:value-type="float">
            <text:p>100</text:p>
          </table:table-cell>
          <table:table-cell office:value-type="float" office:value="4.78" calcext:value-type="float">
            <text:p>4.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float" office:value="100" calcext:value-type="float">
            <text:p>100</text:p>
          </table:table-cell>
          <table:table-cell office:value-type="float" office:value="4.44" calcext:value-type="float">
            <text:p>4.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.58613" calcext:value-type="float">
            <text:p>2.58613</text:p>
          </table:table-cell>
          <table:table-cell office:value-type="float" office:value="100" calcext:value-type="float">
            <text:p>100</text:p>
          </table:table-cell>
          <table:table-cell office:value-type="float" office:value="0.0258613" calcext:value-type="float">
            <text:p>0.0258613</text:p>
          </table:table-cell>
          <table:table-cell office:value-type="float" office:value="0.00371981" calcext:value-type="float">
            <text:p>0.00371981</text:p>
          </table:table-cell>
          <table:table-cell office:value-type="float" office:value="0.0798878" calcext:value-type="float">
            <text:p>0.0798878</text:p>
          </table:table-cell>
          <table:table-cell office:value-type="float" office:value="20629" calcext:value-type="float">
            <text:p>20629</text:p>
          </table:table-cell>
          <table:table-cell office:value-type="float" office:value="100" calcext:value-type="float">
            <text:p>100</text:p>
          </table:table-cell>
          <table:table-cell office:value-type="float" office:value="206.29" calcext:value-type="float">
            <text:p>206.29</text:p>
          </table:table-cell>
          <table:table-cell office:value-type="float" office:value="162" calcext:value-type="float">
            <text:p>162</text:p>
          </table:table-cell>
          <table:table-cell office:value-type="float" office:value="266" calcext:value-type="float">
            <text:p>266</text:p>
          </table:table-cell>
          <table:table-cell office:value-type="float" office:value="549" calcext:value-type="float">
            <text:p>549</text:p>
          </table:table-cell>
          <table:table-cell office:value-type="float" office:value="100" calcext:value-type="float">
            <text:p>100</text:p>
          </table:table-cell>
          <table:table-cell office:value-type="float" office:value="5.49" calcext:value-type="float">
            <text:p>5.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.07775" calcext:value-type="float">
            <text:p>2.07775</text:p>
          </table:table-cell>
          <table:table-cell office:value-type="float" office:value="100" calcext:value-type="float">
            <text:p>100</text:p>
          </table:table-cell>
          <table:table-cell office:value-type="float" office:value="0.0207775" calcext:value-type="float">
            <text:p>0.0207775</text:p>
          </table:table-cell>
          <table:table-cell office:value-type="float" office:value="0.0032853" calcext:value-type="float">
            <text:p>0.0032853</text:p>
          </table:table-cell>
          <table:table-cell office:value-type="float" office:value="0.0830912" calcext:value-type="float">
            <text:p>0.0830912</text:p>
          </table:table-cell>
          <table:table-cell office:value-type="float" office:value="22883" calcext:value-type="float">
            <text:p>22883</text:p>
          </table:table-cell>
          <table:table-cell office:value-type="float" office:value="100" calcext:value-type="float">
            <text:p>100</text:p>
          </table:table-cell>
          <table:table-cell office:value-type="float" office:value="228.83" calcext:value-type="float">
            <text:p>228.83</text:p>
          </table:table-cell>
          <table:table-cell office:value-type="float" office:value="168" calcext:value-type="float">
            <text:p>168</text:p>
          </table:table-cell>
          <table:table-cell office:value-type="float" office:value="276" calcext:value-type="float">
            <text:p>276</text:p>
          </table:table-cell>
          <table:table-cell office:value-type="float" office:value="631" calcext:value-type="float">
            <text:p>631</text:p>
          </table:table-cell>
          <table:table-cell office:value-type="float" office:value="100" calcext:value-type="float">
            <text:p>100</text:p>
          </table:table-cell>
          <table:table-cell office:value-type="float" office:value="6.31" calcext:value-type="float">
            <text:p>6.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97" calcext:value-type="float">
            <text:p>597</text:p>
          </table:table-cell>
          <table:table-cell office:value-type="float" office:value="100" calcext:value-type="float">
            <text:p>100</text:p>
          </table:table-cell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.63558" calcext:value-type="float">
            <text:p>1.63558</text:p>
          </table:table-cell>
          <table:table-cell office:value-type="float" office:value="100" calcext:value-type="float">
            <text:p>100</text:p>
          </table:table-cell>
          <table:table-cell office:value-type="float" office:value="0.0163558" calcext:value-type="float">
            <text:p>0.0163558</text:p>
          </table:table-cell>
          <table:table-cell office:value-type="float" office:value="0.00172894" calcext:value-type="float">
            <text:p>0.00172894</text:p>
          </table:table-cell>
          <table:table-cell office:value-type="float" office:value="0.107022" calcext:value-type="float">
            <text:p>0.107022</text:p>
          </table:table-cell>
          <table:table-cell office:value-type="float" office:value="26042" calcext:value-type="float">
            <text:p>26042</text:p>
          </table:table-cell>
          <table:table-cell office:value-type="float" office:value="100" calcext:value-type="float">
            <text:p>100</text:p>
          </table:table-cell>
          <table:table-cell office:value-type="float" office:value="260.42" calcext:value-type="float">
            <text:p>260.42</text:p>
          </table:table-cell>
          <table:table-cell office:value-type="float" office:value="204" calcext:value-type="float">
            <text:p>204</text:p>
          </table:table-cell>
          <table:table-cell office:value-type="float" office:value="345" calcext:value-type="float">
            <text:p>345</text:p>
          </table:table-cell>
          <table:table-cell office:value-type="float" office:value="733" calcext:value-type="float">
            <text:p>733</text:p>
          </table:table-cell>
          <table:table-cell office:value-type="float" office:value="100" calcext:value-type="float">
            <text:p>100</text:p>
          </table:table-cell>
          <table:table-cell office:value-type="float" office:value="7.33" calcext:value-type="float">
            <text:p>7.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1" calcext:value-type="float">
            <text:p>701</text:p>
          </table:table-cell>
          <table:table-cell office:value-type="float" office:value="100" calcext:value-type="float">
            <text:p>100</text:p>
          </table:table-cell>
          <table:table-cell office:value-type="float" office:value="7.01" calcext:value-type="float">
            <text:p>7.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867951" calcext:value-type="float">
            <text:p>0.867951</text:p>
          </table:table-cell>
          <table:table-cell office:value-type="float" office:value="100" calcext:value-type="float">
            <text:p>100</text:p>
          </table:table-cell>
          <table:table-cell office:value-type="float" office:value="0.00867951" calcext:value-type="float">
            <text:p>0.00867951</text:p>
          </table:table-cell>
          <table:table-cell office:value-type="float" office:value="0.00128044" calcext:value-type="float">
            <text:p>0.00128044</text:p>
          </table:table-cell>
          <table:table-cell office:value-type="float" office:value="0.0340957" calcext:value-type="float">
            <text:p>0.0340957</text:p>
          </table:table-cell>
          <table:table-cell office:value-type="float" office:value="30369" calcext:value-type="float">
            <text:p>30369</text:p>
          </table:table-cell>
          <table:table-cell office:value-type="float" office:value="100" calcext:value-type="float">
            <text:p>100</text:p>
          </table:table-cell>
          <table:table-cell office:value-type="float" office:value="303.69" calcext:value-type="float">
            <text:p>303.69</text:p>
          </table:table-cell>
          <table:table-cell office:value-type="float" office:value="237" calcext:value-type="float">
            <text:p>237</text:p>
          </table:table-cell>
          <table:table-cell office:value-type="float" office:value="426" calcext:value-type="float">
            <text:p>426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 office:value-type="float" office:value="8.62" calcext:value-type="float">
            <text:p>8.6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  <table:table-cell office:value-type="float" office:value="8.46" calcext:value-type="float">
            <text:p>8.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.371752" calcext:value-type="float">
            <text:p>0.371752</text:p>
          </table:table-cell>
          <table:table-cell office:value-type="float" office:value="100" calcext:value-type="float">
            <text:p>100</text:p>
          </table:table-cell>
          <table:table-cell office:value-type="float" office:value="0.00371752" calcext:value-type="float">
            <text:p>0.00371752</text:p>
          </table:table-cell>
          <table:table-cell office:value-type="float" office:value="0.00133043" calcext:value-type="float">
            <text:p>0.00133043</text:p>
          </table:table-cell>
          <table:table-cell office:value-type="float" office:value="0.0142148" calcext:value-type="float">
            <text:p>0.0142148</text:p>
          </table:table-cell>
          <table:table-cell office:value-type="float" office:value="38418" calcext:value-type="float">
            <text:p>38418</text:p>
          </table:table-cell>
          <table:table-cell office:value-type="float" office:value="100" calcext:value-type="float">
            <text:p>100</text:p>
          </table:table-cell>
          <table:table-cell office:value-type="float" office:value="384.18" calcext:value-type="float">
            <text:p>384.18</text:p>
          </table:table-cell>
          <table:table-cell office:value-type="float" office:value="287" calcext:value-type="float">
            <text:p>287</text:p>
          </table:table-cell>
          <table:table-cell office:value-type="float" office:value="524" calcext:value-type="float">
            <text:p>524</text:p>
          </table:table-cell>
          <table:table-cell office:value-type="float" office:value="1035" calcext:value-type="float">
            <text:p>1035</text:p>
          </table:table-cell>
          <table:table-cell office:value-type="float" office:value="100" calcext:value-type="float">
            <text:p>100</text:p>
          </table:table-cell>
          <table:table-cell office:value-type="float" office:value="10.35" calcext:value-type="float">
            <text:p>10.3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28" calcext:value-type="float">
            <text:p>1028</text:p>
          </table:table-cell>
          <table:table-cell office:value-type="float" office:value="100" calcext:value-type="float">
            <text:p>100</text:p>
          </table:table-cell>
          <table:table-cell office:value-type="float" office:value="10.28" calcext:value-type="float">
            <text:p>10.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842007" calcext:value-type="float">
            <text:p>0.842007</text:p>
          </table:table-cell>
          <table:table-cell office:value-type="float" office:value="100" calcext:value-type="float">
            <text:p>100</text:p>
          </table:table-cell>
          <table:table-cell office:value-type="float" office:value="0.00842007" calcext:value-type="float">
            <text:p>0.00842007</text:p>
          </table:table-cell>
          <table:table-cell office:value-type="float" office:value="0.00180129" calcext:value-type="float">
            <text:p>0.00180129</text:p>
          </table:table-cell>
          <table:table-cell office:value-type="float" office:value="0.0686755" calcext:value-type="float">
            <text:p>0.0686755</text:p>
          </table:table-cell>
          <table:table-cell office:value-type="float" office:value="15657" calcext:value-type="float">
            <text:p>15657</text:p>
          </table:table-cell>
          <table:table-cell office:value-type="float" office:value="100" calcext:value-type="float">
            <text:p>100</text:p>
          </table:table-cell>
          <table:table-cell office:value-type="float" office:value="156.57" calcext:value-type="float">
            <text:p>156.57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2.59" calcext:value-type="float">
            <text:p>2.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2.58" calcext:value-type="float">
            <text:p>2.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.25772" calcext:value-type="float">
            <text:p>2.25772</text:p>
          </table:table-cell>
          <table:table-cell office:value-type="float" office:value="100" calcext:value-type="float">
            <text:p>100</text:p>
          </table:table-cell>
          <table:table-cell office:value-type="float" office:value="0.0225772" calcext:value-type="float">
            <text:p>0.0225772</text:p>
          </table:table-cell>
          <table:table-cell office:value-type="float" office:value="0.00485672" calcext:value-type="float">
            <text:p>0.00485672</text:p>
          </table:table-cell>
          <table:table-cell office:value-type="float" office:value="0.0789382" calcext:value-type="float">
            <text:p>0.0789382</text:p>
          </table:table-cell>
          <table:table-cell office:value-type="float" office:value="17309" calcext:value-type="float">
            <text:p>17309</text:p>
          </table:table-cell>
          <table:table-cell office:value-type="float" office:value="100" calcext:value-type="float">
            <text:p>100</text:p>
          </table:table-cell>
          <table:table-cell office:value-type="float" office:value="173.09" calcext:value-type="float">
            <text:p>173.09</text:p>
          </table:table-cell>
          <table:table-cell office:value-type="float" office:value="147" calcext:value-type="float">
            <text:p>147</text:p>
          </table:table-cell>
          <table:table-cell office:value-type="float" office:value="273" calcext:value-type="float">
            <text:p>273</text:p>
          </table:table-cell>
          <table:table-cell office:value-type="float" office:value="343" calcext:value-type="float">
            <text:p>343</text:p>
          </table:table-cell>
          <table:table-cell office:value-type="float" office:value="100" calcext:value-type="float">
            <text:p>100</text:p>
          </table:table-cell>
          <table:table-cell office:value-type="float" office:value="3.43" calcext:value-type="float">
            <text:p>3.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3.21" calcext:value-type="float">
            <text:p>3.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.12354" calcext:value-type="float">
            <text:p>3.12354</text:p>
          </table:table-cell>
          <table:table-cell office:value-type="float" office:value="100" calcext:value-type="float">
            <text:p>100</text:p>
          </table:table-cell>
          <table:table-cell office:value-type="float" office:value="0.0312354" calcext:value-type="float">
            <text:p>0.0312354</text:p>
          </table:table-cell>
          <table:table-cell office:value-type="float" office:value="0.00627695" calcext:value-type="float">
            <text:p>0.00627695</text:p>
          </table:table-cell>
          <table:table-cell office:value-type="float" office:value="0.105919" calcext:value-type="float">
            <text:p>0.105919</text:p>
          </table:table-cell>
          <table:table-cell office:value-type="float" office:value="19027" calcext:value-type="float">
            <text:p>19027</text:p>
          </table:table-cell>
          <table:table-cell office:value-type="float" office:value="100" calcext:value-type="float">
            <text:p>100</text:p>
          </table:table-cell>
          <table:table-cell office:value-type="float" office:value="190.27" calcext:value-type="float">
            <text:p>190.27</text:p>
          </table:table-cell>
          <table:table-cell office:value-type="float" office:value="154" calcext:value-type="float">
            <text:p>154</text:p>
          </table:table-cell>
          <table:table-cell office:value-type="float" office:value="254" calcext:value-type="float">
            <text:p>254</text:p>
          </table:table-cell>
          <table:table-cell office:value-type="float" office:value="416" calcext:value-type="float">
            <text:p>416</text:p>
          </table:table-cell>
          <table:table-cell office:value-type="float" office:value="100" calcext:value-type="float">
            <text:p>100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.77781" calcext:value-type="float">
            <text:p>3.77781</text:p>
          </table:table-cell>
          <table:table-cell office:value-type="float" office:value="100" calcext:value-type="float">
            <text:p>100</text:p>
          </table:table-cell>
          <table:table-cell office:value-type="float" office:value="0.0377781" calcext:value-type="float">
            <text:p>0.0377781</text:p>
          </table:table-cell>
          <table:table-cell office:value-type="float" office:value="0.00552521" calcext:value-type="float">
            <text:p>0.00552521</text:p>
          </table:table-cell>
          <table:table-cell office:value-type="float" office:value="0.149863" calcext:value-type="float">
            <text:p>0.149863</text:p>
          </table:table-cell>
          <table:table-cell office:value-type="float" office:value="21660" calcext:value-type="float">
            <text:p>21660</text:p>
          </table:table-cell>
          <table:table-cell office:value-type="float" office:value="100" calcext:value-type="float">
            <text:p>100</text:p>
          </table:table-cell>
          <table:table-cell office:value-type="float" office:value="216.6" calcext:value-type="float">
            <text:p>216.6</text:p>
          </table:table-cell>
          <table:table-cell office:value-type="float" office:value="160" calcext:value-type="float">
            <text:p>160</text:p>
          </table:table-cell>
          <table:table-cell office:value-type="float" office:value="294" calcext:value-type="float">
            <text:p>294</text:p>
          </table:table-cell>
          <table:table-cell office:value-type="float" office:value="494" calcext:value-type="float">
            <text:p>494</text:p>
          </table:table-cell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.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100" calcext:value-type="float">
            <text:p>100</text:p>
          </table:table-cell>
          <table:table-cell office:value-type="float" office:value="4.45" calcext:value-type="float">
            <text:p>4.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.64703" calcext:value-type="float">
            <text:p>3.64703</text:p>
          </table:table-cell>
          <table:table-cell office:value-type="float" office:value="100" calcext:value-type="float">
            <text:p>100</text:p>
          </table:table-cell>
          <table:table-cell office:value-type="float" office:value="0.0364703" calcext:value-type="float">
            <text:p>0.0364703</text:p>
          </table:table-cell>
          <table:table-cell office:value-type="float" office:value="0.00537338" calcext:value-type="float">
            <text:p>0.00537338</text:p>
          </table:table-cell>
          <table:table-cell office:value-type="float" office:value="0.144818" calcext:value-type="float">
            <text:p>0.144818</text:p>
          </table:table-cell>
          <table:table-cell office:value-type="float" office:value="23275" calcext:value-type="float">
            <text:p>23275</text:p>
          </table:table-cell>
          <table:table-cell office:value-type="float" office:value="100" calcext:value-type="float">
            <text:p>100</text:p>
          </table:table-cell>
          <table:table-cell office:value-type="float" office:value="232.75" calcext:value-type="float">
            <text:p>232.75</text:p>
          </table:table-cell>
          <table:table-cell office:value-type="float" office:value="184" calcext:value-type="float">
            <text:p>184</text:p>
          </table:table-cell>
          <table:table-cell office:value-type="float" office:value="316" calcext:value-type="float">
            <text:p>316</text:p>
          </table:table-cell>
          <table:table-cell office:value-type="float" office:value="572" calcext:value-type="float">
            <text:p>572</text:p>
          </table:table-cell>
          <table:table-cell office:value-type="float" office:value="100" calcext:value-type="float">
            <text:p>100</text:p>
          </table:table-cell>
          <table:table-cell office:value-type="float" office:value="5.72" calcext:value-type="float">
            <text:p>5.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100" calcext:value-type="float">
            <text:p>100</text:p>
          </table:table-cell>
          <table:table-cell office:value-type="float" office:value="5.35" calcext:value-type="float">
            <text:p>5.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.94273" calcext:value-type="float">
            <text:p>2.94273</text:p>
          </table:table-cell>
          <table:table-cell office:value-type="float" office:value="100" calcext:value-type="float">
            <text:p>100</text:p>
          </table:table-cell>
          <table:table-cell office:value-type="float" office:value="0.0294273" calcext:value-type="float">
            <text:p>0.0294273</text:p>
          </table:table-cell>
          <table:table-cell office:value-type="float" office:value="0.00342561" calcext:value-type="float">
            <text:p>0.00342561</text:p>
          </table:table-cell>
          <table:table-cell office:value-type="float" office:value="0.101986" calcext:value-type="float">
            <text:p>0.101986</text:p>
          </table:table-cell>
          <table:table-cell office:value-type="float" office:value="25776" calcext:value-type="float">
            <text:p>25776</text:p>
          </table:table-cell>
          <table:table-cell office:value-type="float" office:value="100" calcext:value-type="float">
            <text:p>100</text:p>
          </table:table-cell>
          <table:table-cell office:value-type="float" office:value="257.76" calcext:value-type="float">
            <text:p>257.76</text:p>
          </table:table-cell>
          <table:table-cell office:value-type="float" office:value="201" calcext:value-type="float">
            <text:p>201</text:p>
          </table:table-cell>
          <table:table-cell office:value-type="float" office:value="339" calcext:value-type="float">
            <text:p>339</text:p>
          </table:table-cell>
          <table:table-cell office:value-type="float" office:value="655" calcext:value-type="float">
            <text:p>655</text:p>
          </table:table-cell>
          <table:table-cell office:value-type="float" office:value="100" calcext:value-type="float">
            <text:p>100</text:p>
          </table:table-cell>
          <table:table-cell office:value-type="float" office:value="6.55" calcext:value-type="float">
            <text:p>6.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office:value-type="float" office:value="100" calcext:value-type="float">
            <text:p>100</text:p>
          </table:table-cell>
          <table:table-cell office:value-type="float" office:value="6.08" calcext:value-type="float">
            <text:p>6.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.78309" calcext:value-type="float">
            <text:p>1.78309</text:p>
          </table:table-cell>
          <table:table-cell office:value-type="float" office:value="100" calcext:value-type="float">
            <text:p>100</text:p>
          </table:table-cell>
          <table:table-cell office:value-type="float" office:value="0.0178309" calcext:value-type="float">
            <text:p>0.0178309</text:p>
          </table:table-cell>
          <table:table-cell office:value-type="float" office:value="0.00236921" calcext:value-type="float">
            <text:p>0.00236921</text:p>
          </table:table-cell>
          <table:table-cell office:value-type="float" office:value="0.0450537" calcext:value-type="float">
            <text:p>0.0450537</text:p>
          </table:table-cell>
          <table:table-cell office:value-type="float" office:value="28757" calcext:value-type="float">
            <text:p>28757</text:p>
          </table:table-cell>
          <table:table-cell office:value-type="float" office:value="100" calcext:value-type="float">
            <text:p>100</text:p>
          </table:table-cell>
          <table:table-cell office:value-type="float" office:value="287.57" calcext:value-type="float">
            <text:p>287.57</text:p>
          </table:table-cell>
          <table:table-cell office:value-type="float" office:value="218" calcext:value-type="float">
            <text:p>218</text:p>
          </table:table-cell>
          <table:table-cell office:value-type="float" office:value="350" calcext:value-type="float">
            <text:p>350</text:p>
          </table:table-cell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  <table:table-cell office:value-type="float" office:value="7.54" calcext:value-type="float">
            <text:p>7.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00" calcext:value-type="float">
            <text:p>100</text:p>
          </table:table-cell>
          <table:table-cell office:value-type="float" office:value="7.18" calcext:value-type="float">
            <text:p>7.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.932791" calcext:value-type="float">
            <text:p>0.932791</text:p>
          </table:table-cell>
          <table:table-cell office:value-type="float" office:value="100" calcext:value-type="float">
            <text:p>100</text:p>
          </table:table-cell>
          <table:table-cell office:value-type="float" office:value="0.00932791" calcext:value-type="float">
            <text:p>0.00932791</text:p>
          </table:table-cell>
          <table:table-cell office:value-type="float" office:value="0.00130823" calcext:value-type="float">
            <text:p>0.00130823</text:p>
          </table:table-cell>
          <table:table-cell office:value-type="float" office:value="0.0398039" calcext:value-type="float">
            <text:p>0.0398039</text:p>
          </table:table-cell>
          <table:table-cell office:value-type="float" office:value="33952" calcext:value-type="float">
            <text:p>33952</text:p>
          </table:table-cell>
          <table:table-cell office:value-type="float" office:value="100" calcext:value-type="float">
            <text:p>100</text:p>
          </table:table-cell>
          <table:table-cell office:value-type="float" office:value="339.52" calcext:value-type="float">
            <text:p>339.52</text:p>
          </table:table-cell>
          <table:table-cell office:value-type="float" office:value="266" calcext:value-type="float">
            <text:p>266</text:p>
          </table:table-cell>
          <table:table-cell office:value-type="float" office:value="474" calcext:value-type="float">
            <text:p>474</text:p>
          </table:table-cell>
          <table:table-cell office:value-type="float" office:value="891" calcext:value-type="float">
            <text:p>891</text:p>
          </table:table-cell>
          <table:table-cell office:value-type="float" office:value="100" calcext:value-type="float">
            <text:p>100</text:p>
          </table:table-cell>
          <table:table-cell office:value-type="float" office:value="8.91" calcext:value-type="float">
            <text:p>8.9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 office:value-type="float" office:value="8.65" calcext:value-type="float">
            <text:p>8.6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.360545" calcext:value-type="float">
            <text:p>0.360545</text:p>
          </table:table-cell>
          <table:table-cell office:value-type="float" office:value="100" calcext:value-type="float">
            <text:p>100</text:p>
          </table:table-cell>
          <table:table-cell office:value-type="float" office:value="0.00360545" calcext:value-type="float">
            <text:p>0.00360545</text:p>
          </table:table-cell>
          <table:table-cell office:value-type="float" office:value="0.00121648" calcext:value-type="float">
            <text:p>0.00121648</text:p>
          </table:table-cell>
          <table:table-cell office:value-type="float" office:value="0.0152965" calcext:value-type="float">
            <text:p>0.0152965</text:p>
          </table:table-cell>
          <table:table-cell office:value-type="float" office:value="43055" calcext:value-type="float">
            <text:p>43055</text:p>
          </table:table-cell>
          <table:table-cell office:value-type="float" office:value="100" calcext:value-type="float">
            <text:p>100</text:p>
          </table:table-cell>
          <table:table-cell office:value-type="float" office:value="430.55" calcext:value-type="float">
            <text:p>430.55</text:p>
          </table:table-cell>
          <table:table-cell office:value-type="float" office:value="320" calcext:value-type="float">
            <text:p>320</text:p>
          </table:table-cell>
          <table:table-cell office:value-type="float" office:value="550" calcext:value-type="float">
            <text:p>550</text:p>
          </table:table-cell>
          <table:table-cell office:value-type="float" office:value="1083" calcext:value-type="float">
            <text:p>1083</text:p>
          </table:table-cell>
          <table:table-cell office:value-type="float" office:value="100" calcext:value-type="float">
            <text:p>100</text:p>
          </table:table-cell>
          <table:table-cell office:value-type="float" office:value="10.83" calcext:value-type="float">
            <text:p>10.8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81" calcext:value-type="float">
            <text:p>1081</text:p>
          </table:table-cell>
          <table:table-cell office:value-type="float" office:value="100" calcext:value-type="float">
            <text:p>100</text:p>
          </table:table-cell>
          <table:table-cell office:value-type="float" office:value="10.81" calcext:value-type="float">
            <text:p>10.8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81149" calcext:value-type="float">
            <text:p>0.81149</text:p>
          </table:table-cell>
          <table:table-cell office:value-type="float" office:value="100" calcext:value-type="float">
            <text:p>100</text:p>
          </table:table-cell>
          <table:table-cell office:value-type="float" office:value="0.0081149" calcext:value-type="float">
            <text:p>0.0081149</text:p>
          </table:table-cell>
          <table:table-cell office:value-type="float" office:value="0.0012236" calcext:value-type="float">
            <text:p>0.0012236</text:p>
          </table:table-cell>
          <table:table-cell office:value-type="float" office:value="0.0309166" calcext:value-type="float">
            <text:p>0.0309166</text:p>
          </table:table-cell>
          <table:table-cell office:value-type="float" office:value="17301" calcext:value-type="float">
            <text:p>17301</text:p>
          </table:table-cell>
          <table:table-cell office:value-type="float" office:value="100" calcext:value-type="float">
            <text:p>100</text:p>
          </table:table-cell>
          <table:table-cell office:value-type="float" office:value="173.01" calcext:value-type="float">
            <text:p>173.01</text:p>
          </table:table-cell>
          <table:table-cell office:value-type="float" office:value="159" calcext:value-type="float">
            <text:p>159</text:p>
          </table:table-cell>
          <table:table-cell office:value-type="float" office:value="208" calcext:value-type="float">
            <text:p>208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2.6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.75359" calcext:value-type="float">
            <text:p>2.75359</text:p>
          </table:table-cell>
          <table:table-cell office:value-type="float" office:value="100" calcext:value-type="float">
            <text:p>100</text:p>
          </table:table-cell>
          <table:table-cell office:value-type="float" office:value="0.0275359" calcext:value-type="float">
            <text:p>0.0275359</text:p>
          </table:table-cell>
          <table:table-cell office:value-type="float" office:value="0.00468908" calcext:value-type="float">
            <text:p>0.00468908</text:p>
          </table:table-cell>
          <table:table-cell office:value-type="float" office:value="0.139917" calcext:value-type="float">
            <text:p>0.139917</text:p>
          </table:table-cell>
          <table:table-cell office:value-type="float" office:value="19404" calcext:value-type="float">
            <text:p>19404</text:p>
          </table:table-cell>
          <table:table-cell office:value-type="float" office:value="100" calcext:value-type="float">
            <text:p>100</text:p>
          </table:table-cell>
          <table:table-cell office:value-type="float" office:value="194.04" calcext:value-type="float">
            <text:p>194.04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55" calcext:value-type="float">
            <text:p>355</text:p>
          </table:table-cell>
          <table:table-cell office:value-type="float" office:value="100" calcext:value-type="float">
            <text:p>100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  <table:table-cell office:value-type="float" office:value="3.24" calcext:value-type="float">
            <text:p>3.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.79571" calcext:value-type="float">
            <text:p>4.79571</text:p>
          </table:table-cell>
          <table:table-cell office:value-type="float" office:value="100" calcext:value-type="float">
            <text:p>100</text:p>
          </table:table-cell>
          <table:table-cell office:value-type="float" office:value="0.0479571" calcext:value-type="float">
            <text:p>0.0479571</text:p>
          </table:table-cell>
          <table:table-cell office:value-type="float" office:value="0.00949031" calcext:value-type="float">
            <text:p>0.00949031</text:p>
          </table:table-cell>
          <table:table-cell office:value-type="float" office:value="0.199898" calcext:value-type="float">
            <text:p>0.199898</text:p>
          </table:table-cell>
          <table:table-cell office:value-type="float" office:value="21348" calcext:value-type="float">
            <text:p>21348</text:p>
          </table:table-cell>
          <table:table-cell office:value-type="float" office:value="100" calcext:value-type="float">
            <text:p>100</text:p>
          </table:table-cell>
          <table:table-cell office:value-type="float" office:value="213.48" calcext:value-type="float">
            <text:p>213.48</text:p>
          </table:table-cell>
          <table:table-cell office:value-type="float" office:value="169" calcext:value-type="float">
            <text:p>169</text:p>
          </table:table-cell>
          <table:table-cell office:value-type="float" office:value="268" calcext:value-type="float">
            <text:p>268</text:p>
          </table:table-cell>
          <table:table-cell office:value-type="float" office:value="433" calcext:value-type="float">
            <text:p>433</text:p>
          </table:table-cell>
          <table:table-cell office:value-type="float" office:value="100" calcext:value-type="float">
            <text:p>100</text:p>
          </table:table-cell>
          <table:table-cell office:value-type="float" office:value="4.33" calcext:value-type="float">
            <text:p>4.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.42831" calcext:value-type="float">
            <text:p>6.42831</text:p>
          </table:table-cell>
          <table:table-cell office:value-type="float" office:value="100" calcext:value-type="float">
            <text:p>100</text:p>
          </table:table-cell>
          <table:table-cell office:value-type="float" office:value="0.0642831" calcext:value-type="float">
            <text:p>0.0642831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0.291876" calcext:value-type="float">
            <text:p>0.291876</text:p>
          </table:table-cell>
          <table:table-cell office:value-type="float" office:value="23696" calcext:value-type="float">
            <text:p>23696</text:p>
          </table:table-cell>
          <table:table-cell office:value-type="float" office:value="100" calcext:value-type="float">
            <text:p>100</text:p>
          </table:table-cell>
          <table:table-cell office:value-type="float" office:value="236.96" calcext:value-type="float">
            <text:p>236.96</text:p>
          </table:table-cell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office:value-type="float" office:value="504" calcext:value-type="float">
            <text:p>504</text:p>
          </table:table-cell>
          <table:table-cell office:value-type="float" office:value="100" calcext:value-type="float">
            <text:p>100</text:p>
          </table:table-cell>
          <table:table-cell office:value-type="float" office:value="5.04" calcext:value-type="float">
            <text:p>5.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100" calcext:value-type="float">
            <text:p>100</text:p>
          </table:table-cell>
          <table:table-cell office:value-type="float" office:value="4.63" calcext:value-type="float">
            <text:p>4.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.93494" calcext:value-type="float">
            <text:p>5.93494</text:p>
          </table:table-cell>
          <table:table-cell office:value-type="float" office:value="100" calcext:value-type="float">
            <text:p>100</text:p>
          </table:table-cell>
          <table:table-cell office:value-type="float" office:value="0.0593494" calcext:value-type="float">
            <text:p>0.0593494</text:p>
          </table:table-cell>
          <table:table-cell office:value-type="float" office:value="0.00531169" calcext:value-type="float">
            <text:p>0.00531169</text:p>
          </table:table-cell>
          <table:table-cell office:value-type="float" office:value="0.25227" calcext:value-type="float">
            <text:p>0.25227</text:p>
          </table:table-cell>
          <table:table-cell office:value-type="float" office:value="26492" calcext:value-type="float">
            <text:p>26492</text:p>
          </table:table-cell>
          <table:table-cell office:value-type="float" office:value="100" calcext:value-type="float">
            <text:p>100</text:p>
          </table:table-cell>
          <table:table-cell office:value-type="float" office:value="264.92" calcext:value-type="float">
            <text:p>264.92</text:p>
          </table:table-cell>
          <table:table-cell office:value-type="float" office:value="208" calcext:value-type="float">
            <text:p>208</text:p>
          </table:table-cell>
          <table:table-cell office:value-type="float" office:value="346" calcext:value-type="float">
            <text:p>346</text:p>
          </table:table-cell>
          <table:table-cell office:value-type="float" office:value="603" calcext:value-type="float">
            <text:p>603</text:p>
          </table:table-cell>
          <table:table-cell office:value-type="float" office:value="100" calcext:value-type="float">
            <text:p>100</text:p>
          </table:table-cell>
          <table:table-cell office:value-type="float" office:value="6.03" calcext:value-type="float">
            <text:p>6.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office:value-type="float" office:value="100" calcext:value-type="float">
            <text:p>100</text:p>
          </table:table-cell>
          <table:table-cell office:value-type="float" office:value="5.46" calcext:value-type="float">
            <text:p>5.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.29847" calcext:value-type="float">
            <text:p>5.29847</text:p>
          </table:table-cell>
          <table:table-cell office:value-type="float" office:value="100" calcext:value-type="float">
            <text:p>100</text:p>
          </table:table-cell>
          <table:table-cell office:value-type="float" office:value="0.0529847" calcext:value-type="float">
            <text:p>0.0529847</text:p>
          </table:table-cell>
          <table:table-cell office:value-type="float" office:value="0.00546443" calcext:value-type="float">
            <text:p>0.00546443</text:p>
          </table:table-cell>
          <table:table-cell office:value-type="float" office:value="0.242161" calcext:value-type="float">
            <text:p>0.242161</text:p>
          </table:table-cell>
          <table:table-cell office:value-type="float" office:value="29063" calcext:value-type="float">
            <text:p>29063</text:p>
          </table:table-cell>
          <table:table-cell office:value-type="float" office:value="100" calcext:value-type="float">
            <text:p>100</text:p>
          </table:table-cell>
          <table:table-cell office:value-type="float" office:value="290.63" calcext:value-type="float">
            <text:p>290.63</text:p>
          </table:table-cell>
          <table:table-cell office:value-type="float" office:value="227" calcext:value-type="float">
            <text:p>227</text:p>
          </table:table-cell>
          <table:table-cell office:value-type="float" office:value="389" calcext:value-type="float">
            <text:p>389</text:p>
          </table:table-cell>
          <table:table-cell office:value-type="float" office:value="683" calcext:value-type="float">
            <text:p>683</text:p>
          </table:table-cell>
          <table:table-cell office:value-type="float" office:value="100" calcext:value-type="float">
            <text:p>100</text:p>
          </table:table-cell>
          <table:table-cell office:value-type="float" office:value="6.83" calcext:value-type="float">
            <text:p>6.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8" calcext:value-type="float">
            <text:p>628</text:p>
          </table:table-cell>
          <table:table-cell office:value-type="float" office:value="100" calcext:value-type="float">
            <text:p>100</text:p>
          </table:table-cell>
          <table:table-cell office:value-type="float" office:value="6.28" calcext:value-type="float">
            <text:p>6.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.01661" calcext:value-type="float">
            <text:p>4.01661</text:p>
          </table:table-cell>
          <table:table-cell office:value-type="float" office:value="100" calcext:value-type="float">
            <text:p>100</text:p>
          </table:table-cell>
          <table:table-cell office:value-type="float" office:value="0.0401661" calcext:value-type="float">
            <text:p>0.0401661</text:p>
          </table:table-cell>
          <table:table-cell office:value-type="float" office:value="0.00462257" calcext:value-type="float">
            <text:p>0.00462257</text:p>
          </table:table-cell>
          <table:table-cell office:value-type="float" office:value="0.193916" calcext:value-type="float">
            <text:p>0.193916</text:p>
          </table:table-cell>
          <table:table-cell office:value-type="float" office:value="32662" calcext:value-type="float">
            <text:p>32662</text:p>
          </table:table-cell>
          <table:table-cell office:value-type="float" office:value="100" calcext:value-type="float">
            <text:p>100</text:p>
          </table:table-cell>
          <table:table-cell office:value-type="float" office:value="326.62" calcext:value-type="float">
            <text:p>326.62</text:p>
          </table:table-cell>
          <table:table-cell office:value-type="float" office:value="237" calcext:value-type="float">
            <text:p>237</text:p>
          </table:table-cell>
          <table:table-cell office:value-type="float" office:value="403" calcext:value-type="float">
            <text:p>403</text:p>
          </table:table-cell>
          <table:table-cell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46" calcext:value-type="float">
            <text:p>746</text:p>
          </table:table-cell>
          <table:table-cell office:value-type="float" office:value="100" calcext:value-type="float">
            <text:p>100</text:p>
          </table:table-cell>
          <table:table-cell office:value-type="float" office:value="7.46" calcext:value-type="float">
            <text:p>7.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.56249" calcext:value-type="float">
            <text:p>1.56249</text:p>
          </table:table-cell>
          <table:table-cell office:value-type="float" office:value="100" calcext:value-type="float">
            <text:p>100</text:p>
          </table:table-cell>
          <table:table-cell office:value-type="float" office:value="0.0156249" calcext:value-type="float">
            <text:p>0.0156249</text:p>
          </table:table-cell>
          <table:table-cell office:value-type="float" office:value="0.00135255" calcext:value-type="float">
            <text:p>0.00135255</text:p>
          </table:table-cell>
          <table:table-cell office:value-type="float" office:value="0.0758614" calcext:value-type="float">
            <text:p>0.0758614</text:p>
          </table:table-cell>
          <table:table-cell office:value-type="float" office:value="37299" calcext:value-type="float">
            <text:p>37299</text:p>
          </table:table-cell>
          <table:table-cell office:value-type="float" office:value="100" calcext:value-type="float">
            <text:p>100</text:p>
          </table:table-cell>
          <table:table-cell office:value-type="float" office:value="372.99" calcext:value-type="float">
            <text:p>372.99</text:p>
          </table:table-cell>
          <table:table-cell office:value-type="float" office:value="310" calcext:value-type="float">
            <text:p>310</text:p>
          </table:table-cell>
          <table:table-cell office:value-type="float" office:value="477" calcext:value-type="float">
            <text:p>477</text:p>
          </table:table-cell>
          <table:table-cell office:value-type="float" office:value="908" calcext:value-type="float">
            <text:p>908</text:p>
          </table:table-cell>
          <table:table-cell office:value-type="float" office:value="100" calcext:value-type="float">
            <text:p>100</text:p>
          </table:table-cell>
          <table:table-cell office:value-type="float" office:value="9.08" calcext:value-type="float">
            <text:p>9.0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78" calcext:value-type="float">
            <text:p>878</text:p>
          </table:table-cell>
          <table:table-cell office:value-type="float" office:value="100" calcext:value-type="float">
            <text:p>100</text:p>
          </table:table-cell>
          <table:table-cell office:value-type="float" office:value="8.78" calcext:value-type="float">
            <text:p>8.7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0.430773" calcext:value-type="float">
            <text:p>0.430773</text:p>
          </table:table-cell>
          <table:table-cell office:value-type="float" office:value="100" calcext:value-type="float">
            <text:p>100</text:p>
          </table:table-cell>
          <table:table-cell office:value-type="float" office:value="0.00430773" calcext:value-type="float">
            <text:p>0.00430773</text:p>
          </table:table-cell>
          <table:table-cell office:value-type="float" office:value="0.00129516" calcext:value-type="float">
            <text:p>0.00129516</text:p>
          </table:table-cell>
          <table:table-cell office:value-type="float" office:value="0.0200294" calcext:value-type="float">
            <text:p>0.0200294</text:p>
          </table:table-cell>
          <table:table-cell office:value-type="float" office:value="49075" calcext:value-type="float">
            <text:p>49075</text:p>
          </table:table-cell>
          <table:table-cell office:value-type="float" office:value="100" calcext:value-type="float">
            <text:p>100</text:p>
          </table:table-cell>
          <table:table-cell office:value-type="float" office:value="490.75" calcext:value-type="float">
            <text:p>490.75</text:p>
          </table:table-cell>
          <table:table-cell office:value-type="float" office:value="400" calcext:value-type="float">
            <text:p>400</text:p>
          </table:table-cell>
          <table:table-cell office:value-type="float" office:value="634" calcext:value-type="float">
            <text:p>634</text:p>
          </table:table-cell>
          <table:table-cell office:value-type="float" office:value="1154" calcext:value-type="float">
            <text:p>1154</text:p>
          </table:table-cell>
          <table:table-cell office:value-type="float" office:value="100" calcext:value-type="float">
            <text:p>100</text:p>
          </table:table-cell>
          <table:table-cell office:value-type="float" office:value="11.54" calcext:value-type="float">
            <text:p>11.5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office:value-type="float" office:value="100" calcext:value-type="float">
            <text:p>100</text:p>
          </table:table-cell>
          <table:table-cell office:value-type="float" office:value="11.52" calcext:value-type="float">
            <text:p>11.5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33459" calcext:value-type="float">
            <text:p>1.33459</text:p>
          </table:table-cell>
          <table:table-cell office:value-type="float" office:value="100" calcext:value-type="float">
            <text:p>100</text:p>
          </table:table-cell>
          <table:table-cell office:value-type="float" office:value="0.0133459" calcext:value-type="float">
            <text:p>0.0133459</text:p>
          </table:table-cell>
          <table:table-cell office:value-type="float" office:value="0.00178539" calcext:value-type="float">
            <text:p>0.00178539</text:p>
          </table:table-cell>
          <table:table-cell office:value-type="float" office:value="0.0617643" calcext:value-type="float">
            <text:p>0.0617643</text:p>
          </table:table-cell>
          <table:table-cell office:value-type="float" office:value="19684" calcext:value-type="float">
            <text:p>19684</text:p>
          </table:table-cell>
          <table:table-cell office:value-type="float" office:value="100" calcext:value-type="float">
            <text:p>100</text:p>
          </table:table-cell>
          <table:table-cell office:value-type="float" office:value="196.84" calcext:value-type="float">
            <text:p>196.84</text:p>
          </table:table-cell>
          <table:table-cell office:value-type="float" office:value="176" calcext:value-type="float">
            <text:p>176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2.66" calcext:value-type="float">
            <text:p>2.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.73793" calcext:value-type="float">
            <text:p>4.73793</text:p>
          </table:table-cell>
          <table:table-cell office:value-type="float" office:value="100" calcext:value-type="float">
            <text:p>100</text:p>
          </table:table-cell>
          <table:table-cell office:value-type="float" office:value="0.0473793" calcext:value-type="float">
            <text:p>0.0473793</text:p>
          </table:table-cell>
          <table:table-cell office:value-type="float" office:value="0.00614168" calcext:value-type="float">
            <text:p>0.00614168</text:p>
          </table:table-cell>
          <table:table-cell office:value-type="float" office:value="0.235772" calcext:value-type="float">
            <text:p>0.235772</text:p>
          </table:table-cell>
          <table:table-cell office:value-type="float" office:value="21980" calcext:value-type="float">
            <text:p>21980</text:p>
          </table:table-cell>
          <table:table-cell office:value-type="float" office:value="100" calcext:value-type="float">
            <text:p>100</text:p>
          </table:table-cell>
          <table:table-cell office:value-type="float" office:value="219.8" calcext:value-type="float">
            <text:p>219.8</text:p>
          </table:table-cell>
          <table:table-cell office:value-type="float" office:value="184" calcext:value-type="float">
            <text:p>184</text:p>
          </table:table-cell>
          <table:table-cell office:value-type="float" office:value="303" calcext:value-type="float">
            <text:p>303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.29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.14282" calcext:value-type="float">
            <text:p>8.14282</text:p>
          </table:table-cell>
          <table:table-cell office:value-type="float" office:value="100" calcext:value-type="float">
            <text:p>100</text:p>
          </table:table-cell>
          <table:table-cell office:value-type="float" office:value="0.0814282" calcext:value-type="float">
            <text:p>0.0814282</text:p>
          </table:table-cell>
          <table:table-cell office:value-type="float" office:value="0.0106866" calcext:value-type="float">
            <text:p>0.0106866</text:p>
          </table:table-cell>
          <table:table-cell office:value-type="float" office:value="0.30493" calcext:value-type="float">
            <text:p>0.30493</text:p>
          </table:table-cell>
          <table:table-cell office:value-type="float" office:value="24273" calcext:value-type="float">
            <text:p>24273</text:p>
          </table:table-cell>
          <table:table-cell office:value-type="float" office:value="100" calcext:value-type="float">
            <text:p>100</text:p>
          </table:table-cell>
          <table:table-cell office:value-type="float" office:value="242.73" calcext:value-type="float">
            <text:p>242.73</text:p>
          </table:table-cell>
          <table:table-cell office:value-type="float" office:value="198" calcext:value-type="float">
            <text:p>198</text:p>
          </table:table-cell>
          <table:table-cell office:value-type="float" office:value="313" calcext:value-type="float">
            <text:p>313</text:p>
          </table:table-cell>
          <table:table-cell office:value-type="float" office:value="448" calcext:value-type="float">
            <text:p>448</text:p>
          </table:table-cell>
          <table:table-cell office:value-type="float" office:value="100" calcext:value-type="float">
            <text:p>100</text:p>
          </table:table-cell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4.05" calcext:value-type="float">
            <text:p>4.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2.1177" calcext:value-type="float">
            <text:p>12.1177</text:p>
          </table:table-cell>
          <table:table-cell office:value-type="float" office:value="100" calcext:value-type="float">
            <text:p>100</text:p>
          </table:table-cell>
          <table:table-cell office:value-type="float" office:value="0.121177" calcext:value-type="float">
            <text:p>0.121177</text:p>
          </table:table-cell>
          <table:table-cell office:value-type="float" office:value="0.0183141" calcext:value-type="float">
            <text:p>0.0183141</text:p>
          </table:table-cell>
          <table:table-cell office:value-type="float" office:value="0.388981" calcext:value-type="float">
            <text:p>0.388981</text:p>
          </table:table-cell>
          <table:table-cell office:value-type="float" office:value="26504" calcext:value-type="float">
            <text:p>26504</text:p>
          </table:table-cell>
          <table:table-cell office:value-type="float" office:value="100" calcext:value-type="float">
            <text:p>100</text:p>
          </table:table-cell>
          <table:table-cell office:value-type="float" office:value="265.04" calcext:value-type="float">
            <text:p>265.04</text:p>
          </table:table-cell>
          <table:table-cell office:value-type="float" office:value="211" calcext:value-type="float">
            <text:p>211</text:p>
          </table:table-cell>
          <table:table-cell office:value-type="float" office:value="354" calcext:value-type="float">
            <text:p>354</text:p>
          </table:table-cell>
          <table:table-cell office:value-type="float" office:value="527" calcext:value-type="float">
            <text:p>527</text:p>
          </table:table-cell>
          <table:table-cell office:value-type="float" office:value="100" calcext:value-type="float">
            <text:p>100</text:p>
          </table:table-cell>
          <table:table-cell office:value-type="float" office:value="5.27" calcext:value-type="float">
            <text:p>5.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3" calcext:value-type="float">
            <text:p>483</text:p>
          </table:table-cell>
          <table:table-cell office:value-type="float" office:value="100" calcext:value-type="float">
            <text:p>100</text:p>
          </table:table-cell>
          <table:table-cell office:value-type="float" office:value="4.83" calcext:value-type="float">
            <text:p>4.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9.78652" calcext:value-type="float">
            <text:p>9.78652</text:p>
          </table:table-cell>
          <table:table-cell office:value-type="float" office:value="100" calcext:value-type="float">
            <text:p>100</text:p>
          </table:table-cell>
          <table:table-cell office:value-type="float" office:value="0.0978652" calcext:value-type="float">
            <text:p>0.0978652</text:p>
          </table:table-cell>
          <table:table-cell office:value-type="float" office:value="0.00913196" calcext:value-type="float">
            <text:p>0.00913196</text:p>
          </table:table-cell>
          <table:table-cell office:value-type="float" office:value="0.310636" calcext:value-type="float">
            <text:p>0.310636</text:p>
          </table:table-cell>
          <table:table-cell office:value-type="float" office:value="29439" calcext:value-type="float">
            <text:p>29439</text:p>
          </table:table-cell>
          <table:table-cell office:value-type="float" office:value="100" calcext:value-type="float">
            <text:p>100</text:p>
          </table:table-cell>
          <table:table-cell office:value-type="float" office:value="294.39" calcext:value-type="float">
            <text:p>294.39</text:p>
          </table:table-cell>
          <table:table-cell office:value-type="float" office:value="224" calcext:value-type="float">
            <text:p>224</text:p>
          </table:table-cell>
          <table:table-cell office:value-type="float" office:value="364" calcext:value-type="float">
            <text:p>364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9.30014" calcext:value-type="float">
            <text:p>9.30014</text:p>
          </table:table-cell>
          <table:table-cell office:value-type="float" office:value="100" calcext:value-type="float">
            <text:p>100</text:p>
          </table:table-cell>
          <table:table-cell office:value-type="float" office:value="0.0930014" calcext:value-type="float">
            <text:p>0.0930014</text:p>
          </table:table-cell>
          <table:table-cell office:value-type="float" office:value="0.00795615" calcext:value-type="float">
            <text:p>0.00795615</text:p>
          </table:table-cell>
          <table:table-cell office:value-type="float" office:value="0.27323" calcext:value-type="float">
            <text:p>0.27323</text:p>
          </table:table-cell>
          <table:table-cell office:value-type="float" office:value="32286" calcext:value-type="float">
            <text:p>32286</text:p>
          </table:table-cell>
          <table:table-cell office:value-type="float" office:value="100" calcext:value-type="float">
            <text:p>100</text:p>
          </table:table-cell>
          <table:table-cell office:value-type="float" office:value="322.86" calcext:value-type="float">
            <text:p>322.86</text:p>
          </table:table-cell>
          <table:table-cell office:value-type="float" office:value="256" calcext:value-type="float">
            <text:p>256</text:p>
          </table:table-cell>
          <table:table-cell office:value-type="float" office:value="415" calcext:value-type="float">
            <text:p>415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 office:value-type="float" office:value="7.16" calcext:value-type="float">
            <text:p>7.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64" calcext:value-type="float">
            <text:p>664</text:p>
          </table:table-cell>
          <table:table-cell office:value-type="float" office:value="100" calcext:value-type="float">
            <text:p>100</text:p>
          </table:table-cell>
          <table:table-cell office:value-type="float" office:value="6.64" calcext:value-type="float">
            <text:p>6.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5.95883" calcext:value-type="float">
            <text:p>5.95883</text:p>
          </table:table-cell>
          <table:table-cell office:value-type="float" office:value="100" calcext:value-type="float">
            <text:p>100</text:p>
          </table:table-cell>
          <table:table-cell office:value-type="float" office:value="0.0595883" calcext:value-type="float">
            <text:p>0.0595883</text:p>
          </table:table-cell>
          <table:table-cell office:value-type="float" office:value="0.0100164" calcext:value-type="float">
            <text:p>0.0100164</text:p>
          </table:table-cell>
          <table:table-cell office:value-type="float" office:value="0.305617" calcext:value-type="float">
            <text:p>0.305617</text:p>
          </table:table-cell>
          <table:table-cell office:value-type="float" office:value="36199" calcext:value-type="float">
            <text:p>36199</text:p>
          </table:table-cell>
          <table:table-cell office:value-type="float" office:value="100" calcext:value-type="float">
            <text:p>100</text:p>
          </table:table-cell>
          <table:table-cell office:value-type="float" office:value="361.99" calcext:value-type="float">
            <text:p>361.99</text:p>
          </table:table-cell>
          <table:table-cell office:value-type="float" office:value="291" calcext:value-type="float">
            <text:p>291</text:p>
          </table:table-cell>
          <table:table-cell office:value-type="float" office:value="453" calcext:value-type="float">
            <text:p>453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 office:value-type="float" office:value="8.14" calcext:value-type="float">
            <text:p>8.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  <table:table-cell office:value-type="float" office:value="7.56" calcext:value-type="float">
            <text:p>7.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.80276" calcext:value-type="float">
            <text:p>2.80276</text:p>
          </table:table-cell>
          <table:table-cell office:value-type="float" office:value="100" calcext:value-type="float">
            <text:p>100</text:p>
          </table:table-cell>
          <table:table-cell office:value-type="float" office:value="0.0280276" calcext:value-type="float">
            <text:p>0.0280276</text:p>
          </table:table-cell>
          <table:table-cell office:value-type="float" office:value="0.00287351" calcext:value-type="float">
            <text:p>0.00287351</text:p>
          </table:table-cell>
          <table:table-cell office:value-type="float" office:value="0.141033" calcext:value-type="float">
            <text:p>0.141033</text:p>
          </table:table-cell>
          <table:table-cell office:value-type="float" office:value="41697" calcext:value-type="float">
            <text:p>41697</text:p>
          </table:table-cell>
          <table:table-cell office:value-type="float" office:value="100" calcext:value-type="float">
            <text:p>100</text:p>
          </table:table-cell>
          <table:table-cell office:value-type="float" office:value="416.97" calcext:value-type="float">
            <text:p>416.97</text:p>
          </table:table-cell>
          <table:table-cell office:value-type="float" office:value="336" calcext:value-type="float">
            <text:p>336</text:p>
          </table:table-cell>
          <table:table-cell office:value-type="float" office:value="515" calcext:value-type="float">
            <text:p>515</text:p>
          </table:table-cell>
          <table:table-cell office:value-type="float" office:value="951" calcext:value-type="float">
            <text:p>951</text:p>
          </table:table-cell>
          <table:table-cell office:value-type="float" office:value="100" calcext:value-type="float">
            <text:p>100</text:p>
          </table:table-cell>
          <table:table-cell office:value-type="float" office:value="9.51" calcext:value-type="float">
            <text:p>9.5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1" calcext:value-type="float">
            <text:p>921</text:p>
          </table:table-cell>
          <table:table-cell office:value-type="float" office:value="100" calcext:value-type="float">
            <text:p>100</text:p>
          </table:table-cell>
          <table:table-cell office:value-type="float" office:value="9.21" calcext:value-type="float">
            <text:p>9.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0.657119" calcext:value-type="float">
            <text:p>0.657119</text:p>
          </table:table-cell>
          <table:table-cell office:value-type="float" office:value="100" calcext:value-type="float">
            <text:p>100</text:p>
          </table:table-cell>
          <table:table-cell office:value-type="float" office:value="0.00657119" calcext:value-type="float">
            <text:p>0.00657119</text:p>
          </table:table-cell>
          <table:table-cell office:value-type="float" office:value="0.0015052" calcext:value-type="float">
            <text:p>0.0015052</text:p>
          </table:table-cell>
          <table:table-cell office:value-type="float" office:value="0.0402025" calcext:value-type="float">
            <text:p>0.0402025</text:p>
          </table:table-cell>
          <table:table-cell office:value-type="float" office:value="52757" calcext:value-type="float">
            <text:p>52757</text:p>
          </table:table-cell>
          <table:table-cell office:value-type="float" office:value="100" calcext:value-type="float">
            <text:p>100</text:p>
          </table:table-cell>
          <table:table-cell office:value-type="float" office:value="527.57" calcext:value-type="float">
            <text:p>527.57</text:p>
          </table:table-cell>
          <table:table-cell office:value-type="float" office:value="422" calcext:value-type="float">
            <text:p>422</text:p>
          </table:table-cell>
          <table:table-cell office:value-type="float" office:value="735" calcext:value-type="float">
            <text:p>735</text:p>
          </table:table-cell>
          <table:table-cell office:value-type="float" office:value="1178" calcext:value-type="float">
            <text:p>1178</text:p>
          </table:table-cell>
          <table:table-cell office:value-type="float" office:value="100" calcext:value-type="float">
            <text:p>100</text:p>
          </table:table-cell>
          <table:table-cell office:value-type="float" office:value="11.78" calcext:value-type="float">
            <text:p>11.7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74" calcext:value-type="float">
            <text:p>1174</text:p>
          </table:table-cell>
          <table:table-cell office:value-type="float" office:value="100" calcext:value-type="float">
            <text:p>100</text:p>
          </table:table-cell>
          <table:table-cell office:value-type="float" office:value="11.74" calcext:value-type="float">
            <text:p>11.7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14623" calcext:value-type="float">
            <text:p>2.14623</text:p>
          </table:table-cell>
          <table:table-cell office:value-type="float" office:value="100" calcext:value-type="float">
            <text:p>100</text:p>
          </table:table-cell>
          <table:table-cell office:value-type="float" office:value="0.0214623" calcext:value-type="float">
            <text:p>0.0214623</text:p>
          </table:table-cell>
          <table:table-cell office:value-type="float" office:value="0.00207186" calcext:value-type="float">
            <text:p>0.00207186</text:p>
          </table:table-cell>
          <table:table-cell office:value-type="float" office:value="0.100688" calcext:value-type="float">
            <text:p>0.100688</text:p>
          </table:table-cell>
          <table:table-cell office:value-type="float" office:value="22363" calcext:value-type="float">
            <text:p>22363</text:p>
          </table:table-cell>
          <table:table-cell office:value-type="float" office:value="100" calcext:value-type="float">
            <text:p>100</text:p>
          </table:table-cell>
          <table:table-cell office:value-type="float" office:value="223.63" calcext:value-type="float">
            <text:p>223.63</text:p>
          </table:table-cell>
          <table:table-cell office:value-type="float" office:value="195" calcext:value-type="float">
            <text:p>195</text:p>
          </table:table-cell>
          <table:table-cell office:value-type="float" office:value="312" calcext:value-type="float">
            <text:p>312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7.84483" calcext:value-type="float">
            <text:p>7.84483</text:p>
          </table:table-cell>
          <table:table-cell office:value-type="float" office:value="100" calcext:value-type="float">
            <text:p>100</text:p>
          </table:table-cell>
          <table:table-cell office:value-type="float" office:value="0.0784483" calcext:value-type="float">
            <text:p>0.0784483</text:p>
          </table:table-cell>
          <table:table-cell office:value-type="float" office:value="0.00937342" calcext:value-type="float">
            <text:p>0.00937342</text:p>
          </table:table-cell>
          <table:table-cell office:value-type="float" office:value="0.407594" calcext:value-type="float">
            <text:p>0.407594</text:p>
          </table:table-cell>
          <table:table-cell office:value-type="float" office:value="24440" calcext:value-type="float">
            <text:p>24440</text:p>
          </table:table-cell>
          <table:table-cell office:value-type="float" office:value="100" calcext:value-type="float">
            <text:p>100</text:p>
          </table:table-cell>
          <table:table-cell office:value-type="float" office:value="244.4" calcext:value-type="float">
            <text:p>244.4</text:p>
          </table:table-cell>
          <table:table-cell office:value-type="float" office:value="207" calcext:value-type="float">
            <text:p>207</text:p>
          </table:table-cell>
          <table:table-cell office:value-type="float" office:value="299" calcext:value-type="float">
            <text:p>299</text:p>
          </table:table-cell>
          <table:table-cell office:value-type="float" office:value="378" calcext:value-type="float">
            <text:p>378</text:p>
          </table:table-cell>
          <table:table-cell office:value-type="float" office:value="100" calcext:value-type="float">
            <text:p>100</text:p>
          </table:table-cell>
          <table:table-cell office:value-type="float" office:value="3.78" calcext:value-type="float">
            <text:p>3.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.2908" calcext:value-type="float">
            <text:p>16.2908</text:p>
          </table:table-cell>
          <table:table-cell office:value-type="float" office:value="100" calcext:value-type="float">
            <text:p>100</text:p>
          </table:table-cell>
          <table:table-cell office:value-type="float" office:value="0.162908" calcext:value-type="float">
            <text:p>0.162908</text:p>
          </table:table-cell>
          <table:table-cell office:value-type="float" office:value="0.0127234" calcext:value-type="float">
            <text:p>0.0127234</text:p>
          </table:table-cell>
          <table:table-cell office:value-type="float" office:value="0.601507" calcext:value-type="float">
            <text:p>0.601507</text:p>
          </table:table-cell>
          <table:table-cell office:value-type="float" office:value="26508" calcext:value-type="float">
            <text:p>26508</text:p>
          </table:table-cell>
          <table:table-cell office:value-type="float" office:value="100" calcext:value-type="float">
            <text:p>100</text:p>
          </table:table-cell>
          <table:table-cell office:value-type="float" office:value="265.08" calcext:value-type="float">
            <text:p>265.08</text:p>
          </table:table-cell>
          <table:table-cell office:value-type="float" office:value="210" calcext:value-type="float">
            <text:p>210</text:p>
          </table:table-cell>
          <table:table-cell office:value-type="float" office:value="329" calcext:value-type="float">
            <text:p>329</text:p>
          </table:table-cell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  <table:table-cell office:value-type="float" office:value="4.53" calcext:value-type="float">
            <text:p>4.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100" calcext:value-type="float">
            <text:p>100</text:p>
          </table:table-cell>
          <table:table-cell office:value-type="float" office:value="4.12" calcext:value-type="float">
            <text:p>4.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8.8201" calcext:value-type="float">
            <text:p>18.8201</text:p>
          </table:table-cell>
          <table:table-cell office:value-type="float" office:value="100" calcext:value-type="float">
            <text:p>100</text:p>
          </table:table-cell>
          <table:table-cell office:value-type="float" office:value="0.188201" calcext:value-type="float">
            <text:p>0.188201</text:p>
          </table:table-cell>
          <table:table-cell office:value-type="float" office:value="0.0224545" calcext:value-type="float">
            <text:p>0.0224545</text:p>
          </table:table-cell>
          <table:table-cell office:value-type="float" office:value="0.68682" calcext:value-type="float">
            <text:p>0.68682</text:p>
          </table:table-cell>
          <table:table-cell office:value-type="float" office:value="29197" calcext:value-type="float">
            <text:p>29197</text:p>
          </table:table-cell>
          <table:table-cell office:value-type="float" office:value="100" calcext:value-type="float">
            <text:p>100</text:p>
          </table:table-cell>
          <table:table-cell office:value-type="float" office:value="291.97" calcext:value-type="float">
            <text:p>291.97</text:p>
          </table:table-cell>
          <table:table-cell office:value-type="float" office:value="235" calcext:value-type="float">
            <text:p>235</text:p>
          </table:table-cell>
          <table:table-cell office:value-type="float" office:value="356" calcext:value-type="float">
            <text:p>356</text:p>
          </table:table-cell>
          <table:table-cell office:value-type="float" office:value="537" calcext:value-type="float">
            <text:p>537</text:p>
          </table:table-cell>
          <table:table-cell office:value-type="float" office:value="100" calcext:value-type="float">
            <text:p>100</text:p>
          </table:table-cell>
          <table:table-cell office:value-type="float" office:value="5.37" calcext:value-type="float">
            <text:p>5.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100" calcext:value-type="float">
            <text:p>100</text:p>
          </table:table-cell>
          <table:table-cell office:value-type="float" office:value="4.91" calcext:value-type="float">
            <text:p>4.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9.9363" calcext:value-type="float">
            <text:p>19.9363</text:p>
          </table:table-cell>
          <table:table-cell office:value-type="float" office:value="100" calcext:value-type="float">
            <text:p>100</text:p>
          </table:table-cell>
          <table:table-cell office:value-type="float" office:value="0.199363" calcext:value-type="float">
            <text:p>0.199363</text:p>
          </table:table-cell>
          <table:table-cell office:value-type="float" office:value="0.0282609" calcext:value-type="float">
            <text:p>0.0282609</text:p>
          </table:table-cell>
          <table:table-cell office:value-type="float" office:value="0.561274" calcext:value-type="float">
            <text:p>0.561274</text:p>
          </table:table-cell>
          <table:table-cell office:value-type="float" office:value="32437" calcext:value-type="float">
            <text:p>32437</text:p>
          </table:table-cell>
          <table:table-cell office:value-type="float" office:value="100" calcext:value-type="float">
            <text:p>100</text:p>
          </table:table-cell>
          <table:table-cell office:value-type="float" office:value="324.37" calcext:value-type="float">
            <text:p>324.37</text:p>
          </table:table-cell>
          <table:table-cell office:value-type="float" office:value="260" calcext:value-type="float">
            <text:p>260</text:p>
          </table:table-cell>
          <table:table-cell office:value-type="float" office:value="404" calcext:value-type="float">
            <text:p>404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82" calcext:value-type="float">
            <text:p>582</text:p>
          </table:table-cell>
          <table:table-cell office:value-type="float" office:value="100" calcext:value-type="float">
            <text:p>100</text:p>
          </table:table-cell>
          <table:table-cell office:value-type="float" office:value="5.82" calcext:value-type="float">
            <text:p>5.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7.2591" calcext:value-type="float">
            <text:p>17.2591</text:p>
          </table:table-cell>
          <table:table-cell office:value-type="float" office:value="100" calcext:value-type="float">
            <text:p>100</text:p>
          </table:table-cell>
          <table:table-cell office:value-type="float" office:value="0.172591" calcext:value-type="float">
            <text:p>0.172591</text:p>
          </table:table-cell>
          <table:table-cell office:value-type="float" office:value="0.0268105" calcext:value-type="float">
            <text:p>0.0268105</text:p>
          </table:table-cell>
          <table:table-cell office:value-type="float" office:value="0.899764" calcext:value-type="float">
            <text:p>0.899764</text:p>
          </table:table-cell>
          <table:table-cell office:value-type="float" office:value="35252" calcext:value-type="float">
            <text:p>35252</text:p>
          </table:table-cell>
          <table:table-cell office:value-type="float" office:value="100" calcext:value-type="float">
            <text:p>100</text:p>
          </table:table-cell>
          <table:table-cell office:value-type="float" office:value="352.52" calcext:value-type="float">
            <text:p>352.52</text:p>
          </table:table-cell>
          <table:table-cell office:value-type="float" office:value="277" calcext:value-type="float">
            <text:p>277</text:p>
          </table:table-cell>
          <table:table-cell office:value-type="float" office:value="494" calcext:value-type="float">
            <text:p>494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 office:value-type="float" office:value="7.25" calcext:value-type="float">
            <text:p>7.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office:value-type="float" office:value="100" calcext:value-type="float">
            <text:p>100</text:p>
          </table:table-cell>
          <table:table-cell office:value-type="float" office:value="6.73" calcext:value-type="float">
            <text:p>6.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.41195" calcext:value-type="float">
            <text:p>8.41195</text:p>
          </table:table-cell>
          <table:table-cell office:value-type="float" office:value="100" calcext:value-type="float">
            <text:p>100</text:p>
          </table:table-cell>
          <table:table-cell office:value-type="float" office:value="0.0841195" calcext:value-type="float">
            <text:p>0.0841195</text:p>
          </table:table-cell>
          <table:table-cell office:value-type="float" office:value="0.0122799" calcext:value-type="float">
            <text:p>0.0122799</text:p>
          </table:table-cell>
          <table:table-cell office:value-type="float" office:value="0.313428" calcext:value-type="float">
            <text:p>0.313428</text:p>
          </table:table-cell>
          <table:table-cell office:value-type="float" office:value="39295" calcext:value-type="float">
            <text:p>39295</text:p>
          </table:table-cell>
          <table:table-cell office:value-type="float" office:value="100" calcext:value-type="float">
            <text:p>100</text:p>
          </table:table-cell>
          <table:table-cell office:value-type="float" office:value="392.95" calcext:value-type="float">
            <text:p>392.95</text:p>
          </table:table-cell>
          <table:table-cell office:value-type="float" office:value="322" calcext:value-type="float">
            <text:p>322</text:p>
          </table:table-cell>
          <table:table-cell office:value-type="float" office:value="478" calcext:value-type="float">
            <text:p>478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8.39" calcext:value-type="float">
            <text:p>8.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.32291" calcext:value-type="float">
            <text:p>4.32291</text:p>
          </table:table-cell>
          <table:table-cell office:value-type="float" office:value="100" calcext:value-type="float">
            <text:p>100</text:p>
          </table:table-cell>
          <table:table-cell office:value-type="float" office:value="0.0432291" calcext:value-type="float">
            <text:p>0.0432291</text:p>
          </table:table-cell>
          <table:table-cell office:value-type="float" office:value="0.00300082" calcext:value-type="float">
            <text:p>0.00300082</text:p>
          </table:table-cell>
          <table:table-cell office:value-type="float" office:value="0.159317" calcext:value-type="float">
            <text:p>0.159317</text:p>
          </table:table-cell>
          <table:table-cell office:value-type="float" office:value="45035" calcext:value-type="float">
            <text:p>45035</text:p>
          </table:table-cell>
          <table:table-cell office:value-type="float" office:value="100" calcext:value-type="float">
            <text:p>100</text:p>
          </table:table-cell>
          <table:table-cell office:value-type="float" office:value="450.35" calcext:value-type="float">
            <text:p>450.35</text:p>
          </table:table-cell>
          <table:table-cell office:value-type="float" office:value="354" calcext:value-type="float">
            <text:p>354</text:p>
          </table:table-cell>
          <table:table-cell office:value-type="float" office:value="572" calcext:value-type="float">
            <text:p>572</text:p>
          </table:table-cell>
          <table:table-cell office:value-type="float" office:value="971" calcext:value-type="float">
            <text:p>971</text:p>
          </table:table-cell>
          <table:table-cell office:value-type="float" office:value="100" calcext:value-type="float">
            <text:p>100</text:p>
          </table:table-cell>
          <table:table-cell office:value-type="float" office:value="9.71" calcext:value-type="float">
            <text:p>9.7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27" calcext:value-type="float">
            <text:p>927</text:p>
          </table:table-cell>
          <table:table-cell office:value-type="float" office:value="100" calcext:value-type="float">
            <text:p>100</text:p>
          </table:table-cell>
          <table:table-cell office:value-type="float" office:value="9.27" calcext:value-type="float">
            <text:p>9.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74691" calcext:value-type="float">
            <text:p>0.74691</text:p>
          </table:table-cell>
          <table:table-cell office:value-type="float" office:value="100" calcext:value-type="float">
            <text:p>100</text:p>
          </table:table-cell>
          <table:table-cell office:value-type="float" office:value="0.0074691" calcext:value-type="float">
            <text:p>0.0074691</text:p>
          </table:table-cell>
          <table:table-cell office:value-type="float" office:value="0.00177401" calcext:value-type="float">
            <text:p>0.00177401</text:p>
          </table:table-cell>
          <table:table-cell office:value-type="float" office:value="0.0287182" calcext:value-type="float">
            <text:p>0.0287182</text:p>
          </table:table-cell>
          <table:table-cell office:value-type="float" office:value="59217" calcext:value-type="float">
            <text:p>59217</text:p>
          </table:table-cell>
          <table:table-cell office:value-type="float" office:value="100" calcext:value-type="float">
            <text:p>100</text:p>
          </table:table-cell>
          <table:table-cell office:value-type="float" office:value="592.17" calcext:value-type="float">
            <text:p>592.17</text:p>
          </table:table-cell>
          <table:table-cell office:value-type="float" office:value="457" calcext:value-type="float">
            <text:p>457</text:p>
          </table:table-cell>
          <table:table-cell office:value-type="float" office:value="764" calcext:value-type="float">
            <text:p>764</text:p>
          </table:table-cell>
          <table:table-cell office:value-type="float" office:value="1243" calcext:value-type="float">
            <text:p>1243</text:p>
          </table:table-cell>
          <table:table-cell office:value-type="float" office:value="100" calcext:value-type="float">
            <text:p>100</text:p>
          </table:table-cell>
          <table:table-cell office:value-type="float" office:value="12.43" calcext:value-type="float">
            <text:p>12.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33" calcext:value-type="float">
            <text:p>1233</text:p>
          </table:table-cell>
          <table:table-cell office:value-type="float" office:value="100" calcext:value-type="float">
            <text:p>100</text:p>
          </table:table-cell>
          <table:table-cell office:value-type="float" office:value="12.33" calcext:value-type="float">
            <text:p>12.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Y2:summary_5.Y10 summary_5.B2:summary_5.B10 summary_10.Y2:summary_10.Y10 summary_10.B2:summary_10.B10 summary_15.Y2:summary_15.Y10 summary_15.B2:summary_15.B10 summary_20.Y2:summary_20.Y10 summary_20.B2:summary_2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2:25:25.694859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2:10:52.574192349</meta:creation-date>
    <meta:generator>LibreOffice/6.2.7.1$Linux_X86_64 LibreOffice_project/20$Build-1</meta:generator>
    <dc:date>2019-12-22T22:29:38.899302756</dc:date>
    <meta:editing-duration>PT8M54S</meta:editing-duration>
    <meta:editing-cycles>2</meta:editing-cycles>
    <meta:document-statistic meta:table-count="17" meta:cell-count="4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454cm" style:legend-expansion="high" chart:style-name="ch2"/>
        <chart:plot-area chart:style-name="ch3" table:cell-range-address="summary_5.B2:summary_5.B10 summary_5.Y2:summary_5.Y10 summary_10.Y2:summary_10.Y10 summary_15.Y2:summary_15.Y10 summary_20.Y2:summary_20.Y10" chart:data-source-has-labels="row" svg:x="1.331cm" svg:y="0.18cm" svg:width="12.185cm" svg:height="7.659cm">
          <chartooo:coordinate-region svg:x="2.058cm" svg:y="0.38cm" svg:width="11.178cm" svg:height="6.812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5.Y2:summary_5.Y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Y2:summary_10.Y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Y2:summary_15.Y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Y2:summary_20.Y10" loext:label-string="&quot;N=20&quot;" chart:class="chart:scatter">
            <chart:domain table:cell-range-address="summary_20.B2:summary_20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">
                <text:p>0</text:p>
                <draw:g>
                  <svg:desc>summary_5.Y2:summary_5.Y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2">
                <text:p>0.02</text:p>
                <draw:g>
                  <svg:desc>summary_10.Y2:summary_10.Y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03">
                <text:p>0.03</text:p>
                <draw:g>
                  <svg:desc>summary_15.Y2:summary_15.Y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04">
                <text:p>0.04</text:p>
                <draw:g>
                  <svg:desc>summary_20.Y2:summary_20.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02">
                <text:p>0.02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.07">
                <text:p>0.07</text:p>
              </table:table-cell>
              <table:table-cell office:value-type="float" office:value="30">
                <text:p>30</text:p>
              </table:table-cell>
              <table:table-cell office:value-type="float" office:value="0.21">
                <text:p>0.21</text:p>
              </table:table-cell>
              <table:table-cell office:value-type="float" office:value="30">
                <text:p>3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.09">
                <text:p>0.09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40">
                <text:p>4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.09">
                <text:p>0.09</text:p>
              </table:table-cell>
              <table:table-cell office:value-type="float" office:value="50">
                <text:p>50</text:p>
              </table:table-cell>
              <table:table-cell office:value-type="float" office:value="0.37">
                <text:p>0.37</text:p>
              </table:table-cell>
              <table:table-cell office:value-type="float" office:value="50">
                <text:p>5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.12">
                <text:p>0.12</text:p>
              </table:table-cell>
              <table:table-cell office:value-type="float" office:value="60">
                <text:p>60</text:p>
              </table:table-cell>
              <table:table-cell office:value-type="float" office:value="0.24">
                <text:p>0.24</text:p>
              </table:table-cell>
              <table:table-cell office:value-type="float" office:value="60">
                <text:p>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.06">
                <text:p>0.06</text:p>
              </table:table-cell>
              <table:table-cell office:value-type="float" office:value="70">
                <text:p>70</text:p>
              </table:table-cell>
              <table:table-cell office:value-type="float" office:value="0.32">
                <text:p>0.32</text:p>
              </table:table-cell>
              <table:table-cell office:value-type="float" office:value="70">
                <text:p>7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.02">
                <text:p>0.02</text:p>
              </table:table-cell>
              <table:table-cell office:value-type="float" office:value="80">
                <text:p>80</text:p>
              </table:table-cell>
              <table:table-cell office:value-type="float" office:value="0.2">
                <text:p>0.2</text:p>
              </table:table-cell>
              <table:table-cell office:value-type="float" office:value="80">
                <text:p>8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.01">
                <text:p>0.01</text:p>
              </table:table-cell>
              <table:table-cell office:value-type="float" office:value="90">
                <text:p>90</text:p>
              </table:table-cell>
              <table:table-cell office:value-type="float" office:value="0.05">
                <text:p>0.05</text:p>
              </table:table-cell>
              <table:table-cell office:value-type="float" office:value="90">
                <text:p>9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